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341cm"/>
    </style:style>
    <style:style style:name="co2" style:family="table-column">
      <style:table-column-properties fo:break-before="auto" style:column-width="1.207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0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_gamma_1000MeV" table:style-name="ta1">
        <table:shapes>
          <draw:frame draw:z-index="0" draw:style-name="gr1" draw:text-style-name="P1" svg:width="23.429cm" svg:height="15.193cm" svg:x="42.82cm" svg:y="4.25cm">
            <draw:object draw:notify-on-update-of-ranges="W_gamma_1000MeV.B5:W_gamma_1000MeV.B104 W_gamma_1000MeV.B3:W_gamma_1000MeV.B3 W_gamma_1000MeV.C5:W_gamma_1000MeV.C104 W_gamma_1000MeV.H5:W_gamma_1000MeV.H104 W_gamma_1000MeV.H3:W_gamma_1000MeV.H3 W_gamma_1000MeV.I5:W_gamma_1000MeV.I104 W_gamma_1000MeV.K5:W_gamma_1000MeV.K104 W_gamma_1000MeV.K3:W_gamma_1000MeV.K3 W_gamma_1000MeV.L5:W_gamma_1000MeV.L104 W_gamma_1000MeV.N5:W_gamma_1000MeV.N104 W_gamma_1000MeV.N3:W_gamma_1000MeV.N3 W_gamma_1000MeV.O5:W_gamma_1000MeV.O104 W_gamma_1000MeV.E5:W_gamma_1000MeV.E104 W_gamma_1000MeV.E3:W_gamma_1000MeV.E3 W_gamma_1000MeV.F5:W_gamma_1000MeV.F10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6" table:default-cell-style-name="Default"/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<text:s text:c="2"/>1D histogram 1: Edep (MeV/mm) along absorbe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1000 Mev</text:p>
          </table:table-cell>
          <table:table-cell table:number-columns-repeated="2"/>
          <table:table-cell office:value-type="string" calcext:value-type="string">
            <text:p>100 MeV</text:p>
          </table:table-cell>
          <table:table-cell table:number-columns-repeated="2"/>
          <table:table-cell office:value-type="string" calcext:value-type="string">
            <text:p>10 MeV</text:p>
          </table:table-cell>
          <table:table-cell table:number-columns-repeated="2"/>
          <table:table-cell office:value-type="string" calcext:value-type="string">
            <text:p>1 MeV</text:p>
          </table:table-cell>
          <table:table-cell table:number-columns-repeated="2"/>
          <table:table-cell office:value-type="string" calcext:value-type="string">
            <text:p>100 KeV</text:p>
          </table:table-cell>
          <table:table-cell table:number-columns-repeated="2"/>
          <table:table-cell office:value-type="string" calcext:value-type="string">
            <text:p>10 KeV</text:p>
          </table:table-cell>
          <table:table-cell table:number-columns-repeated="2"/>
          <table:table-cell office:value-type="string" calcext:value-type="string">
            <text:p>1 KeV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X </text:p>
          </table:table-cell>
          <table:table-cell office:value-type="string" calcext:value-type="string">
            <text:p><text:s/>Bin Height</text:p>
          </table:table-cell>
          <table:table-cell/>
          <table:table-cell office:value-type="string" calcext:value-type="string">
            <text:p><text:s text:c="5"/>X </text:p>
          </table:table-cell>
          <table:table-cell office:value-type="string" calcext:value-type="string">
            <text:p><text:s/>Bin Height</text:p>
          </table:table-cell>
          <table:table-cell/>
          <table:table-cell office:value-type="string" calcext:value-type="string">
            <text:p><text:s text:c="5"/>X </text:p>
          </table:table-cell>
          <table:table-cell office:value-type="string" calcext:value-type="string">
            <text:p><text:s/>Bin Height</text:p>
          </table:table-cell>
          <table:table-cell/>
          <table:table-cell office:value-type="string" calcext:value-type="string">
            <text:p><text:s text:c="5"/>X </text:p>
          </table:table-cell>
          <table:table-cell office:value-type="string" calcext:value-type="string">
            <text:p><text:s/>Bin Height</text:p>
          </table:table-cell>
          <table:table-cell/>
          <table:table-cell office:value-type="string" calcext:value-type="string">
            <text:p><text:s text:c="5"/>X </text:p>
          </table:table-cell>
          <table:table-cell office:value-type="string" calcext:value-type="string">
            <text:p><text:s/>Bin Height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00216779" calcext:value-type="float">
            <text:p>0.00021677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001873708" calcext:value-type="float">
            <text:p>0.0001873708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002820515" calcext:value-type="float">
            <text:p>0.0002820515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009075288" calcext:value-type="float">
            <text:p>0.0009075288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003141073" calcext:value-type="float">
            <text:p>0.000314107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.09</text:p>
          </table:table-cell>
          <table:table-cell office:value-type="float" office:value="0.0006740121" calcext:value-type="float">
            <text:p>0.0006740121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005630667" calcext:value-type="float">
            <text:p>0.0005630667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00541152" calcext:value-type="float">
            <text:p>0.000541152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01870267" calcext:value-type="float">
            <text:p>0.001870267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003039823" calcext:value-type="float">
            <text:p>0.000303982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.15</text:p>
          </table:table-cell>
          <table:table-cell office:value-type="float" office:value="0.00111765" calcext:value-type="float">
            <text:p>0.00111765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.0008807486" calcext:value-type="float">
            <text:p>0.0008807486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.0008602079" calcext:value-type="float">
            <text:p>0.0008602079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.00255248" calcext:value-type="float">
            <text:p>0.00255248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.0003086693" calcext:value-type="float">
            <text:p>0.000308669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1" calcext:value-type="float">
            <text:p>0.21</text:p>
          </table:table-cell>
          <table:table-cell office:value-type="float" office:value="0.001509498" calcext:value-type="float">
            <text:p>0.001509498</text:p>
          </table:table-cell>
          <table:table-cell/>
          <table:table-cell office:value-type="float" office:value="0.21" calcext:value-type="float">
            <text:p>0.21</text:p>
          </table:table-cell>
          <table:table-cell office:value-type="float" office:value="0.001238923" calcext:value-type="float">
            <text:p>0.001238923</text:p>
          </table:table-cell>
          <table:table-cell/>
          <table:table-cell office:value-type="float" office:value="0.21" calcext:value-type="float">
            <text:p>0.21</text:p>
          </table:table-cell>
          <table:table-cell office:value-type="float" office:value="0.001258873" calcext:value-type="float">
            <text:p>0.001258873</text:p>
          </table:table-cell>
          <table:table-cell/>
          <table:table-cell office:value-type="float" office:value="0.21" calcext:value-type="float">
            <text:p>0.21</text:p>
          </table:table-cell>
          <table:table-cell office:value-type="float" office:value="0.003035445" calcext:value-type="float">
            <text:p>0.003035445</text:p>
          </table:table-cell>
          <table:table-cell/>
          <table:table-cell office:value-type="float" office:value="0.21" calcext:value-type="float">
            <text:p>0.21</text:p>
          </table:table-cell>
          <table:table-cell office:value-type="float" office:value="0.0002930966" calcext:value-type="float">
            <text:p>0.000293096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7" calcext:value-type="float">
            <text:p>0.27</text:p>
          </table:table-cell>
          <table:table-cell office:value-type="float" office:value="0.001994033" calcext:value-type="float">
            <text:p>0.001994033</text:p>
          </table:table-cell>
          <table:table-cell/>
          <table:table-cell office:value-type="float" office:value="0.27" calcext:value-type="float">
            <text:p>0.27</text:p>
          </table:table-cell>
          <table:table-cell office:value-type="float" office:value="0.001612081" calcext:value-type="float">
            <text:p>0.001612081</text:p>
          </table:table-cell>
          <table:table-cell/>
          <table:table-cell office:value-type="float" office:value="0.27" calcext:value-type="float">
            <text:p>0.27</text:p>
          </table:table-cell>
          <table:table-cell office:value-type="float" office:value="0.00162944" calcext:value-type="float">
            <text:p>0.00162944</text:p>
          </table:table-cell>
          <table:table-cell/>
          <table:table-cell office:value-type="float" office:value="0.27" calcext:value-type="float">
            <text:p>0.27</text:p>
          </table:table-cell>
          <table:table-cell office:value-type="float" office:value="0.003031403" calcext:value-type="float">
            <text:p>0.003031403</text:p>
          </table:table-cell>
          <table:table-cell/>
          <table:table-cell office:value-type="float" office:value="0.27" calcext:value-type="float">
            <text:p>0.27</text:p>
          </table:table-cell>
          <table:table-cell office:value-type="float" office:value="0.0002914071" calcext:value-type="float">
            <text:p>0.000291407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3" calcext:value-type="float">
            <text:p>0.33</text:p>
          </table:table-cell>
          <table:table-cell office:value-type="float" office:value="0.002355964" calcext:value-type="float">
            <text:p>0.002355964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0.001969567" calcext:value-type="float">
            <text:p>0.001969567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0.001913827" calcext:value-type="float">
            <text:p>0.001913827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0.003078392" calcext:value-type="float">
            <text:p>0.003078392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0.0003102404" calcext:value-type="float">
            <text:p>0.000310240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9" calcext:value-type="float">
            <text:p>0.39</text:p>
          </table:table-cell>
          <table:table-cell office:value-type="float" office:value="0.002956879" calcext:value-type="float">
            <text:p>0.002956879</text:p>
          </table:table-cell>
          <table:table-cell/>
          <table:table-cell office:value-type="float" office:value="0.39" calcext:value-type="float">
            <text:p>0.39</text:p>
          </table:table-cell>
          <table:table-cell office:value-type="float" office:value="0.002281879" calcext:value-type="float">
            <text:p>0.002281879</text:p>
          </table:table-cell>
          <table:table-cell/>
          <table:table-cell office:value-type="float" office:value="0.39" calcext:value-type="float">
            <text:p>0.39</text:p>
          </table:table-cell>
          <table:table-cell office:value-type="float" office:value="0.002146382" calcext:value-type="float">
            <text:p>0.002146382</text:p>
          </table:table-cell>
          <table:table-cell/>
          <table:table-cell office:value-type="float" office:value="0.39" calcext:value-type="float">
            <text:p>0.39</text:p>
          </table:table-cell>
          <table:table-cell office:value-type="float" office:value="0.003017901" calcext:value-type="float">
            <text:p>0.003017901</text:p>
          </table:table-cell>
          <table:table-cell/>
          <table:table-cell office:value-type="float" office:value="0.39" calcext:value-type="float">
            <text:p>0.39</text:p>
          </table:table-cell>
          <table:table-cell office:value-type="float" office:value="0.000312066" calcext:value-type="float">
            <text:p>0.00031206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5" calcext:value-type="float">
            <text:p>0.45</text:p>
          </table:table-cell>
          <table:table-cell office:value-type="float" office:value="0.003252571" calcext:value-type="float">
            <text:p>0.003252571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float" office:value="0.002721806" calcext:value-type="float">
            <text:p>0.002721806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float" office:value="0.002504752" calcext:value-type="float">
            <text:p>0.002504752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float" office:value="0.003228" calcext:value-type="float">
            <text:p>0.003228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float" office:value="0.0003077846" calcext:value-type="float">
            <text:p>0.000307784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1" calcext:value-type="float">
            <text:p>0.51</text:p>
          </table:table-cell>
          <table:table-cell office:value-type="float" office:value="0.003725213" calcext:value-type="float">
            <text:p>0.003725213</text:p>
          </table:table-cell>
          <table:table-cell/>
          <table:table-cell office:value-type="float" office:value="0.51" calcext:value-type="float">
            <text:p>0.51</text:p>
          </table:table-cell>
          <table:table-cell office:value-type="float" office:value="0.003073623" calcext:value-type="float">
            <text:p>0.003073623</text:p>
          </table:table-cell>
          <table:table-cell/>
          <table:table-cell office:value-type="float" office:value="0.51" calcext:value-type="float">
            <text:p>0.51</text:p>
          </table:table-cell>
          <table:table-cell office:value-type="float" office:value="0.002665867" calcext:value-type="float">
            <text:p>0.002665867</text:p>
          </table:table-cell>
          <table:table-cell/>
          <table:table-cell office:value-type="float" office:value="0.51" calcext:value-type="float">
            <text:p>0.51</text:p>
          </table:table-cell>
          <table:table-cell office:value-type="float" office:value="0.003097065" calcext:value-type="float">
            <text:p>0.003097065</text:p>
          </table:table-cell>
          <table:table-cell/>
          <table:table-cell office:value-type="float" office:value="0.51" calcext:value-type="float">
            <text:p>0.51</text:p>
          </table:table-cell>
          <table:table-cell office:value-type="float" office:value="0.0002972855" calcext:value-type="float">
            <text:p>0.0002972855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7" calcext:value-type="float">
            <text:p>0.57</text:p>
          </table:table-cell>
          <table:table-cell office:value-type="float" office:value="0.00423886" calcext:value-type="float">
            <text:p>0.00423886</text:p>
          </table:table-cell>
          <table:table-cell/>
          <table:table-cell office:value-type="float" office:value="0.57" calcext:value-type="float">
            <text:p>0.57</text:p>
          </table:table-cell>
          <table:table-cell office:value-type="float" office:value="0.003442202" calcext:value-type="float">
            <text:p>0.003442202</text:p>
          </table:table-cell>
          <table:table-cell/>
          <table:table-cell office:value-type="float" office:value="0.57" calcext:value-type="float">
            <text:p>0.57</text:p>
          </table:table-cell>
          <table:table-cell office:value-type="float" office:value="0.003116677" calcext:value-type="float">
            <text:p>0.003116677</text:p>
          </table:table-cell>
          <table:table-cell/>
          <table:table-cell office:value-type="float" office:value="0.57" calcext:value-type="float">
            <text:p>0.57</text:p>
          </table:table-cell>
          <table:table-cell office:value-type="float" office:value="0.003232489" calcext:value-type="float">
            <text:p>0.003232489</text:p>
          </table:table-cell>
          <table:table-cell/>
          <table:table-cell office:value-type="float" office:value="0.57" calcext:value-type="float">
            <text:p>0.57</text:p>
          </table:table-cell>
          <table:table-cell office:value-type="float" office:value="0.0002999011" calcext:value-type="float">
            <text:p>0.000299901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3" calcext:value-type="float">
            <text:p>0.63</text:p>
          </table:table-cell>
          <table:table-cell office:value-type="float" office:value="0.004626934" calcext:value-type="float">
            <text:p>0.004626934</text:p>
          </table:table-cell>
          <table:table-cell/>
          <table:table-cell office:value-type="float" office:value="0.63" calcext:value-type="float">
            <text:p>0.63</text:p>
          </table:table-cell>
          <table:table-cell office:value-type="float" office:value="0.003899343" calcext:value-type="float">
            <text:p>0.003899343</text:p>
          </table:table-cell>
          <table:table-cell/>
          <table:table-cell office:value-type="float" office:value="0.63" calcext:value-type="float">
            <text:p>0.63</text:p>
          </table:table-cell>
          <table:table-cell office:value-type="float" office:value="0.003476023" calcext:value-type="float">
            <text:p>0.003476023</text:p>
          </table:table-cell>
          <table:table-cell/>
          <table:table-cell office:value-type="float" office:value="0.63" calcext:value-type="float">
            <text:p>0.63</text:p>
          </table:table-cell>
          <table:table-cell office:value-type="float" office:value="0.003174543" calcext:value-type="float">
            <text:p>0.003174543</text:p>
          </table:table-cell>
          <table:table-cell/>
          <table:table-cell office:value-type="float" office:value="0.63" calcext:value-type="float">
            <text:p>0.63</text:p>
          </table:table-cell>
          <table:table-cell office:value-type="float" office:value="0.0003040128" calcext:value-type="float">
            <text:p>0.0003040128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9" calcext:value-type="float">
            <text:p>0.69</text:p>
          </table:table-cell>
          <table:table-cell office:value-type="float" office:value="0.005052734" calcext:value-type="float">
            <text:p>0.005052734</text:p>
          </table:table-cell>
          <table:table-cell/>
          <table:table-cell office:value-type="float" office:value="0.69" calcext:value-type="float">
            <text:p>0.69</text:p>
          </table:table-cell>
          <table:table-cell office:value-type="float" office:value="0.004151416" calcext:value-type="float">
            <text:p>0.004151416</text:p>
          </table:table-cell>
          <table:table-cell/>
          <table:table-cell office:value-type="float" office:value="0.69" calcext:value-type="float">
            <text:p>0.69</text:p>
          </table:table-cell>
          <table:table-cell office:value-type="float" office:value="0.003826867" calcext:value-type="float">
            <text:p>0.003826867</text:p>
          </table:table-cell>
          <table:table-cell/>
          <table:table-cell office:value-type="float" office:value="0.69" calcext:value-type="float">
            <text:p>0.69</text:p>
          </table:table-cell>
          <table:table-cell office:value-type="float" office:value="0.003069312" calcext:value-type="float">
            <text:p>0.003069312</text:p>
          </table:table-cell>
          <table:table-cell/>
          <table:table-cell office:value-type="float" office:value="0.69" calcext:value-type="float">
            <text:p>0.69</text:p>
          </table:table-cell>
          <table:table-cell office:value-type="float" office:value="0.0002896996" calcext:value-type="float">
            <text:p>0.0002896996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office:value-type="float" office:value="0.00555654" calcext:value-type="float">
            <text:p>0.00555654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00458593" calcext:value-type="float">
            <text:p>0.00458593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004037521" calcext:value-type="float">
            <text:p>0.004037521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002904114" calcext:value-type="float">
            <text:p>0.002904114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0003079811" calcext:value-type="float">
            <text:p>0.000307981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1" calcext:value-type="float">
            <text:p>0.81</text:p>
          </table:table-cell>
          <table:table-cell office:value-type="float" office:value="0.006026074" calcext:value-type="float">
            <text:p>0.006026074</text:p>
          </table:table-cell>
          <table:table-cell/>
          <table:table-cell office:value-type="float" office:value="0.81" calcext:value-type="float">
            <text:p>0.81</text:p>
          </table:table-cell>
          <table:table-cell office:value-type="float" office:value="0.005075814" calcext:value-type="float">
            <text:p>0.005075814</text:p>
          </table:table-cell>
          <table:table-cell/>
          <table:table-cell office:value-type="float" office:value="0.81" calcext:value-type="float">
            <text:p>0.81</text:p>
          </table:table-cell>
          <table:table-cell office:value-type="float" office:value="0.0045969" calcext:value-type="float">
            <text:p>0.0045969</text:p>
          </table:table-cell>
          <table:table-cell/>
          <table:table-cell office:value-type="float" office:value="0.81" calcext:value-type="float">
            <text:p>0.81</text:p>
          </table:table-cell>
          <table:table-cell office:value-type="float" office:value="0.00294493" calcext:value-type="float">
            <text:p>0.00294493</text:p>
          </table:table-cell>
          <table:table-cell/>
          <table:table-cell office:value-type="float" office:value="0.81" calcext:value-type="float">
            <text:p>0.81</text:p>
          </table:table-cell>
          <table:table-cell office:value-type="float" office:value="0.0002805934" calcext:value-type="float">
            <text:p>0.000280593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7" calcext:value-type="float">
            <text:p>0.87</text:p>
          </table:table-cell>
          <table:table-cell office:value-type="float" office:value="0.006289652" calcext:value-type="float">
            <text:p>0.006289652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0.005376406" calcext:value-type="float">
            <text:p>0.005376406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0.004726213" calcext:value-type="float">
            <text:p>0.004726213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0.003007938" calcext:value-type="float">
            <text:p>0.003007938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0.0002881255" calcext:value-type="float">
            <text:p>0.000288125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3" calcext:value-type="float">
            <text:p>0.93</text:p>
          </table:table-cell>
          <table:table-cell office:value-type="float" office:value="0.006891583" calcext:value-type="float">
            <text:p>0.006891583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0.00569596" calcext:value-type="float">
            <text:p>0.00569596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0.00506503" calcext:value-type="float">
            <text:p>0.00506503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0.003013436" calcext:value-type="float">
            <text:p>0.003013436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0.0002781667" calcext:value-type="float">
            <text:p>0.000278166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9" calcext:value-type="float">
            <text:p>0.99</text:p>
          </table:table-cell>
          <table:table-cell office:value-type="float" office:value="0.007504567" calcext:value-type="float">
            <text:p>0.007504567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0.006077572" calcext:value-type="float">
            <text:p>0.006077572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0.005297916" calcext:value-type="float">
            <text:p>0.005297916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0.003229102" calcext:value-type="float">
            <text:p>0.003229102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0.0002850771" calcext:value-type="float">
            <text:p>0.0002850771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05" calcext:value-type="float">
            <text:p>1.05</text:p>
          </table:table-cell>
          <table:table-cell office:value-type="float" office:value="0.007964422" calcext:value-type="float">
            <text:p>0.007964422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0.006322321" calcext:value-type="float">
            <text:p>0.006322321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0.005796938" calcext:value-type="float">
            <text:p>0.005796938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0.002892827" calcext:value-type="float">
            <text:p>0.002892827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0.0003008159" calcext:value-type="float">
            <text:p>0.000300815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11" calcext:value-type="float">
            <text:p>1.11</text:p>
          </table:table-cell>
          <table:table-cell office:value-type="float" office:value="0.008510015" calcext:value-type="float">
            <text:p>0.008510015</text:p>
          </table:table-cell>
          <table:table-cell/>
          <table:table-cell office:value-type="float" office:value="1.11" calcext:value-type="float">
            <text:p>1.11</text:p>
          </table:table-cell>
          <table:table-cell office:value-type="float" office:value="0.006739309" calcext:value-type="float">
            <text:p>0.006739309</text:p>
          </table:table-cell>
          <table:table-cell/>
          <table:table-cell office:value-type="float" office:value="1.11" calcext:value-type="float">
            <text:p>1.11</text:p>
          </table:table-cell>
          <table:table-cell office:value-type="float" office:value="0.00588623" calcext:value-type="float">
            <text:p>0.00588623</text:p>
          </table:table-cell>
          <table:table-cell/>
          <table:table-cell office:value-type="float" office:value="1.11" calcext:value-type="float">
            <text:p>1.11</text:p>
          </table:table-cell>
          <table:table-cell office:value-type="float" office:value="0.002918729" calcext:value-type="float">
            <text:p>0.002918729</text:p>
          </table:table-cell>
          <table:table-cell/>
          <table:table-cell office:value-type="float" office:value="1.11" calcext:value-type="float">
            <text:p>1.11</text:p>
          </table:table-cell>
          <table:table-cell office:value-type="float" office:value="0.000273932" calcext:value-type="float">
            <text:p>0.000273932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17" calcext:value-type="float">
            <text:p>1.17</text:p>
          </table:table-cell>
          <table:table-cell office:value-type="float" office:value="0.008748502" calcext:value-type="float">
            <text:p>0.008748502</text:p>
          </table:table-cell>
          <table:table-cell/>
          <table:table-cell office:value-type="float" office:value="1.17" calcext:value-type="float">
            <text:p>1.17</text:p>
          </table:table-cell>
          <table:table-cell office:value-type="float" office:value="0.007207491" calcext:value-type="float">
            <text:p>0.007207491</text:p>
          </table:table-cell>
          <table:table-cell/>
          <table:table-cell office:value-type="float" office:value="1.17" calcext:value-type="float">
            <text:p>1.17</text:p>
          </table:table-cell>
          <table:table-cell office:value-type="float" office:value="0.00631226" calcext:value-type="float">
            <text:p>0.00631226</text:p>
          </table:table-cell>
          <table:table-cell/>
          <table:table-cell office:value-type="float" office:value="1.17" calcext:value-type="float">
            <text:p>1.17</text:p>
          </table:table-cell>
          <table:table-cell office:value-type="float" office:value="0.003098665" calcext:value-type="float">
            <text:p>0.003098665</text:p>
          </table:table-cell>
          <table:table-cell/>
          <table:table-cell office:value-type="float" office:value="1.17" calcext:value-type="float">
            <text:p>1.17</text:p>
          </table:table-cell>
          <table:table-cell office:value-type="float" office:value="0.000292804" calcext:value-type="float">
            <text:p>0.000292804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23" calcext:value-type="float">
            <text:p>1.23</text:p>
          </table:table-cell>
          <table:table-cell office:value-type="float" office:value="0.009301454" calcext:value-type="float">
            <text:p>0.009301454</text:p>
          </table:table-cell>
          <table:table-cell/>
          <table:table-cell office:value-type="float" office:value="1.23" calcext:value-type="float">
            <text:p>1.23</text:p>
          </table:table-cell>
          <table:table-cell office:value-type="float" office:value="0.00735369" calcext:value-type="float">
            <text:p>0.00735369</text:p>
          </table:table-cell>
          <table:table-cell/>
          <table:table-cell office:value-type="float" office:value="1.23" calcext:value-type="float">
            <text:p>1.23</text:p>
          </table:table-cell>
          <table:table-cell office:value-type="float" office:value="0.006558379" calcext:value-type="float">
            <text:p>0.006558379</text:p>
          </table:table-cell>
          <table:table-cell/>
          <table:table-cell office:value-type="float" office:value="1.23" calcext:value-type="float">
            <text:p>1.23</text:p>
          </table:table-cell>
          <table:table-cell office:value-type="float" office:value="0.003089899" calcext:value-type="float">
            <text:p>0.003089899</text:p>
          </table:table-cell>
          <table:table-cell/>
          <table:table-cell office:value-type="float" office:value="1.23" calcext:value-type="float">
            <text:p>1.23</text:p>
          </table:table-cell>
          <table:table-cell office:value-type="float" office:value="0.0002834138" calcext:value-type="float">
            <text:p>0.0002834138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29" calcext:value-type="float">
            <text:p>1.29</text:p>
          </table:table-cell>
          <table:table-cell office:value-type="float" office:value="0.009866292" calcext:value-type="float">
            <text:p>0.009866292</text:p>
          </table:table-cell>
          <table:table-cell/>
          <table:table-cell office:value-type="float" office:value="1.29" calcext:value-type="float">
            <text:p>1.29</text:p>
          </table:table-cell>
          <table:table-cell office:value-type="float" office:value="0.007777672" calcext:value-type="float">
            <text:p>0.007777672</text:p>
          </table:table-cell>
          <table:table-cell/>
          <table:table-cell office:value-type="float" office:value="1.29" calcext:value-type="float">
            <text:p>1.29</text:p>
          </table:table-cell>
          <table:table-cell office:value-type="float" office:value="0.00681423" calcext:value-type="float">
            <text:p>0.00681423</text:p>
          </table:table-cell>
          <table:table-cell/>
          <table:table-cell office:value-type="float" office:value="1.29" calcext:value-type="float">
            <text:p>1.29</text:p>
          </table:table-cell>
          <table:table-cell office:value-type="float" office:value="0.002943163" calcext:value-type="float">
            <text:p>0.002943163</text:p>
          </table:table-cell>
          <table:table-cell/>
          <table:table-cell office:value-type="float" office:value="1.29" calcext:value-type="float">
            <text:p>1.29</text:p>
          </table:table-cell>
          <table:table-cell office:value-type="float" office:value="0.0003055038" calcext:value-type="float">
            <text:p>0.0003055038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35" calcext:value-type="float">
            <text:p>1.35</text:p>
          </table:table-cell>
          <table:table-cell office:value-type="float" office:value="0.01023719" calcext:value-type="float">
            <text:p>0.01023719</text:p>
          </table:table-cell>
          <table:table-cell/>
          <table:table-cell office:value-type="float" office:value="1.35" calcext:value-type="float">
            <text:p>1.35</text:p>
          </table:table-cell>
          <table:table-cell office:value-type="float" office:value="0.008276476" calcext:value-type="float">
            <text:p>0.008276476</text:p>
          </table:table-cell>
          <table:table-cell/>
          <table:table-cell office:value-type="float" office:value="1.35" calcext:value-type="float">
            <text:p>1.35</text:p>
          </table:table-cell>
          <table:table-cell office:value-type="float" office:value="0.007215502" calcext:value-type="float">
            <text:p>0.007215502</text:p>
          </table:table-cell>
          <table:table-cell/>
          <table:table-cell office:value-type="float" office:value="1.35" calcext:value-type="float">
            <text:p>1.35</text:p>
          </table:table-cell>
          <table:table-cell office:value-type="float" office:value="0.002971255" calcext:value-type="float">
            <text:p>0.002971255</text:p>
          </table:table-cell>
          <table:table-cell/>
          <table:table-cell office:value-type="float" office:value="1.35" calcext:value-type="float">
            <text:p>1.35</text:p>
          </table:table-cell>
          <table:table-cell office:value-type="float" office:value="0.0002825523" calcext:value-type="float">
            <text:p>0.000282552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41" calcext:value-type="float">
            <text:p>1.41</text:p>
          </table:table-cell>
          <table:table-cell office:value-type="float" office:value="0.01047428" calcext:value-type="float">
            <text:p>0.01047428</text:p>
          </table:table-cell>
          <table:table-cell/>
          <table:table-cell office:value-type="float" office:value="1.41" calcext:value-type="float">
            <text:p>1.41</text:p>
          </table:table-cell>
          <table:table-cell office:value-type="float" office:value="0.008765812" calcext:value-type="float">
            <text:p>0.008765812</text:p>
          </table:table-cell>
          <table:table-cell/>
          <table:table-cell office:value-type="float" office:value="1.41" calcext:value-type="float">
            <text:p>1.41</text:p>
          </table:table-cell>
          <table:table-cell office:value-type="float" office:value="0.007521148" calcext:value-type="float">
            <text:p>0.007521148</text:p>
          </table:table-cell>
          <table:table-cell/>
          <table:table-cell office:value-type="float" office:value="1.41" calcext:value-type="float">
            <text:p>1.41</text:p>
          </table:table-cell>
          <table:table-cell office:value-type="float" office:value="0.003004825" calcext:value-type="float">
            <text:p>0.003004825</text:p>
          </table:table-cell>
          <table:table-cell/>
          <table:table-cell office:value-type="float" office:value="1.41" calcext:value-type="float">
            <text:p>1.41</text:p>
          </table:table-cell>
          <table:table-cell office:value-type="float" office:value="0.000278128" calcext:value-type="float">
            <text:p>0.000278128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47" calcext:value-type="float">
            <text:p>1.47</text:p>
          </table:table-cell>
          <table:table-cell office:value-type="float" office:value="0.01083413" calcext:value-type="float">
            <text:p>0.01083413</text:p>
          </table:table-cell>
          <table:table-cell/>
          <table:table-cell office:value-type="float" office:value="1.47" calcext:value-type="float">
            <text:p>1.47</text:p>
          </table:table-cell>
          <table:table-cell office:value-type="float" office:value="0.00899949" calcext:value-type="float">
            <text:p>0.00899949</text:p>
          </table:table-cell>
          <table:table-cell/>
          <table:table-cell office:value-type="float" office:value="1.47" calcext:value-type="float">
            <text:p>1.47</text:p>
          </table:table-cell>
          <table:table-cell office:value-type="float" office:value="0.007967158" calcext:value-type="float">
            <text:p>0.007967158</text:p>
          </table:table-cell>
          <table:table-cell/>
          <table:table-cell office:value-type="float" office:value="1.47" calcext:value-type="float">
            <text:p>1.47</text:p>
          </table:table-cell>
          <table:table-cell office:value-type="float" office:value="0.003017797" calcext:value-type="float">
            <text:p>0.003017797</text:p>
          </table:table-cell>
          <table:table-cell/>
          <table:table-cell office:value-type="float" office:value="1.47" calcext:value-type="float">
            <text:p>1.47</text:p>
          </table:table-cell>
          <table:table-cell office:value-type="float" office:value="0.000290922" calcext:value-type="float">
            <text:p>0.000290922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53" calcext:value-type="float">
            <text:p>1.53</text:p>
          </table:table-cell>
          <table:table-cell office:value-type="float" office:value="0.01148037" calcext:value-type="float">
            <text:p>0.01148037</text:p>
          </table:table-cell>
          <table:table-cell/>
          <table:table-cell office:value-type="float" office:value="1.53" calcext:value-type="float">
            <text:p>1.53</text:p>
          </table:table-cell>
          <table:table-cell office:value-type="float" office:value="0.009423774" calcext:value-type="float">
            <text:p>0.009423774</text:p>
          </table:table-cell>
          <table:table-cell/>
          <table:table-cell office:value-type="float" office:value="1.53" calcext:value-type="float">
            <text:p>1.53</text:p>
          </table:table-cell>
          <table:table-cell office:value-type="float" office:value="0.008059936" calcext:value-type="float">
            <text:p>0.008059936</text:p>
          </table:table-cell>
          <table:table-cell/>
          <table:table-cell office:value-type="float" office:value="1.53" calcext:value-type="float">
            <text:p>1.53</text:p>
          </table:table-cell>
          <table:table-cell office:value-type="float" office:value="0.002943397" calcext:value-type="float">
            <text:p>0.002943397</text:p>
          </table:table-cell>
          <table:table-cell/>
          <table:table-cell office:value-type="float" office:value="1.53" calcext:value-type="float">
            <text:p>1.53</text:p>
          </table:table-cell>
          <table:table-cell office:value-type="float" office:value="0.0002897929" calcext:value-type="float">
            <text:p>0.0002897929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59" calcext:value-type="float">
            <text:p>1.59</text:p>
          </table:table-cell>
          <table:table-cell office:value-type="float" office:value="0.01171996" calcext:value-type="float">
            <text:p>0.01171996</text:p>
          </table:table-cell>
          <table:table-cell/>
          <table:table-cell office:value-type="float" office:value="1.59" calcext:value-type="float">
            <text:p>1.59</text:p>
          </table:table-cell>
          <table:table-cell office:value-type="float" office:value="0.009599794" calcext:value-type="float">
            <text:p>0.009599794</text:p>
          </table:table-cell>
          <table:table-cell/>
          <table:table-cell office:value-type="float" office:value="1.59" calcext:value-type="float">
            <text:p>1.59</text:p>
          </table:table-cell>
          <table:table-cell office:value-type="float" office:value="0.008297301" calcext:value-type="float">
            <text:p>0.008297301</text:p>
          </table:table-cell>
          <table:table-cell/>
          <table:table-cell office:value-type="float" office:value="1.59" calcext:value-type="float">
            <text:p>1.59</text:p>
          </table:table-cell>
          <table:table-cell office:value-type="float" office:value="0.00302693" calcext:value-type="float">
            <text:p>0.00302693</text:p>
          </table:table-cell>
          <table:table-cell/>
          <table:table-cell office:value-type="float" office:value="1.59" calcext:value-type="float">
            <text:p>1.59</text:p>
          </table:table-cell>
          <table:table-cell office:value-type="float" office:value="0.0002880859" calcext:value-type="float">
            <text:p>0.0002880859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65" calcext:value-type="float">
            <text:p>1.65</text:p>
          </table:table-cell>
          <table:table-cell office:value-type="float" office:value="0.01257222" calcext:value-type="float">
            <text:p>0.01257222</text:p>
          </table:table-cell>
          <table:table-cell/>
          <table:table-cell office:value-type="float" office:value="1.65" calcext:value-type="float">
            <text:p>1.65</text:p>
          </table:table-cell>
          <table:table-cell office:value-type="float" office:value="0.01011431" calcext:value-type="float">
            <text:p>0.01011431</text:p>
          </table:table-cell>
          <table:table-cell/>
          <table:table-cell office:value-type="float" office:value="1.65" calcext:value-type="float">
            <text:p>1.65</text:p>
          </table:table-cell>
          <table:table-cell office:value-type="float" office:value="0.008789158" calcext:value-type="float">
            <text:p>0.008789158</text:p>
          </table:table-cell>
          <table:table-cell/>
          <table:table-cell office:value-type="float" office:value="1.65" calcext:value-type="float">
            <text:p>1.65</text:p>
          </table:table-cell>
          <table:table-cell office:value-type="float" office:value="0.002976429" calcext:value-type="float">
            <text:p>0.002976429</text:p>
          </table:table-cell>
          <table:table-cell/>
          <table:table-cell office:value-type="float" office:value="1.65" calcext:value-type="float">
            <text:p>1.65</text:p>
          </table:table-cell>
          <table:table-cell office:value-type="float" office:value="0.0002718854" calcext:value-type="float">
            <text:p>0.0002718854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71" calcext:value-type="float">
            <text:p>1.71</text:p>
          </table:table-cell>
          <table:table-cell office:value-type="float" office:value="0.01282" calcext:value-type="float">
            <text:p>0.01282</text:p>
          </table:table-cell>
          <table:table-cell/>
          <table:table-cell office:value-type="float" office:value="1.71" calcext:value-type="float">
            <text:p>1.71</text:p>
          </table:table-cell>
          <table:table-cell office:value-type="float" office:value="0.01030602" calcext:value-type="float">
            <text:p>0.01030602</text:p>
          </table:table-cell>
          <table:table-cell/>
          <table:table-cell office:value-type="float" office:value="1.71" calcext:value-type="float">
            <text:p>1.71</text:p>
          </table:table-cell>
          <table:table-cell office:value-type="float" office:value="0.008794984" calcext:value-type="float">
            <text:p>0.008794984</text:p>
          </table:table-cell>
          <table:table-cell/>
          <table:table-cell office:value-type="float" office:value="1.71" calcext:value-type="float">
            <text:p>1.71</text:p>
          </table:table-cell>
          <table:table-cell office:value-type="float" office:value="0.003094619" calcext:value-type="float">
            <text:p>0.003094619</text:p>
          </table:table-cell>
          <table:table-cell/>
          <table:table-cell office:value-type="float" office:value="1.71" calcext:value-type="float">
            <text:p>1.71</text:p>
          </table:table-cell>
          <table:table-cell office:value-type="float" office:value="0.0002801089" calcext:value-type="float">
            <text:p>0.000280108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.77" calcext:value-type="float">
            <text:p>1.77</text:p>
          </table:table-cell>
          <table:table-cell office:value-type="float" office:value="0.01336278" calcext:value-type="float">
            <text:p>0.01336278</text:p>
          </table:table-cell>
          <table:table-cell/>
          <table:table-cell office:value-type="float" office:value="1.77" calcext:value-type="float">
            <text:p>1.77</text:p>
          </table:table-cell>
          <table:table-cell office:value-type="float" office:value="0.01068503" calcext:value-type="float">
            <text:p>0.01068503</text:p>
          </table:table-cell>
          <table:table-cell/>
          <table:table-cell office:value-type="float" office:value="1.77" calcext:value-type="float">
            <text:p>1.77</text:p>
          </table:table-cell>
          <table:table-cell office:value-type="float" office:value="0.009129743" calcext:value-type="float">
            <text:p>0.009129743</text:p>
          </table:table-cell>
          <table:table-cell/>
          <table:table-cell office:value-type="float" office:value="1.77" calcext:value-type="float">
            <text:p>1.77</text:p>
          </table:table-cell>
          <table:table-cell office:value-type="float" office:value="0.003000279" calcext:value-type="float">
            <text:p>0.003000279</text:p>
          </table:table-cell>
          <table:table-cell/>
          <table:table-cell office:value-type="float" office:value="1.77" calcext:value-type="float">
            <text:p>1.77</text:p>
          </table:table-cell>
          <table:table-cell office:value-type="float" office:value="0.0002735724" calcext:value-type="float">
            <text:p>0.0002735724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83" calcext:value-type="float">
            <text:p>1.83</text:p>
          </table:table-cell>
          <table:table-cell office:value-type="float" office:value="0.01384789" calcext:value-type="float">
            <text:p>0.01384789</text:p>
          </table:table-cell>
          <table:table-cell/>
          <table:table-cell office:value-type="float" office:value="1.83" calcext:value-type="float">
            <text:p>1.83</text:p>
          </table:table-cell>
          <table:table-cell office:value-type="float" office:value="0.01113935" calcext:value-type="float">
            <text:p>0.01113935</text:p>
          </table:table-cell>
          <table:table-cell/>
          <table:table-cell office:value-type="float" office:value="1.83" calcext:value-type="float">
            <text:p>1.83</text:p>
          </table:table-cell>
          <table:table-cell office:value-type="float" office:value="0.009345697" calcext:value-type="float">
            <text:p>0.009345697</text:p>
          </table:table-cell>
          <table:table-cell/>
          <table:table-cell office:value-type="float" office:value="1.83" calcext:value-type="float">
            <text:p>1.83</text:p>
          </table:table-cell>
          <table:table-cell office:value-type="float" office:value="0.003062423" calcext:value-type="float">
            <text:p>0.003062423</text:p>
          </table:table-cell>
          <table:table-cell/>
          <table:table-cell office:value-type="float" office:value="1.83" calcext:value-type="float">
            <text:p>1.83</text:p>
          </table:table-cell>
          <table:table-cell office:value-type="float" office:value="0.0002702547" calcext:value-type="float">
            <text:p>0.0002702547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89" calcext:value-type="float">
            <text:p>1.89</text:p>
          </table:table-cell>
          <table:table-cell office:value-type="float" office:value="0.01444187" calcext:value-type="float">
            <text:p>0.01444187</text:p>
          </table:table-cell>
          <table:table-cell/>
          <table:table-cell office:value-type="float" office:value="1.89" calcext:value-type="float">
            <text:p>1.89</text:p>
          </table:table-cell>
          <table:table-cell office:value-type="float" office:value="0.01131223" calcext:value-type="float">
            <text:p>0.01131223</text:p>
          </table:table-cell>
          <table:table-cell/>
          <table:table-cell office:value-type="float" office:value="1.89" calcext:value-type="float">
            <text:p>1.89</text:p>
          </table:table-cell>
          <table:table-cell office:value-type="float" office:value="0.009775004" calcext:value-type="float">
            <text:p>0.009775004</text:p>
          </table:table-cell>
          <table:table-cell/>
          <table:table-cell office:value-type="float" office:value="1.89" calcext:value-type="float">
            <text:p>1.89</text:p>
          </table:table-cell>
          <table:table-cell office:value-type="float" office:value="0.003058343" calcext:value-type="float">
            <text:p>0.003058343</text:p>
          </table:table-cell>
          <table:table-cell/>
          <table:table-cell office:value-type="float" office:value="1.89" calcext:value-type="float">
            <text:p>1.89</text:p>
          </table:table-cell>
          <table:table-cell office:value-type="float" office:value="0.0002544022" calcext:value-type="float">
            <text:p>0.000254402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95" calcext:value-type="float">
            <text:p>1.95</text:p>
          </table:table-cell>
          <table:table-cell office:value-type="float" office:value="0.01477391" calcext:value-type="float">
            <text:p>0.01477391</text:p>
          </table:table-cell>
          <table:table-cell/>
          <table:table-cell office:value-type="float" office:value="1.95" calcext:value-type="float">
            <text:p>1.95</text:p>
          </table:table-cell>
          <table:table-cell office:value-type="float" office:value="0.01194594" calcext:value-type="float">
            <text:p>0.01194594</text:p>
          </table:table-cell>
          <table:table-cell/>
          <table:table-cell office:value-type="float" office:value="1.95" calcext:value-type="float">
            <text:p>1.95</text:p>
          </table:table-cell>
          <table:table-cell office:value-type="float" office:value="0.01028984" calcext:value-type="float">
            <text:p>0.01028984</text:p>
          </table:table-cell>
          <table:table-cell/>
          <table:table-cell office:value-type="float" office:value="1.95" calcext:value-type="float">
            <text:p>1.95</text:p>
          </table:table-cell>
          <table:table-cell office:value-type="float" office:value="0.00304925" calcext:value-type="float">
            <text:p>0.00304925</text:p>
          </table:table-cell>
          <table:table-cell/>
          <table:table-cell office:value-type="float" office:value="1.95" calcext:value-type="float">
            <text:p>1.95</text:p>
          </table:table-cell>
          <table:table-cell office:value-type="float" office:value="0.0002574877" calcext:value-type="float">
            <text:p>0.0002574877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.01" calcext:value-type="float">
            <text:p>2.01</text:p>
          </table:table-cell>
          <table:table-cell office:value-type="float" office:value="0.01528938" calcext:value-type="float">
            <text:p>0.01528938</text:p>
          </table:table-cell>
          <table:table-cell/>
          <table:table-cell office:value-type="float" office:value="2.01" calcext:value-type="float">
            <text:p>2.01</text:p>
          </table:table-cell>
          <table:table-cell office:value-type="float" office:value="0.01225431" calcext:value-type="float">
            <text:p>0.01225431</text:p>
          </table:table-cell>
          <table:table-cell/>
          <table:table-cell office:value-type="float" office:value="2.01" calcext:value-type="float">
            <text:p>2.01</text:p>
          </table:table-cell>
          <table:table-cell office:value-type="float" office:value="0.01026567" calcext:value-type="float">
            <text:p>0.01026567</text:p>
          </table:table-cell>
          <table:table-cell/>
          <table:table-cell office:value-type="float" office:value="2.01" calcext:value-type="float">
            <text:p>2.01</text:p>
          </table:table-cell>
          <table:table-cell office:value-type="float" office:value="0.003075274" calcext:value-type="float">
            <text:p>0.003075274</text:p>
          </table:table-cell>
          <table:table-cell/>
          <table:table-cell office:value-type="float" office:value="2.01" calcext:value-type="float">
            <text:p>2.01</text:p>
          </table:table-cell>
          <table:table-cell office:value-type="float" office:value="0.0002803901" calcext:value-type="float">
            <text:p>0.0002803901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.07" calcext:value-type="float">
            <text:p>2.07</text:p>
          </table:table-cell>
          <table:table-cell office:value-type="float" office:value="0.01605526" calcext:value-type="float">
            <text:p>0.01605526</text:p>
          </table:table-cell>
          <table:table-cell/>
          <table:table-cell office:value-type="float" office:value="2.07" calcext:value-type="float">
            <text:p>2.07</text:p>
          </table:table-cell>
          <table:table-cell office:value-type="float" office:value="0.01241956" calcext:value-type="float">
            <text:p>0.01241956</text:p>
          </table:table-cell>
          <table:table-cell/>
          <table:table-cell office:value-type="float" office:value="2.07" calcext:value-type="float">
            <text:p>2.07</text:p>
          </table:table-cell>
          <table:table-cell office:value-type="float" office:value="0.01069991" calcext:value-type="float">
            <text:p>0.01069991</text:p>
          </table:table-cell>
          <table:table-cell/>
          <table:table-cell office:value-type="float" office:value="2.07" calcext:value-type="float">
            <text:p>2.07</text:p>
          </table:table-cell>
          <table:table-cell office:value-type="float" office:value="0.003174654" calcext:value-type="float">
            <text:p>0.003174654</text:p>
          </table:table-cell>
          <table:table-cell/>
          <table:table-cell office:value-type="float" office:value="2.07" calcext:value-type="float">
            <text:p>2.07</text:p>
          </table:table-cell>
          <table:table-cell office:value-type="float" office:value="0.0002528156" calcext:value-type="float">
            <text:p>0.0002528156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.13" calcext:value-type="float">
            <text:p>2.13</text:p>
          </table:table-cell>
          <table:table-cell office:value-type="float" office:value="0.01623618" calcext:value-type="float">
            <text:p>0.01623618</text:p>
          </table:table-cell>
          <table:table-cell/>
          <table:table-cell office:value-type="float" office:value="2.13" calcext:value-type="float">
            <text:p>2.13</text:p>
          </table:table-cell>
          <table:table-cell office:value-type="float" office:value="0.0128241" calcext:value-type="float">
            <text:p>0.0128241</text:p>
          </table:table-cell>
          <table:table-cell/>
          <table:table-cell office:value-type="float" office:value="2.13" calcext:value-type="float">
            <text:p>2.13</text:p>
          </table:table-cell>
          <table:table-cell office:value-type="float" office:value="0.01079076" calcext:value-type="float">
            <text:p>0.01079076</text:p>
          </table:table-cell>
          <table:table-cell/>
          <table:table-cell office:value-type="float" office:value="2.13" calcext:value-type="float">
            <text:p>2.13</text:p>
          </table:table-cell>
          <table:table-cell office:value-type="float" office:value="0.003050404" calcext:value-type="float">
            <text:p>0.003050404</text:p>
          </table:table-cell>
          <table:table-cell/>
          <table:table-cell office:value-type="float" office:value="2.13" calcext:value-type="float">
            <text:p>2.13</text:p>
          </table:table-cell>
          <table:table-cell office:value-type="float" office:value="0.0002689621" calcext:value-type="float">
            <text:p>0.0002689621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.19" calcext:value-type="float">
            <text:p>2.19</text:p>
          </table:table-cell>
          <table:table-cell office:value-type="float" office:value="0.01642175" calcext:value-type="float">
            <text:p>0.01642175</text:p>
          </table:table-cell>
          <table:table-cell/>
          <table:table-cell office:value-type="float" office:value="2.19" calcext:value-type="float">
            <text:p>2.19</text:p>
          </table:table-cell>
          <table:table-cell office:value-type="float" office:value="0.01331764" calcext:value-type="float">
            <text:p>0.01331764</text:p>
          </table:table-cell>
          <table:table-cell/>
          <table:table-cell office:value-type="float" office:value="2.19" calcext:value-type="float">
            <text:p>2.19</text:p>
          </table:table-cell>
          <table:table-cell office:value-type="float" office:value="0.01091368" calcext:value-type="float">
            <text:p>0.01091368</text:p>
          </table:table-cell>
          <table:table-cell/>
          <table:table-cell office:value-type="float" office:value="2.19" calcext:value-type="float">
            <text:p>2.19</text:p>
          </table:table-cell>
          <table:table-cell office:value-type="float" office:value="0.002938763" calcext:value-type="float">
            <text:p>0.002938763</text:p>
          </table:table-cell>
          <table:table-cell/>
          <table:table-cell office:value-type="float" office:value="2.19" calcext:value-type="float">
            <text:p>2.19</text:p>
          </table:table-cell>
          <table:table-cell office:value-type="float" office:value="0.0002656643" calcext:value-type="float">
            <text:p>0.0002656643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.25" calcext:value-type="float">
            <text:p>2.25</text:p>
          </table:table-cell>
          <table:table-cell office:value-type="float" office:value="0.01712984" calcext:value-type="float">
            <text:p>0.01712984</text:p>
          </table:table-cell>
          <table:table-cell/>
          <table:table-cell office:value-type="float" office:value="2.25" calcext:value-type="float">
            <text:p>2.25</text:p>
          </table:table-cell>
          <table:table-cell office:value-type="float" office:value="0.0139861" calcext:value-type="float">
            <text:p>0.0139861</text:p>
          </table:table-cell>
          <table:table-cell/>
          <table:table-cell office:value-type="float" office:value="2.25" calcext:value-type="float">
            <text:p>2.25</text:p>
          </table:table-cell>
          <table:table-cell office:value-type="float" office:value="0.01085683" calcext:value-type="float">
            <text:p>0.01085683</text:p>
          </table:table-cell>
          <table:table-cell/>
          <table:table-cell office:value-type="float" office:value="2.25" calcext:value-type="float">
            <text:p>2.25</text:p>
          </table:table-cell>
          <table:table-cell office:value-type="float" office:value="0.002941259" calcext:value-type="float">
            <text:p>0.002941259</text:p>
          </table:table-cell>
          <table:table-cell/>
          <table:table-cell office:value-type="float" office:value="2.25" calcext:value-type="float">
            <text:p>2.25</text:p>
          </table:table-cell>
          <table:table-cell office:value-type="float" office:value="0.0002794" calcext:value-type="float">
            <text:p>0.0002794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.31" calcext:value-type="float">
            <text:p>2.31</text:p>
          </table:table-cell>
          <table:table-cell office:value-type="float" office:value="0.01753417" calcext:value-type="float">
            <text:p>0.01753417</text:p>
          </table:table-cell>
          <table:table-cell/>
          <table:table-cell office:value-type="float" office:value="2.31" calcext:value-type="float">
            <text:p>2.31</text:p>
          </table:table-cell>
          <table:table-cell office:value-type="float" office:value="0.01442531" calcext:value-type="float">
            <text:p>0.01442531</text:p>
          </table:table-cell>
          <table:table-cell/>
          <table:table-cell office:value-type="float" office:value="2.31" calcext:value-type="float">
            <text:p>2.31</text:p>
          </table:table-cell>
          <table:table-cell office:value-type="float" office:value="0.01108026" calcext:value-type="float">
            <text:p>0.01108026</text:p>
          </table:table-cell>
          <table:table-cell/>
          <table:table-cell office:value-type="float" office:value="2.31" calcext:value-type="float">
            <text:p>2.31</text:p>
          </table:table-cell>
          <table:table-cell office:value-type="float" office:value="0.003039668" calcext:value-type="float">
            <text:p>0.003039668</text:p>
          </table:table-cell>
          <table:table-cell/>
          <table:table-cell office:value-type="float" office:value="2.31" calcext:value-type="float">
            <text:p>2.31</text:p>
          </table:table-cell>
          <table:table-cell office:value-type="float" office:value="0.0002559275" calcext:value-type="float">
            <text:p>0.0002559275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.37" calcext:value-type="float">
            <text:p>2.37</text:p>
          </table:table-cell>
          <table:table-cell office:value-type="float" office:value="0.01817578" calcext:value-type="float">
            <text:p>0.01817578</text:p>
          </table:table-cell>
          <table:table-cell/>
          <table:table-cell office:value-type="float" office:value="2.37" calcext:value-type="float">
            <text:p>2.37</text:p>
          </table:table-cell>
          <table:table-cell office:value-type="float" office:value="0.01444376" calcext:value-type="float">
            <text:p>0.01444376</text:p>
          </table:table-cell>
          <table:table-cell/>
          <table:table-cell office:value-type="float" office:value="2.37" calcext:value-type="float">
            <text:p>2.37</text:p>
          </table:table-cell>
          <table:table-cell office:value-type="float" office:value="0.0118421" calcext:value-type="float">
            <text:p>0.0118421</text:p>
          </table:table-cell>
          <table:table-cell/>
          <table:table-cell office:value-type="float" office:value="2.37" calcext:value-type="float">
            <text:p>2.37</text:p>
          </table:table-cell>
          <table:table-cell office:value-type="float" office:value="0.003268274" calcext:value-type="float">
            <text:p>0.003268274</text:p>
          </table:table-cell>
          <table:table-cell/>
          <table:table-cell office:value-type="float" office:value="2.37" calcext:value-type="float">
            <text:p>2.37</text:p>
          </table:table-cell>
          <table:table-cell office:value-type="float" office:value="0.0002586506" calcext:value-type="float">
            <text:p>0.0002586506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.43" calcext:value-type="float">
            <text:p>2.43</text:p>
          </table:table-cell>
          <table:table-cell office:value-type="float" office:value="0.0184481" calcext:value-type="float">
            <text:p>0.0184481</text:p>
          </table:table-cell>
          <table:table-cell/>
          <table:table-cell office:value-type="float" office:value="2.43" calcext:value-type="float">
            <text:p>2.43</text:p>
          </table:table-cell>
          <table:table-cell office:value-type="float" office:value="0.01536325" calcext:value-type="float">
            <text:p>0.01536325</text:p>
          </table:table-cell>
          <table:table-cell/>
          <table:table-cell office:value-type="float" office:value="2.43" calcext:value-type="float">
            <text:p>2.43</text:p>
          </table:table-cell>
          <table:table-cell office:value-type="float" office:value="0.01159224" calcext:value-type="float">
            <text:p>0.01159224</text:p>
          </table:table-cell>
          <table:table-cell/>
          <table:table-cell office:value-type="float" office:value="2.43" calcext:value-type="float">
            <text:p>2.43</text:p>
          </table:table-cell>
          <table:table-cell office:value-type="float" office:value="0.003187997" calcext:value-type="float">
            <text:p>0.003187997</text:p>
          </table:table-cell>
          <table:table-cell/>
          <table:table-cell office:value-type="float" office:value="2.43" calcext:value-type="float">
            <text:p>2.43</text:p>
          </table:table-cell>
          <table:table-cell office:value-type="float" office:value="0.0002720525" calcext:value-type="float">
            <text:p>0.0002720525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.49" calcext:value-type="float">
            <text:p>2.49</text:p>
          </table:table-cell>
          <table:table-cell office:value-type="float" office:value="0.01883524" calcext:value-type="float">
            <text:p>0.01883524</text:p>
          </table:table-cell>
          <table:table-cell/>
          <table:table-cell office:value-type="float" office:value="2.49" calcext:value-type="float">
            <text:p>2.49</text:p>
          </table:table-cell>
          <table:table-cell office:value-type="float" office:value="0.01520324" calcext:value-type="float">
            <text:p>0.01520324</text:p>
          </table:table-cell>
          <table:table-cell/>
          <table:table-cell office:value-type="float" office:value="2.49" calcext:value-type="float">
            <text:p>2.49</text:p>
          </table:table-cell>
          <table:table-cell office:value-type="float" office:value="0.01195377" calcext:value-type="float">
            <text:p>0.01195377</text:p>
          </table:table-cell>
          <table:table-cell/>
          <table:table-cell office:value-type="float" office:value="2.49" calcext:value-type="float">
            <text:p>2.49</text:p>
          </table:table-cell>
          <table:table-cell office:value-type="float" office:value="0.003143551" calcext:value-type="float">
            <text:p>0.003143551</text:p>
          </table:table-cell>
          <table:table-cell/>
          <table:table-cell office:value-type="float" office:value="2.49" calcext:value-type="float">
            <text:p>2.49</text:p>
          </table:table-cell>
          <table:table-cell office:value-type="float" office:value="0.000258364" calcext:value-type="float">
            <text:p>0.000258364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.55" calcext:value-type="float">
            <text:p>2.55</text:p>
          </table:table-cell>
          <table:table-cell office:value-type="float" office:value="0.01928721" calcext:value-type="float">
            <text:p>0.01928721</text:p>
          </table:table-cell>
          <table:table-cell/>
          <table:table-cell office:value-type="float" office:value="2.55" calcext:value-type="float">
            <text:p>2.55</text:p>
          </table:table-cell>
          <table:table-cell office:value-type="float" office:value="0.01565037" calcext:value-type="float">
            <text:p>0.01565037</text:p>
          </table:table-cell>
          <table:table-cell/>
          <table:table-cell office:value-type="float" office:value="2.55" calcext:value-type="float">
            <text:p>2.55</text:p>
          </table:table-cell>
          <table:table-cell office:value-type="float" office:value="0.01209662" calcext:value-type="float">
            <text:p>0.01209662</text:p>
          </table:table-cell>
          <table:table-cell/>
          <table:table-cell office:value-type="float" office:value="2.55" calcext:value-type="float">
            <text:p>2.55</text:p>
          </table:table-cell>
          <table:table-cell office:value-type="float" office:value="0.003020969" calcext:value-type="float">
            <text:p>0.003020969</text:p>
          </table:table-cell>
          <table:table-cell/>
          <table:table-cell office:value-type="float" office:value="2.55" calcext:value-type="float">
            <text:p>2.55</text:p>
          </table:table-cell>
          <table:table-cell office:value-type="float" office:value="0.0002424939" calcext:value-type="float">
            <text:p>0.0002424939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.61" calcext:value-type="float">
            <text:p>2.61</text:p>
          </table:table-cell>
          <table:table-cell office:value-type="float" office:value="0.02017909" calcext:value-type="float">
            <text:p>0.02017909</text:p>
          </table:table-cell>
          <table:table-cell/>
          <table:table-cell office:value-type="float" office:value="2.61" calcext:value-type="float">
            <text:p>2.61</text:p>
          </table:table-cell>
          <table:table-cell office:value-type="float" office:value="0.0160121" calcext:value-type="float">
            <text:p>0.0160121</text:p>
          </table:table-cell>
          <table:table-cell/>
          <table:table-cell office:value-type="float" office:value="2.61" calcext:value-type="float">
            <text:p>2.61</text:p>
          </table:table-cell>
          <table:table-cell office:value-type="float" office:value="0.01244691" calcext:value-type="float">
            <text:p>0.01244691</text:p>
          </table:table-cell>
          <table:table-cell/>
          <table:table-cell office:value-type="float" office:value="2.61" calcext:value-type="float">
            <text:p>2.61</text:p>
          </table:table-cell>
          <table:table-cell office:value-type="float" office:value="0.003161671" calcext:value-type="float">
            <text:p>0.003161671</text:p>
          </table:table-cell>
          <table:table-cell/>
          <table:table-cell office:value-type="float" office:value="2.61" calcext:value-type="float">
            <text:p>2.61</text:p>
          </table:table-cell>
          <table:table-cell office:value-type="float" office:value="0.0002473025" calcext:value-type="float">
            <text:p>0.0002473025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.67" calcext:value-type="float">
            <text:p>2.67</text:p>
          </table:table-cell>
          <table:table-cell office:value-type="float" office:value="0.02034995" calcext:value-type="float">
            <text:p>0.02034995</text:p>
          </table:table-cell>
          <table:table-cell/>
          <table:table-cell office:value-type="float" office:value="2.67" calcext:value-type="float">
            <text:p>2.67</text:p>
          </table:table-cell>
          <table:table-cell office:value-type="float" office:value="0.01622596" calcext:value-type="float">
            <text:p>0.01622596</text:p>
          </table:table-cell>
          <table:table-cell/>
          <table:table-cell office:value-type="float" office:value="2.67" calcext:value-type="float">
            <text:p>2.67</text:p>
          </table:table-cell>
          <table:table-cell office:value-type="float" office:value="0.01236657" calcext:value-type="float">
            <text:p>0.01236657</text:p>
          </table:table-cell>
          <table:table-cell/>
          <table:table-cell office:value-type="float" office:value="2.67" calcext:value-type="float">
            <text:p>2.67</text:p>
          </table:table-cell>
          <table:table-cell office:value-type="float" office:value="0.003030596" calcext:value-type="float">
            <text:p>0.003030596</text:p>
          </table:table-cell>
          <table:table-cell/>
          <table:table-cell office:value-type="float" office:value="2.67" calcext:value-type="float">
            <text:p>2.67</text:p>
          </table:table-cell>
          <table:table-cell office:value-type="float" office:value="0.0002526932" calcext:value-type="float">
            <text:p>0.0002526932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.73" calcext:value-type="float">
            <text:p>2.73</text:p>
          </table:table-cell>
          <table:table-cell office:value-type="float" office:value="0.02108775" calcext:value-type="float">
            <text:p>0.02108775</text:p>
          </table:table-cell>
          <table:table-cell/>
          <table:table-cell office:value-type="float" office:value="2.73" calcext:value-type="float">
            <text:p>2.73</text:p>
          </table:table-cell>
          <table:table-cell office:value-type="float" office:value="0.01640876" calcext:value-type="float">
            <text:p>0.01640876</text:p>
          </table:table-cell>
          <table:table-cell/>
          <table:table-cell office:value-type="float" office:value="2.73" calcext:value-type="float">
            <text:p>2.73</text:p>
          </table:table-cell>
          <table:table-cell office:value-type="float" office:value="0.01218667" calcext:value-type="float">
            <text:p>0.01218667</text:p>
          </table:table-cell>
          <table:table-cell/>
          <table:table-cell office:value-type="float" office:value="2.73" calcext:value-type="float">
            <text:p>2.73</text:p>
          </table:table-cell>
          <table:table-cell office:value-type="float" office:value="0.002987095" calcext:value-type="float">
            <text:p>0.002987095</text:p>
          </table:table-cell>
          <table:table-cell/>
          <table:table-cell office:value-type="float" office:value="2.73" calcext:value-type="float">
            <text:p>2.73</text:p>
          </table:table-cell>
          <table:table-cell office:value-type="float" office:value="0.0002378798" calcext:value-type="float">
            <text:p>0.0002378798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.79" calcext:value-type="float">
            <text:p>2.79</text:p>
          </table:table-cell>
          <table:table-cell office:value-type="float" office:value="0.02120103" calcext:value-type="float">
            <text:p>0.02120103</text:p>
          </table:table-cell>
          <table:table-cell/>
          <table:table-cell office:value-type="float" office:value="2.79" calcext:value-type="float">
            <text:p>2.79</text:p>
          </table:table-cell>
          <table:table-cell office:value-type="float" office:value="0.01711056" calcext:value-type="float">
            <text:p>0.01711056</text:p>
          </table:table-cell>
          <table:table-cell/>
          <table:table-cell office:value-type="float" office:value="2.79" calcext:value-type="float">
            <text:p>2.79</text:p>
          </table:table-cell>
          <table:table-cell office:value-type="float" office:value="0.01265866" calcext:value-type="float">
            <text:p>0.01265866</text:p>
          </table:table-cell>
          <table:table-cell/>
          <table:table-cell office:value-type="float" office:value="2.79" calcext:value-type="float">
            <text:p>2.79</text:p>
          </table:table-cell>
          <table:table-cell office:value-type="float" office:value="0.002720825" calcext:value-type="float">
            <text:p>0.002720825</text:p>
          </table:table-cell>
          <table:table-cell/>
          <table:table-cell office:value-type="float" office:value="2.79" calcext:value-type="float">
            <text:p>2.79</text:p>
          </table:table-cell>
          <table:table-cell office:value-type="float" office:value="0.0002493351" calcext:value-type="float">
            <text:p>0.0002493351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.85" calcext:value-type="float">
            <text:p>2.85</text:p>
          </table:table-cell>
          <table:table-cell office:value-type="float" office:value="0.02188027" calcext:value-type="float">
            <text:p>0.02188027</text:p>
          </table:table-cell>
          <table:table-cell/>
          <table:table-cell office:value-type="float" office:value="2.85" calcext:value-type="float">
            <text:p>2.85</text:p>
          </table:table-cell>
          <table:table-cell office:value-type="float" office:value="0.01732951" calcext:value-type="float">
            <text:p>0.01732951</text:p>
          </table:table-cell>
          <table:table-cell/>
          <table:table-cell office:value-type="float" office:value="2.85" calcext:value-type="float">
            <text:p>2.85</text:p>
          </table:table-cell>
          <table:table-cell office:value-type="float" office:value="0.01270456" calcext:value-type="float">
            <text:p>0.01270456</text:p>
          </table:table-cell>
          <table:table-cell/>
          <table:table-cell office:value-type="float" office:value="2.85" calcext:value-type="float">
            <text:p>2.85</text:p>
          </table:table-cell>
          <table:table-cell office:value-type="float" office:value="0.002802718" calcext:value-type="float">
            <text:p>0.002802718</text:p>
          </table:table-cell>
          <table:table-cell/>
          <table:table-cell office:value-type="float" office:value="2.85" calcext:value-type="float">
            <text:p>2.85</text:p>
          </table:table-cell>
          <table:table-cell office:value-type="float" office:value="0.0002590532" calcext:value-type="float">
            <text:p>0.0002590532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.91" calcext:value-type="float">
            <text:p>2.91</text:p>
          </table:table-cell>
          <table:table-cell office:value-type="float" office:value="0.02229879" calcext:value-type="float">
            <text:p>0.02229879</text:p>
          </table:table-cell>
          <table:table-cell/>
          <table:table-cell office:value-type="float" office:value="2.91" calcext:value-type="float">
            <text:p>2.91</text:p>
          </table:table-cell>
          <table:table-cell office:value-type="float" office:value="0.01748721" calcext:value-type="float">
            <text:p>0.01748721</text:p>
          </table:table-cell>
          <table:table-cell/>
          <table:table-cell office:value-type="float" office:value="2.91" calcext:value-type="float">
            <text:p>2.91</text:p>
          </table:table-cell>
          <table:table-cell office:value-type="float" office:value="0.01286109" calcext:value-type="float">
            <text:p>0.01286109</text:p>
          </table:table-cell>
          <table:table-cell/>
          <table:table-cell office:value-type="float" office:value="2.91" calcext:value-type="float">
            <text:p>2.91</text:p>
          </table:table-cell>
          <table:table-cell office:value-type="float" office:value="0.002725964" calcext:value-type="float">
            <text:p>0.002725964</text:p>
          </table:table-cell>
          <table:table-cell/>
          <table:table-cell office:value-type="float" office:value="2.91" calcext:value-type="float">
            <text:p>2.91</text:p>
          </table:table-cell>
          <table:table-cell office:value-type="float" office:value="0.0002536986" calcext:value-type="float">
            <text:p>0.0002536986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.97" calcext:value-type="float">
            <text:p>2.97</text:p>
          </table:table-cell>
          <table:table-cell office:value-type="float" office:value="0.02268486" calcext:value-type="float">
            <text:p>0.02268486</text:p>
          </table:table-cell>
          <table:table-cell/>
          <table:table-cell office:value-type="float" office:value="2.97" calcext:value-type="float">
            <text:p>2.97</text:p>
          </table:table-cell>
          <table:table-cell office:value-type="float" office:value="0.01798489" calcext:value-type="float">
            <text:p>0.01798489</text:p>
          </table:table-cell>
          <table:table-cell/>
          <table:table-cell office:value-type="float" office:value="2.97" calcext:value-type="float">
            <text:p>2.97</text:p>
          </table:table-cell>
          <table:table-cell office:value-type="float" office:value="0.01309478" calcext:value-type="float">
            <text:p>0.01309478</text:p>
          </table:table-cell>
          <table:table-cell/>
          <table:table-cell office:value-type="float" office:value="2.97" calcext:value-type="float">
            <text:p>2.97</text:p>
          </table:table-cell>
          <table:table-cell office:value-type="float" office:value="0.002808148" calcext:value-type="float">
            <text:p>0.002808148</text:p>
          </table:table-cell>
          <table:table-cell/>
          <table:table-cell office:value-type="float" office:value="2.97" calcext:value-type="float">
            <text:p>2.97</text:p>
          </table:table-cell>
          <table:table-cell office:value-type="float" office:value="0.0002394075" calcext:value-type="float">
            <text:p>0.0002394075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03" calcext:value-type="float">
            <text:p>3.03</text:p>
          </table:table-cell>
          <table:table-cell office:value-type="float" office:value="0.02331355" calcext:value-type="float">
            <text:p>0.02331355</text:p>
          </table:table-cell>
          <table:table-cell/>
          <table:table-cell office:value-type="float" office:value="3.03" calcext:value-type="float">
            <text:p>3.03</text:p>
          </table:table-cell>
          <table:table-cell office:value-type="float" office:value="0.01864223" calcext:value-type="float">
            <text:p>0.01864223</text:p>
          </table:table-cell>
          <table:table-cell/>
          <table:table-cell office:value-type="float" office:value="3.03" calcext:value-type="float">
            <text:p>3.03</text:p>
          </table:table-cell>
          <table:table-cell office:value-type="float" office:value="0.01315821" calcext:value-type="float">
            <text:p>0.01315821</text:p>
          </table:table-cell>
          <table:table-cell/>
          <table:table-cell office:value-type="float" office:value="3.03" calcext:value-type="float">
            <text:p>3.03</text:p>
          </table:table-cell>
          <table:table-cell office:value-type="float" office:value="0.002844167" calcext:value-type="float">
            <text:p>0.002844167</text:p>
          </table:table-cell>
          <table:table-cell/>
          <table:table-cell office:value-type="float" office:value="3.03" calcext:value-type="float">
            <text:p>3.03</text:p>
          </table:table-cell>
          <table:table-cell office:value-type="float" office:value="0.0002059356" calcext:value-type="float">
            <text:p>0.0002059356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.09" calcext:value-type="float">
            <text:p>3.09</text:p>
          </table:table-cell>
          <table:table-cell office:value-type="float" office:value="0.02400321" calcext:value-type="float">
            <text:p>0.02400321</text:p>
          </table:table-cell>
          <table:table-cell/>
          <table:table-cell office:value-type="float" office:value="3.09" calcext:value-type="float">
            <text:p>3.09</text:p>
          </table:table-cell>
          <table:table-cell office:value-type="float" office:value="0.01892917" calcext:value-type="float">
            <text:p>0.01892917</text:p>
          </table:table-cell>
          <table:table-cell/>
          <table:table-cell office:value-type="float" office:value="3.09" calcext:value-type="float">
            <text:p>3.09</text:p>
          </table:table-cell>
          <table:table-cell office:value-type="float" office:value="0.01313763" calcext:value-type="float">
            <text:p>0.01313763</text:p>
          </table:table-cell>
          <table:table-cell/>
          <table:table-cell office:value-type="float" office:value="3.09" calcext:value-type="float">
            <text:p>3.09</text:p>
          </table:table-cell>
          <table:table-cell office:value-type="float" office:value="0.002830423" calcext:value-type="float">
            <text:p>0.002830423</text:p>
          </table:table-cell>
          <table:table-cell/>
          <table:table-cell office:value-type="float" office:value="3.09" calcext:value-type="float">
            <text:p>3.09</text:p>
          </table:table-cell>
          <table:table-cell office:value-type="float" office:value="0.0002435772" calcext:value-type="float">
            <text:p>0.0002435772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.15" calcext:value-type="float">
            <text:p>3.15</text:p>
          </table:table-cell>
          <table:table-cell office:value-type="float" office:value="0.02399422" calcext:value-type="float">
            <text:p>0.02399422</text:p>
          </table:table-cell>
          <table:table-cell/>
          <table:table-cell office:value-type="float" office:value="3.15" calcext:value-type="float">
            <text:p>3.15</text:p>
          </table:table-cell>
          <table:table-cell office:value-type="float" office:value="0.01896536" calcext:value-type="float">
            <text:p>0.01896536</text:p>
          </table:table-cell>
          <table:table-cell/>
          <table:table-cell office:value-type="float" office:value="3.15" calcext:value-type="float">
            <text:p>3.15</text:p>
          </table:table-cell>
          <table:table-cell office:value-type="float" office:value="0.01363327" calcext:value-type="float">
            <text:p>0.01363327</text:p>
          </table:table-cell>
          <table:table-cell/>
          <table:table-cell office:value-type="float" office:value="3.15" calcext:value-type="float">
            <text:p>3.15</text:p>
          </table:table-cell>
          <table:table-cell office:value-type="float" office:value="0.002915126" calcext:value-type="float">
            <text:p>0.002915126</text:p>
          </table:table-cell>
          <table:table-cell/>
          <table:table-cell office:value-type="float" office:value="3.15" calcext:value-type="float">
            <text:p>3.15</text:p>
          </table:table-cell>
          <table:table-cell office:value-type="float" office:value="0.0002511476" calcext:value-type="float">
            <text:p>0.0002511476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.21" calcext:value-type="float">
            <text:p>3.21</text:p>
          </table:table-cell>
          <table:table-cell office:value-type="float" office:value="0.02490746" calcext:value-type="float">
            <text:p>0.02490746</text:p>
          </table:table-cell>
          <table:table-cell/>
          <table:table-cell office:value-type="float" office:value="3.21" calcext:value-type="float">
            <text:p>3.21</text:p>
          </table:table-cell>
          <table:table-cell office:value-type="float" office:value="0.01945098" calcext:value-type="float">
            <text:p>0.01945098</text:p>
          </table:table-cell>
          <table:table-cell/>
          <table:table-cell office:value-type="float" office:value="3.21" calcext:value-type="float">
            <text:p>3.21</text:p>
          </table:table-cell>
          <table:table-cell office:value-type="float" office:value="0.01332389" calcext:value-type="float">
            <text:p>0.01332389</text:p>
          </table:table-cell>
          <table:table-cell/>
          <table:table-cell office:value-type="float" office:value="3.21" calcext:value-type="float">
            <text:p>3.21</text:p>
          </table:table-cell>
          <table:table-cell office:value-type="float" office:value="0.002842616" calcext:value-type="float">
            <text:p>0.002842616</text:p>
          </table:table-cell>
          <table:table-cell/>
          <table:table-cell office:value-type="float" office:value="3.21" calcext:value-type="float">
            <text:p>3.21</text:p>
          </table:table-cell>
          <table:table-cell office:value-type="float" office:value="0.0002345589" calcext:value-type="float">
            <text:p>0.0002345589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.27" calcext:value-type="float">
            <text:p>3.27</text:p>
          </table:table-cell>
          <table:table-cell office:value-type="float" office:value="0.02529808" calcext:value-type="float">
            <text:p>0.02529808</text:p>
          </table:table-cell>
          <table:table-cell/>
          <table:table-cell office:value-type="float" office:value="3.27" calcext:value-type="float">
            <text:p>3.27</text:p>
          </table:table-cell>
          <table:table-cell office:value-type="float" office:value="0.01998257" calcext:value-type="float">
            <text:p>0.01998257</text:p>
          </table:table-cell>
          <table:table-cell/>
          <table:table-cell office:value-type="float" office:value="3.27" calcext:value-type="float">
            <text:p>3.27</text:p>
          </table:table-cell>
          <table:table-cell office:value-type="float" office:value="0.01366965" calcext:value-type="float">
            <text:p>0.01366965</text:p>
          </table:table-cell>
          <table:table-cell/>
          <table:table-cell office:value-type="float" office:value="3.27" calcext:value-type="float">
            <text:p>3.27</text:p>
          </table:table-cell>
          <table:table-cell office:value-type="float" office:value="0.002893852" calcext:value-type="float">
            <text:p>0.002893852</text:p>
          </table:table-cell>
          <table:table-cell/>
          <table:table-cell office:value-type="float" office:value="3.27" calcext:value-type="float">
            <text:p>3.27</text:p>
          </table:table-cell>
          <table:table-cell office:value-type="float" office:value="0.0002352218" calcext:value-type="float">
            <text:p>0.0002352218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.33" calcext:value-type="float">
            <text:p>3.33</text:p>
          </table:table-cell>
          <table:table-cell office:value-type="float" office:value="0.02556804" calcext:value-type="float">
            <text:p>0.02556804</text:p>
          </table:table-cell>
          <table:table-cell/>
          <table:table-cell office:value-type="float" office:value="3.33" calcext:value-type="float">
            <text:p>3.33</text:p>
          </table:table-cell>
          <table:table-cell office:value-type="float" office:value="0.02033901" calcext:value-type="float">
            <text:p>0.02033901</text:p>
          </table:table-cell>
          <table:table-cell/>
          <table:table-cell office:value-type="float" office:value="3.33" calcext:value-type="float">
            <text:p>3.33</text:p>
          </table:table-cell>
          <table:table-cell office:value-type="float" office:value="0.01358937" calcext:value-type="float">
            <text:p>0.01358937</text:p>
          </table:table-cell>
          <table:table-cell/>
          <table:table-cell office:value-type="float" office:value="3.33" calcext:value-type="float">
            <text:p>3.33</text:p>
          </table:table-cell>
          <table:table-cell office:value-type="float" office:value="0.002667653" calcext:value-type="float">
            <text:p>0.002667653</text:p>
          </table:table-cell>
          <table:table-cell/>
          <table:table-cell office:value-type="float" office:value="3.33" calcext:value-type="float">
            <text:p>3.33</text:p>
          </table:table-cell>
          <table:table-cell office:value-type="float" office:value="0.000230765" calcext:value-type="float">
            <text:p>0.000230765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.39" calcext:value-type="float">
            <text:p>3.39</text:p>
          </table:table-cell>
          <table:table-cell office:value-type="float" office:value="0.02632186" calcext:value-type="float">
            <text:p>0.02632186</text:p>
          </table:table-cell>
          <table:table-cell/>
          <table:table-cell office:value-type="float" office:value="3.39" calcext:value-type="float">
            <text:p>3.39</text:p>
          </table:table-cell>
          <table:table-cell office:value-type="float" office:value="0.02085533" calcext:value-type="float">
            <text:p>0.02085533</text:p>
          </table:table-cell>
          <table:table-cell/>
          <table:table-cell office:value-type="float" office:value="3.39" calcext:value-type="float">
            <text:p>3.39</text:p>
          </table:table-cell>
          <table:table-cell office:value-type="float" office:value="0.01382767" calcext:value-type="float">
            <text:p>0.01382767</text:p>
          </table:table-cell>
          <table:table-cell/>
          <table:table-cell office:value-type="float" office:value="3.39" calcext:value-type="float">
            <text:p>3.39</text:p>
          </table:table-cell>
          <table:table-cell office:value-type="float" office:value="0.002968718" calcext:value-type="float">
            <text:p>0.002968718</text:p>
          </table:table-cell>
          <table:table-cell/>
          <table:table-cell office:value-type="float" office:value="3.39" calcext:value-type="float">
            <text:p>3.39</text:p>
          </table:table-cell>
          <table:table-cell office:value-type="float" office:value="0.0002060078" calcext:value-type="float">
            <text:p>0.0002060078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.45" calcext:value-type="float">
            <text:p>3.45</text:p>
          </table:table-cell>
          <table:table-cell office:value-type="float" office:value="0.02674047" calcext:value-type="float">
            <text:p>0.02674047</text:p>
          </table:table-cell>
          <table:table-cell/>
          <table:table-cell office:value-type="float" office:value="3.45" calcext:value-type="float">
            <text:p>3.45</text:p>
          </table:table-cell>
          <table:table-cell office:value-type="float" office:value="0.02118836" calcext:value-type="float">
            <text:p>0.02118836</text:p>
          </table:table-cell>
          <table:table-cell/>
          <table:table-cell office:value-type="float" office:value="3.45" calcext:value-type="float">
            <text:p>3.45</text:p>
          </table:table-cell>
          <table:table-cell office:value-type="float" office:value="0.01403855" calcext:value-type="float">
            <text:p>0.01403855</text:p>
          </table:table-cell>
          <table:table-cell/>
          <table:table-cell office:value-type="float" office:value="3.45" calcext:value-type="float">
            <text:p>3.45</text:p>
          </table:table-cell>
          <table:table-cell office:value-type="float" office:value="0.00292828" calcext:value-type="float">
            <text:p>0.00292828</text:p>
          </table:table-cell>
          <table:table-cell/>
          <table:table-cell office:value-type="float" office:value="3.45" calcext:value-type="float">
            <text:p>3.45</text:p>
          </table:table-cell>
          <table:table-cell office:value-type="float" office:value="0.0002232084" calcext:value-type="float">
            <text:p>0.0002232084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.51" calcext:value-type="float">
            <text:p>3.51</text:p>
          </table:table-cell>
          <table:table-cell office:value-type="float" office:value="0.02710665" calcext:value-type="float">
            <text:p>0.02710665</text:p>
          </table:table-cell>
          <table:table-cell/>
          <table:table-cell office:value-type="float" office:value="3.51" calcext:value-type="float">
            <text:p>3.51</text:p>
          </table:table-cell>
          <table:table-cell office:value-type="float" office:value="0.02133438" calcext:value-type="float">
            <text:p>0.02133438</text:p>
          </table:table-cell>
          <table:table-cell/>
          <table:table-cell office:value-type="float" office:value="3.51" calcext:value-type="float">
            <text:p>3.51</text:p>
          </table:table-cell>
          <table:table-cell office:value-type="float" office:value="0.01413046" calcext:value-type="float">
            <text:p>0.01413046</text:p>
          </table:table-cell>
          <table:table-cell/>
          <table:table-cell office:value-type="float" office:value="3.51" calcext:value-type="float">
            <text:p>3.51</text:p>
          </table:table-cell>
          <table:table-cell office:value-type="float" office:value="0.00270666" calcext:value-type="float">
            <text:p>0.00270666</text:p>
          </table:table-cell>
          <table:table-cell/>
          <table:table-cell office:value-type="float" office:value="3.51" calcext:value-type="float">
            <text:p>3.51</text:p>
          </table:table-cell>
          <table:table-cell office:value-type="float" office:value="0.0002205022" calcext:value-type="float">
            <text:p>0.0002205022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.57" calcext:value-type="float">
            <text:p>3.57</text:p>
          </table:table-cell>
          <table:table-cell office:value-type="float" office:value="0.02763734" calcext:value-type="float">
            <text:p>0.02763734</text:p>
          </table:table-cell>
          <table:table-cell/>
          <table:table-cell office:value-type="float" office:value="3.57" calcext:value-type="float">
            <text:p>3.57</text:p>
          </table:table-cell>
          <table:table-cell office:value-type="float" office:value="0.02172844" calcext:value-type="float">
            <text:p>0.02172844</text:p>
          </table:table-cell>
          <table:table-cell/>
          <table:table-cell office:value-type="float" office:value="3.57" calcext:value-type="float">
            <text:p>3.57</text:p>
          </table:table-cell>
          <table:table-cell office:value-type="float" office:value="0.01416111" calcext:value-type="float">
            <text:p>0.01416111</text:p>
          </table:table-cell>
          <table:table-cell/>
          <table:table-cell office:value-type="float" office:value="3.57" calcext:value-type="float">
            <text:p>3.57</text:p>
          </table:table-cell>
          <table:table-cell office:value-type="float" office:value="0.002853836" calcext:value-type="float">
            <text:p>0.002853836</text:p>
          </table:table-cell>
          <table:table-cell/>
          <table:table-cell office:value-type="float" office:value="3.57" calcext:value-type="float">
            <text:p>3.57</text:p>
          </table:table-cell>
          <table:table-cell office:value-type="float" office:value="0.0002128451" calcext:value-type="float">
            <text:p>0.0002128451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.63" calcext:value-type="float">
            <text:p>3.63</text:p>
          </table:table-cell>
          <table:table-cell office:value-type="float" office:value="0.0280022" calcext:value-type="float">
            <text:p>0.0280022</text:p>
          </table:table-cell>
          <table:table-cell/>
          <table:table-cell office:value-type="float" office:value="3.63" calcext:value-type="float">
            <text:p>3.63</text:p>
          </table:table-cell>
          <table:table-cell office:value-type="float" office:value="0.02208954" calcext:value-type="float">
            <text:p>0.02208954</text:p>
          </table:table-cell>
          <table:table-cell/>
          <table:table-cell office:value-type="float" office:value="3.63" calcext:value-type="float">
            <text:p>3.63</text:p>
          </table:table-cell>
          <table:table-cell office:value-type="float" office:value="0.01427989" calcext:value-type="float">
            <text:p>0.01427989</text:p>
          </table:table-cell>
          <table:table-cell/>
          <table:table-cell office:value-type="float" office:value="3.63" calcext:value-type="float">
            <text:p>3.63</text:p>
          </table:table-cell>
          <table:table-cell office:value-type="float" office:value="0.00296731" calcext:value-type="float">
            <text:p>0.00296731</text:p>
          </table:table-cell>
          <table:table-cell/>
          <table:table-cell office:value-type="float" office:value="3.63" calcext:value-type="float">
            <text:p>3.63</text:p>
          </table:table-cell>
          <table:table-cell office:value-type="float" office:value="0.0002053597" calcext:value-type="float">
            <text:p>0.0002053597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.69" calcext:value-type="float">
            <text:p>3.69</text:p>
          </table:table-cell>
          <table:table-cell office:value-type="float" office:value="0.02823779" calcext:value-type="float">
            <text:p>0.02823779</text:p>
          </table:table-cell>
          <table:table-cell/>
          <table:table-cell office:value-type="float" office:value="3.69" calcext:value-type="float">
            <text:p>3.69</text:p>
          </table:table-cell>
          <table:table-cell office:value-type="float" office:value="0.02226458" calcext:value-type="float">
            <text:p>0.02226458</text:p>
          </table:table-cell>
          <table:table-cell/>
          <table:table-cell office:value-type="float" office:value="3.69" calcext:value-type="float">
            <text:p>3.69</text:p>
          </table:table-cell>
          <table:table-cell office:value-type="float" office:value="0.0144834" calcext:value-type="float">
            <text:p>0.0144834</text:p>
          </table:table-cell>
          <table:table-cell/>
          <table:table-cell office:value-type="float" office:value="3.69" calcext:value-type="float">
            <text:p>3.69</text:p>
          </table:table-cell>
          <table:table-cell office:value-type="float" office:value="0.002867377" calcext:value-type="float">
            <text:p>0.002867377</text:p>
          </table:table-cell>
          <table:table-cell/>
          <table:table-cell office:value-type="float" office:value="3.69" calcext:value-type="float">
            <text:p>3.69</text:p>
          </table:table-cell>
          <table:table-cell office:value-type="float" office:value="0.0002112134" calcext:value-type="float">
            <text:p>0.0002112134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.75" calcext:value-type="float">
            <text:p>3.75</text:p>
          </table:table-cell>
          <table:table-cell office:value-type="float" office:value="0.02909202" calcext:value-type="float">
            <text:p>0.02909202</text:p>
          </table:table-cell>
          <table:table-cell/>
          <table:table-cell office:value-type="float" office:value="3.75" calcext:value-type="float">
            <text:p>3.75</text:p>
          </table:table-cell>
          <table:table-cell office:value-type="float" office:value="0.02262481" calcext:value-type="float">
            <text:p>0.02262481</text:p>
          </table:table-cell>
          <table:table-cell/>
          <table:table-cell office:value-type="float" office:value="3.75" calcext:value-type="float">
            <text:p>3.75</text:p>
          </table:table-cell>
          <table:table-cell office:value-type="float" office:value="0.01431673" calcext:value-type="float">
            <text:p>0.01431673</text:p>
          </table:table-cell>
          <table:table-cell/>
          <table:table-cell office:value-type="float" office:value="3.75" calcext:value-type="float">
            <text:p>3.75</text:p>
          </table:table-cell>
          <table:table-cell office:value-type="float" office:value="0.002732826" calcext:value-type="float">
            <text:p>0.002732826</text:p>
          </table:table-cell>
          <table:table-cell/>
          <table:table-cell office:value-type="float" office:value="3.75" calcext:value-type="float">
            <text:p>3.75</text:p>
          </table:table-cell>
          <table:table-cell office:value-type="float" office:value="0.000205641" calcext:value-type="float">
            <text:p>0.000205641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.81" calcext:value-type="float">
            <text:p>3.81</text:p>
          </table:table-cell>
          <table:table-cell office:value-type="float" office:value="0.02980112" calcext:value-type="float">
            <text:p>0.02980112</text:p>
          </table:table-cell>
          <table:table-cell/>
          <table:table-cell office:value-type="float" office:value="3.81" calcext:value-type="float">
            <text:p>3.81</text:p>
          </table:table-cell>
          <table:table-cell office:value-type="float" office:value="0.02307596" calcext:value-type="float">
            <text:p>0.02307596</text:p>
          </table:table-cell>
          <table:table-cell/>
          <table:table-cell office:value-type="float" office:value="3.81" calcext:value-type="float">
            <text:p>3.81</text:p>
          </table:table-cell>
          <table:table-cell office:value-type="float" office:value="0.01434524" calcext:value-type="float">
            <text:p>0.01434524</text:p>
          </table:table-cell>
          <table:table-cell/>
          <table:table-cell office:value-type="float" office:value="3.81" calcext:value-type="float">
            <text:p>3.81</text:p>
          </table:table-cell>
          <table:table-cell office:value-type="float" office:value="0.002638578" calcext:value-type="float">
            <text:p>0.002638578</text:p>
          </table:table-cell>
          <table:table-cell/>
          <table:table-cell office:value-type="float" office:value="3.81" calcext:value-type="float">
            <text:p>3.81</text:p>
          </table:table-cell>
          <table:table-cell office:value-type="float" office:value="0.000199691" calcext:value-type="float">
            <text:p>0.000199691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87" calcext:value-type="float">
            <text:p>3.87</text:p>
          </table:table-cell>
          <table:table-cell office:value-type="float" office:value="0.03059967" calcext:value-type="float">
            <text:p>0.03059967</text:p>
          </table:table-cell>
          <table:table-cell/>
          <table:table-cell office:value-type="float" office:value="3.87" calcext:value-type="float">
            <text:p>3.87</text:p>
          </table:table-cell>
          <table:table-cell office:value-type="float" office:value="0.02346038" calcext:value-type="float">
            <text:p>0.02346038</text:p>
          </table:table-cell>
          <table:table-cell/>
          <table:table-cell office:value-type="float" office:value="3.87" calcext:value-type="float">
            <text:p>3.87</text:p>
          </table:table-cell>
          <table:table-cell office:value-type="float" office:value="0.01458725" calcext:value-type="float">
            <text:p>0.01458725</text:p>
          </table:table-cell>
          <table:table-cell/>
          <table:table-cell office:value-type="float" office:value="3.87" calcext:value-type="float">
            <text:p>3.87</text:p>
          </table:table-cell>
          <table:table-cell office:value-type="float" office:value="0.002638795" calcext:value-type="float">
            <text:p>0.002638795</text:p>
          </table:table-cell>
          <table:table-cell/>
          <table:table-cell office:value-type="float" office:value="3.87" calcext:value-type="float">
            <text:p>3.87</text:p>
          </table:table-cell>
          <table:table-cell office:value-type="float" office:value="0.0001914976" calcext:value-type="float">
            <text:p>0.0001914976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.93" calcext:value-type="float">
            <text:p>3.93</text:p>
          </table:table-cell>
          <table:table-cell office:value-type="float" office:value="0.03054919" calcext:value-type="float">
            <text:p>0.03054919</text:p>
          </table:table-cell>
          <table:table-cell/>
          <table:table-cell office:value-type="float" office:value="3.93" calcext:value-type="float">
            <text:p>3.93</text:p>
          </table:table-cell>
          <table:table-cell office:value-type="float" office:value="0.02370104" calcext:value-type="float">
            <text:p>0.02370104</text:p>
          </table:table-cell>
          <table:table-cell/>
          <table:table-cell office:value-type="float" office:value="3.93" calcext:value-type="float">
            <text:p>3.93</text:p>
          </table:table-cell>
          <table:table-cell office:value-type="float" office:value="0.01423603" calcext:value-type="float">
            <text:p>0.01423603</text:p>
          </table:table-cell>
          <table:table-cell/>
          <table:table-cell office:value-type="float" office:value="3.93" calcext:value-type="float">
            <text:p>3.93</text:p>
          </table:table-cell>
          <table:table-cell office:value-type="float" office:value="0.00282963" calcext:value-type="float">
            <text:p>0.00282963</text:p>
          </table:table-cell>
          <table:table-cell/>
          <table:table-cell office:value-type="float" office:value="3.93" calcext:value-type="float">
            <text:p>3.93</text:p>
          </table:table-cell>
          <table:table-cell office:value-type="float" office:value="0.0002130277" calcext:value-type="float">
            <text:p>0.0002130277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.99" calcext:value-type="float">
            <text:p>3.99</text:p>
          </table:table-cell>
          <table:table-cell office:value-type="float" office:value="0.03093757" calcext:value-type="float">
            <text:p>0.03093757</text:p>
          </table:table-cell>
          <table:table-cell/>
          <table:table-cell office:value-type="float" office:value="3.99" calcext:value-type="float">
            <text:p>3.99</text:p>
          </table:table-cell>
          <table:table-cell office:value-type="float" office:value="0.02397669" calcext:value-type="float">
            <text:p>0.02397669</text:p>
          </table:table-cell>
          <table:table-cell/>
          <table:table-cell office:value-type="float" office:value="3.99" calcext:value-type="float">
            <text:p>3.99</text:p>
          </table:table-cell>
          <table:table-cell office:value-type="float" office:value="0.01430156" calcext:value-type="float">
            <text:p>0.01430156</text:p>
          </table:table-cell>
          <table:table-cell/>
          <table:table-cell office:value-type="float" office:value="3.99" calcext:value-type="float">
            <text:p>3.99</text:p>
          </table:table-cell>
          <table:table-cell office:value-type="float" office:value="0.002868835" calcext:value-type="float">
            <text:p>0.002868835</text:p>
          </table:table-cell>
          <table:table-cell/>
          <table:table-cell office:value-type="float" office:value="3.99" calcext:value-type="float">
            <text:p>3.99</text:p>
          </table:table-cell>
          <table:table-cell office:value-type="float" office:value="0.0001882134" calcext:value-type="float">
            <text:p>0.0001882134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.05" calcext:value-type="float">
            <text:p>4.05</text:p>
          </table:table-cell>
          <table:table-cell office:value-type="float" office:value="0.03152927" calcext:value-type="float">
            <text:p>0.03152927</text:p>
          </table:table-cell>
          <table:table-cell/>
          <table:table-cell office:value-type="float" office:value="4.05" calcext:value-type="float">
            <text:p>4.05</text:p>
          </table:table-cell>
          <table:table-cell office:value-type="float" office:value="0.02428706" calcext:value-type="float">
            <text:p>0.02428706</text:p>
          </table:table-cell>
          <table:table-cell/>
          <table:table-cell office:value-type="float" office:value="4.05" calcext:value-type="float">
            <text:p>4.05</text:p>
          </table:table-cell>
          <table:table-cell office:value-type="float" office:value="0.0144661" calcext:value-type="float">
            <text:p>0.0144661</text:p>
          </table:table-cell>
          <table:table-cell/>
          <table:table-cell office:value-type="float" office:value="4.05" calcext:value-type="float">
            <text:p>4.05</text:p>
          </table:table-cell>
          <table:table-cell office:value-type="float" office:value="0.002727312" calcext:value-type="float">
            <text:p>0.002727312</text:p>
          </table:table-cell>
          <table:table-cell/>
          <table:table-cell office:value-type="float" office:value="4.05" calcext:value-type="float">
            <text:p>4.05</text:p>
          </table:table-cell>
          <table:table-cell office:value-type="float" office:value="0.0002017824" calcext:value-type="float">
            <text:p>0.0002017824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.11" calcext:value-type="float">
            <text:p>4.11</text:p>
          </table:table-cell>
          <table:table-cell office:value-type="float" office:value="0.03177885" calcext:value-type="float">
            <text:p>0.03177885</text:p>
          </table:table-cell>
          <table:table-cell/>
          <table:table-cell office:value-type="float" office:value="4.11" calcext:value-type="float">
            <text:p>4.11</text:p>
          </table:table-cell>
          <table:table-cell office:value-type="float" office:value="0.02477235" calcext:value-type="float">
            <text:p>0.02477235</text:p>
          </table:table-cell>
          <table:table-cell/>
          <table:table-cell office:value-type="float" office:value="4.11" calcext:value-type="float">
            <text:p>4.11</text:p>
          </table:table-cell>
          <table:table-cell office:value-type="float" office:value="0.01455444" calcext:value-type="float">
            <text:p>0.01455444</text:p>
          </table:table-cell>
          <table:table-cell/>
          <table:table-cell office:value-type="float" office:value="4.11" calcext:value-type="float">
            <text:p>4.11</text:p>
          </table:table-cell>
          <table:table-cell office:value-type="float" office:value="0.00271659" calcext:value-type="float">
            <text:p>0.00271659</text:p>
          </table:table-cell>
          <table:table-cell/>
          <table:table-cell office:value-type="float" office:value="4.11" calcext:value-type="float">
            <text:p>4.11</text:p>
          </table:table-cell>
          <table:table-cell office:value-type="float" office:value="0.000188937" calcext:value-type="float">
            <text:p>0.000188937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.17" calcext:value-type="float">
            <text:p>4.17</text:p>
          </table:table-cell>
          <table:table-cell office:value-type="float" office:value="0.03223153" calcext:value-type="float">
            <text:p>0.03223153</text:p>
          </table:table-cell>
          <table:table-cell/>
          <table:table-cell office:value-type="float" office:value="4.17" calcext:value-type="float">
            <text:p>4.17</text:p>
          </table:table-cell>
          <table:table-cell office:value-type="float" office:value="0.02506034" calcext:value-type="float">
            <text:p>0.02506034</text:p>
          </table:table-cell>
          <table:table-cell/>
          <table:table-cell office:value-type="float" office:value="4.17" calcext:value-type="float">
            <text:p>4.17</text:p>
          </table:table-cell>
          <table:table-cell office:value-type="float" office:value="0.01494927" calcext:value-type="float">
            <text:p>0.01494927</text:p>
          </table:table-cell>
          <table:table-cell/>
          <table:table-cell office:value-type="float" office:value="4.17" calcext:value-type="float">
            <text:p>4.17</text:p>
          </table:table-cell>
          <table:table-cell office:value-type="float" office:value="0.002778507" calcext:value-type="float">
            <text:p>0.002778507</text:p>
          </table:table-cell>
          <table:table-cell/>
          <table:table-cell office:value-type="float" office:value="4.17" calcext:value-type="float">
            <text:p>4.17</text:p>
          </table:table-cell>
          <table:table-cell office:value-type="float" office:value="0.0001894686" calcext:value-type="float">
            <text:p>0.0001894686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.23" calcext:value-type="float">
            <text:p>4.23</text:p>
          </table:table-cell>
          <table:table-cell office:value-type="float" office:value="0.03256831" calcext:value-type="float">
            <text:p>0.03256831</text:p>
          </table:table-cell>
          <table:table-cell/>
          <table:table-cell office:value-type="float" office:value="4.23" calcext:value-type="float">
            <text:p>4.23</text:p>
          </table:table-cell>
          <table:table-cell office:value-type="float" office:value="0.02552785" calcext:value-type="float">
            <text:p>0.02552785</text:p>
          </table:table-cell>
          <table:table-cell/>
          <table:table-cell office:value-type="float" office:value="4.23" calcext:value-type="float">
            <text:p>4.23</text:p>
          </table:table-cell>
          <table:table-cell office:value-type="float" office:value="0.01513234" calcext:value-type="float">
            <text:p>0.01513234</text:p>
          </table:table-cell>
          <table:table-cell/>
          <table:table-cell office:value-type="float" office:value="4.23" calcext:value-type="float">
            <text:p>4.23</text:p>
          </table:table-cell>
          <table:table-cell office:value-type="float" office:value="0.002703629" calcext:value-type="float">
            <text:p>0.002703629</text:p>
          </table:table-cell>
          <table:table-cell/>
          <table:table-cell office:value-type="float" office:value="4.23" calcext:value-type="float">
            <text:p>4.23</text:p>
          </table:table-cell>
          <table:table-cell office:value-type="float" office:value="0.0002039012" calcext:value-type="float">
            <text:p>0.0002039012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.29" calcext:value-type="float">
            <text:p>4.29</text:p>
          </table:table-cell>
          <table:table-cell office:value-type="float" office:value="0.03342048" calcext:value-type="float">
            <text:p>0.03342048</text:p>
          </table:table-cell>
          <table:table-cell/>
          <table:table-cell office:value-type="float" office:value="4.29" calcext:value-type="float">
            <text:p>4.29</text:p>
          </table:table-cell>
          <table:table-cell office:value-type="float" office:value="0.02580687" calcext:value-type="float">
            <text:p>0.02580687</text:p>
          </table:table-cell>
          <table:table-cell/>
          <table:table-cell office:value-type="float" office:value="4.29" calcext:value-type="float">
            <text:p>4.29</text:p>
          </table:table-cell>
          <table:table-cell office:value-type="float" office:value="0.01458709" calcext:value-type="float">
            <text:p>0.01458709</text:p>
          </table:table-cell>
          <table:table-cell/>
          <table:table-cell office:value-type="float" office:value="4.29" calcext:value-type="float">
            <text:p>4.29</text:p>
          </table:table-cell>
          <table:table-cell office:value-type="float" office:value="0.002771822" calcext:value-type="float">
            <text:p>0.002771822</text:p>
          </table:table-cell>
          <table:table-cell/>
          <table:table-cell office:value-type="float" office:value="4.29" calcext:value-type="float">
            <text:p>4.29</text:p>
          </table:table-cell>
          <table:table-cell office:value-type="float" office:value="0.0001913478" calcext:value-type="float">
            <text:p>0.0001913478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.35" calcext:value-type="float">
            <text:p>4.35</text:p>
          </table:table-cell>
          <table:table-cell office:value-type="float" office:value="0.03362213" calcext:value-type="float">
            <text:p>0.03362213</text:p>
          </table:table-cell>
          <table:table-cell/>
          <table:table-cell office:value-type="float" office:value="4.35" calcext:value-type="float">
            <text:p>4.35</text:p>
          </table:table-cell>
          <table:table-cell office:value-type="float" office:value="0.0261431" calcext:value-type="float">
            <text:p>0.0261431</text:p>
          </table:table-cell>
          <table:table-cell/>
          <table:table-cell office:value-type="float" office:value="4.35" calcext:value-type="float">
            <text:p>4.35</text:p>
          </table:table-cell>
          <table:table-cell office:value-type="float" office:value="0.01459959" calcext:value-type="float">
            <text:p>0.01459959</text:p>
          </table:table-cell>
          <table:table-cell/>
          <table:table-cell office:value-type="float" office:value="4.35" calcext:value-type="float">
            <text:p>4.35</text:p>
          </table:table-cell>
          <table:table-cell office:value-type="float" office:value="0.002847222" calcext:value-type="float">
            <text:p>0.002847222</text:p>
          </table:table-cell>
          <table:table-cell/>
          <table:table-cell office:value-type="float" office:value="4.35" calcext:value-type="float">
            <text:p>4.35</text:p>
          </table:table-cell>
          <table:table-cell office:value-type="float" office:value="0.0001720541" calcext:value-type="float">
            <text:p>0.0001720541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.41" calcext:value-type="float">
            <text:p>4.41</text:p>
          </table:table-cell>
          <table:table-cell office:value-type="float" office:value="0.03407611" calcext:value-type="float">
            <text:p>0.03407611</text:p>
          </table:table-cell>
          <table:table-cell/>
          <table:table-cell office:value-type="float" office:value="4.41" calcext:value-type="float">
            <text:p>4.41</text:p>
          </table:table-cell>
          <table:table-cell office:value-type="float" office:value="0.02647942" calcext:value-type="float">
            <text:p>0.02647942</text:p>
          </table:table-cell>
          <table:table-cell/>
          <table:table-cell office:value-type="float" office:value="4.41" calcext:value-type="float">
            <text:p>4.41</text:p>
          </table:table-cell>
          <table:table-cell office:value-type="float" office:value="0.01438199" calcext:value-type="float">
            <text:p>0.01438199</text:p>
          </table:table-cell>
          <table:table-cell/>
          <table:table-cell office:value-type="float" office:value="4.41" calcext:value-type="float">
            <text:p>4.41</text:p>
          </table:table-cell>
          <table:table-cell office:value-type="float" office:value="0.002793154" calcext:value-type="float">
            <text:p>0.002793154</text:p>
          </table:table-cell>
          <table:table-cell/>
          <table:table-cell office:value-type="float" office:value="4.41" calcext:value-type="float">
            <text:p>4.41</text:p>
          </table:table-cell>
          <table:table-cell office:value-type="float" office:value="0.0001811389" calcext:value-type="float">
            <text:p>0.0001811389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.47" calcext:value-type="float">
            <text:p>4.47</text:p>
          </table:table-cell>
          <table:table-cell office:value-type="float" office:value="0.03497948" calcext:value-type="float">
            <text:p>0.03497948</text:p>
          </table:table-cell>
          <table:table-cell/>
          <table:table-cell office:value-type="float" office:value="4.47" calcext:value-type="float">
            <text:p>4.47</text:p>
          </table:table-cell>
          <table:table-cell office:value-type="float" office:value="0.02657843" calcext:value-type="float">
            <text:p>0.02657843</text:p>
          </table:table-cell>
          <table:table-cell/>
          <table:table-cell office:value-type="float" office:value="4.47" calcext:value-type="float">
            <text:p>4.47</text:p>
          </table:table-cell>
          <table:table-cell office:value-type="float" office:value="0.01512258" calcext:value-type="float">
            <text:p>0.01512258</text:p>
          </table:table-cell>
          <table:table-cell/>
          <table:table-cell office:value-type="float" office:value="4.47" calcext:value-type="float">
            <text:p>4.47</text:p>
          </table:table-cell>
          <table:table-cell office:value-type="float" office:value="0.002647738" calcext:value-type="float">
            <text:p>0.002647738</text:p>
          </table:table-cell>
          <table:table-cell/>
          <table:table-cell office:value-type="float" office:value="4.47" calcext:value-type="float">
            <text:p>4.47</text:p>
          </table:table-cell>
          <table:table-cell office:value-type="float" office:value="0.0001817103" calcext:value-type="float">
            <text:p>0.0001817103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.53" calcext:value-type="float">
            <text:p>4.53</text:p>
          </table:table-cell>
          <table:table-cell office:value-type="float" office:value="0.03537184" calcext:value-type="float">
            <text:p>0.03537184</text:p>
          </table:table-cell>
          <table:table-cell/>
          <table:table-cell office:value-type="float" office:value="4.53" calcext:value-type="float">
            <text:p>4.53</text:p>
          </table:table-cell>
          <table:table-cell office:value-type="float" office:value="0.02681884" calcext:value-type="float">
            <text:p>0.02681884</text:p>
          </table:table-cell>
          <table:table-cell/>
          <table:table-cell office:value-type="float" office:value="4.53" calcext:value-type="float">
            <text:p>4.53</text:p>
          </table:table-cell>
          <table:table-cell office:value-type="float" office:value="0.01488079" calcext:value-type="float">
            <text:p>0.01488079</text:p>
          </table:table-cell>
          <table:table-cell/>
          <table:table-cell office:value-type="float" office:value="4.53" calcext:value-type="float">
            <text:p>4.53</text:p>
          </table:table-cell>
          <table:table-cell office:value-type="float" office:value="0.002508449" calcext:value-type="float">
            <text:p>0.002508449</text:p>
          </table:table-cell>
          <table:table-cell/>
          <table:table-cell office:value-type="float" office:value="4.53" calcext:value-type="float">
            <text:p>4.53</text:p>
          </table:table-cell>
          <table:table-cell office:value-type="float" office:value="0.0001839655" calcext:value-type="float">
            <text:p>0.0001839655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.59" calcext:value-type="float">
            <text:p>4.59</text:p>
          </table:table-cell>
          <table:table-cell office:value-type="float" office:value="0.03575352" calcext:value-type="float">
            <text:p>0.03575352</text:p>
          </table:table-cell>
          <table:table-cell/>
          <table:table-cell office:value-type="float" office:value="4.59" calcext:value-type="float">
            <text:p>4.59</text:p>
          </table:table-cell>
          <table:table-cell office:value-type="float" office:value="0.02719562" calcext:value-type="float">
            <text:p>0.02719562</text:p>
          </table:table-cell>
          <table:table-cell/>
          <table:table-cell office:value-type="float" office:value="4.59" calcext:value-type="float">
            <text:p>4.59</text:p>
          </table:table-cell>
          <table:table-cell office:value-type="float" office:value="0.01453887" calcext:value-type="float">
            <text:p>0.01453887</text:p>
          </table:table-cell>
          <table:table-cell/>
          <table:table-cell office:value-type="float" office:value="4.59" calcext:value-type="float">
            <text:p>4.59</text:p>
          </table:table-cell>
          <table:table-cell office:value-type="float" office:value="0.002464792" calcext:value-type="float">
            <text:p>0.002464792</text:p>
          </table:table-cell>
          <table:table-cell/>
          <table:table-cell office:value-type="float" office:value="4.59" calcext:value-type="float">
            <text:p>4.59</text:p>
          </table:table-cell>
          <table:table-cell office:value-type="float" office:value="0.000170886" calcext:value-type="float">
            <text:p>0.000170886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.65" calcext:value-type="float">
            <text:p>4.65</text:p>
          </table:table-cell>
          <table:table-cell office:value-type="float" office:value="0.03592201" calcext:value-type="float">
            <text:p>0.03592201</text:p>
          </table:table-cell>
          <table:table-cell/>
          <table:table-cell office:value-type="float" office:value="4.65" calcext:value-type="float">
            <text:p>4.65</text:p>
          </table:table-cell>
          <table:table-cell office:value-type="float" office:value="0.02733068" calcext:value-type="float">
            <text:p>0.02733068</text:p>
          </table:table-cell>
          <table:table-cell/>
          <table:table-cell office:value-type="float" office:value="4.65" calcext:value-type="float">
            <text:p>4.65</text:p>
          </table:table-cell>
          <table:table-cell office:value-type="float" office:value="0.01453548" calcext:value-type="float">
            <text:p>0.01453548</text:p>
          </table:table-cell>
          <table:table-cell/>
          <table:table-cell office:value-type="float" office:value="4.65" calcext:value-type="float">
            <text:p>4.65</text:p>
          </table:table-cell>
          <table:table-cell office:value-type="float" office:value="0.002553314" calcext:value-type="float">
            <text:p>0.002553314</text:p>
          </table:table-cell>
          <table:table-cell/>
          <table:table-cell office:value-type="float" office:value="4.65" calcext:value-type="float">
            <text:p>4.65</text:p>
          </table:table-cell>
          <table:table-cell office:value-type="float" office:value="0.0001793273" calcext:value-type="float">
            <text:p>0.0001793273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.71" calcext:value-type="float">
            <text:p>4.71</text:p>
          </table:table-cell>
          <table:table-cell office:value-type="float" office:value="0.03683097" calcext:value-type="float">
            <text:p>0.03683097</text:p>
          </table:table-cell>
          <table:table-cell/>
          <table:table-cell office:value-type="float" office:value="4.71" calcext:value-type="float">
            <text:p>4.71</text:p>
          </table:table-cell>
          <table:table-cell office:value-type="float" office:value="0.02774342" calcext:value-type="float">
            <text:p>0.02774342</text:p>
          </table:table-cell>
          <table:table-cell/>
          <table:table-cell office:value-type="float" office:value="4.71" calcext:value-type="float">
            <text:p>4.71</text:p>
          </table:table-cell>
          <table:table-cell office:value-type="float" office:value="0.01466361" calcext:value-type="float">
            <text:p>0.01466361</text:p>
          </table:table-cell>
          <table:table-cell/>
          <table:table-cell office:value-type="float" office:value="4.71" calcext:value-type="float">
            <text:p>4.71</text:p>
          </table:table-cell>
          <table:table-cell office:value-type="float" office:value="0.002569046" calcext:value-type="float">
            <text:p>0.002569046</text:p>
          </table:table-cell>
          <table:table-cell/>
          <table:table-cell office:value-type="float" office:value="4.71" calcext:value-type="float">
            <text:p>4.71</text:p>
          </table:table-cell>
          <table:table-cell office:value-type="float" office:value="0.0001691432" calcext:value-type="float">
            <text:p>0.0001691432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.77" calcext:value-type="float">
            <text:p>4.77</text:p>
          </table:table-cell>
          <table:table-cell office:value-type="float" office:value="0.03677599" calcext:value-type="float">
            <text:p>0.03677599</text:p>
          </table:table-cell>
          <table:table-cell/>
          <table:table-cell office:value-type="float" office:value="4.77" calcext:value-type="float">
            <text:p>4.77</text:p>
          </table:table-cell>
          <table:table-cell office:value-type="float" office:value="0.02801771" calcext:value-type="float">
            <text:p>0.02801771</text:p>
          </table:table-cell>
          <table:table-cell/>
          <table:table-cell office:value-type="float" office:value="4.77" calcext:value-type="float">
            <text:p>4.77</text:p>
          </table:table-cell>
          <table:table-cell office:value-type="float" office:value="0.01445266" calcext:value-type="float">
            <text:p>0.01445266</text:p>
          </table:table-cell>
          <table:table-cell/>
          <table:table-cell office:value-type="float" office:value="4.77" calcext:value-type="float">
            <text:p>4.77</text:p>
          </table:table-cell>
          <table:table-cell office:value-type="float" office:value="0.002544896" calcext:value-type="float">
            <text:p>0.002544896</text:p>
          </table:table-cell>
          <table:table-cell/>
          <table:table-cell office:value-type="float" office:value="4.77" calcext:value-type="float">
            <text:p>4.77</text:p>
          </table:table-cell>
          <table:table-cell office:value-type="float" office:value="0.0001738576" calcext:value-type="float">
            <text:p>0.0001738576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.83" calcext:value-type="float">
            <text:p>4.83</text:p>
          </table:table-cell>
          <table:table-cell office:value-type="float" office:value="0.03773721" calcext:value-type="float">
            <text:p>0.03773721</text:p>
          </table:table-cell>
          <table:table-cell/>
          <table:table-cell office:value-type="float" office:value="4.83" calcext:value-type="float">
            <text:p>4.83</text:p>
          </table:table-cell>
          <table:table-cell office:value-type="float" office:value="0.02841842" calcext:value-type="float">
            <text:p>0.02841842</text:p>
          </table:table-cell>
          <table:table-cell/>
          <table:table-cell office:value-type="float" office:value="4.83" calcext:value-type="float">
            <text:p>4.83</text:p>
          </table:table-cell>
          <table:table-cell office:value-type="float" office:value="0.01464202" calcext:value-type="float">
            <text:p>0.01464202</text:p>
          </table:table-cell>
          <table:table-cell/>
          <table:table-cell office:value-type="float" office:value="4.83" calcext:value-type="float">
            <text:p>4.83</text:p>
          </table:table-cell>
          <table:table-cell office:value-type="float" office:value="0.002555689" calcext:value-type="float">
            <text:p>0.002555689</text:p>
          </table:table-cell>
          <table:table-cell/>
          <table:table-cell office:value-type="float" office:value="4.83" calcext:value-type="float">
            <text:p>4.83</text:p>
          </table:table-cell>
          <table:table-cell office:value-type="float" office:value="0.00017565" calcext:value-type="float">
            <text:p>0.00017565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.89" calcext:value-type="float">
            <text:p>4.89</text:p>
          </table:table-cell>
          <table:table-cell office:value-type="float" office:value="0.0377658" calcext:value-type="float">
            <text:p>0.0377658</text:p>
          </table:table-cell>
          <table:table-cell/>
          <table:table-cell office:value-type="float" office:value="4.89" calcext:value-type="float">
            <text:p>4.89</text:p>
          </table:table-cell>
          <table:table-cell office:value-type="float" office:value="0.02870402" calcext:value-type="float">
            <text:p>0.02870402</text:p>
          </table:table-cell>
          <table:table-cell/>
          <table:table-cell office:value-type="float" office:value="4.89" calcext:value-type="float">
            <text:p>4.89</text:p>
          </table:table-cell>
          <table:table-cell office:value-type="float" office:value="0.0143351" calcext:value-type="float">
            <text:p>0.0143351</text:p>
          </table:table-cell>
          <table:table-cell/>
          <table:table-cell office:value-type="float" office:value="4.89" calcext:value-type="float">
            <text:p>4.89</text:p>
          </table:table-cell>
          <table:table-cell office:value-type="float" office:value="0.002543379" calcext:value-type="float">
            <text:p>0.002543379</text:p>
          </table:table-cell>
          <table:table-cell/>
          <table:table-cell office:value-type="float" office:value="4.89" calcext:value-type="float">
            <text:p>4.89</text:p>
          </table:table-cell>
          <table:table-cell office:value-type="float" office:value="0.0001637224" calcext:value-type="float">
            <text:p>0.0001637224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.95" calcext:value-type="float">
            <text:p>4.95</text:p>
          </table:table-cell>
          <table:table-cell office:value-type="float" office:value="0.03820724" calcext:value-type="float">
            <text:p>0.03820724</text:p>
          </table:table-cell>
          <table:table-cell/>
          <table:table-cell office:value-type="float" office:value="4.95" calcext:value-type="float">
            <text:p>4.95</text:p>
          </table:table-cell>
          <table:table-cell office:value-type="float" office:value="0.02871768" calcext:value-type="float">
            <text:p>0.02871768</text:p>
          </table:table-cell>
          <table:table-cell/>
          <table:table-cell office:value-type="float" office:value="4.95" calcext:value-type="float">
            <text:p>4.95</text:p>
          </table:table-cell>
          <table:table-cell office:value-type="float" office:value="0.01374369" calcext:value-type="float">
            <text:p>0.01374369</text:p>
          </table:table-cell>
          <table:table-cell/>
          <table:table-cell office:value-type="float" office:value="4.95" calcext:value-type="float">
            <text:p>4.95</text:p>
          </table:table-cell>
          <table:table-cell office:value-type="float" office:value="0.002604339" calcext:value-type="float">
            <text:p>0.002604339</text:p>
          </table:table-cell>
          <table:table-cell/>
          <table:table-cell office:value-type="float" office:value="4.95" calcext:value-type="float">
            <text:p>4.95</text:p>
          </table:table-cell>
          <table:table-cell office:value-type="float" office:value="0.0001571627" calcext:value-type="float">
            <text:p>0.0001571627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.01" calcext:value-type="float">
            <text:p>5.01</text:p>
          </table:table-cell>
          <table:table-cell office:value-type="float" office:value="0.01264272" calcext:value-type="float">
            <text:p>0.01264272</text:p>
          </table:table-cell>
          <table:table-cell/>
          <table:table-cell office:value-type="float" office:value="5.01" calcext:value-type="float">
            <text:p>5.01</text:p>
          </table:table-cell>
          <table:table-cell office:value-type="float" office:value="0.009685146" calcext:value-type="float">
            <text:p>0.009685146</text:p>
          </table:table-cell>
          <table:table-cell/>
          <table:table-cell office:value-type="float" office:value="5.01" calcext:value-type="float">
            <text:p>5.01</text:p>
          </table:table-cell>
          <table:table-cell office:value-type="float" office:value="0.004496485" calcext:value-type="float">
            <text:p>0.004496485</text:p>
          </table:table-cell>
          <table:table-cell/>
          <table:table-cell office:value-type="float" office:value="5.01" calcext:value-type="float">
            <text:p>5.01</text:p>
          </table:table-cell>
          <table:table-cell office:value-type="float" office:value="0.0007209262" calcext:value-type="float">
            <text:p>0.0007209262</text:p>
          </table:table-cell>
          <table:table-cell/>
          <table:table-cell office:value-type="float" office:value="5.01" calcext:value-type="float">
            <text:p>5.01</text:p>
          </table:table-cell>
          <table:table-cell office:value-type="float" office:value="0.0000603717" calcext:value-type="float">
            <text:p>6.03717E-05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.07" calcext:value-type="float">
            <text:p>5.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07" calcext:value-type="float">
            <text:p>5.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07" calcext:value-type="float">
            <text:p>5.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07" calcext:value-type="float">
            <text:p>5.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07" calcext:value-type="float">
            <text:p>5.0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.13" calcext:value-type="float">
            <text:p>5.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13" calcext:value-type="float">
            <text:p>5.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13" calcext:value-type="float">
            <text:p>5.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13" calcext:value-type="float">
            <text:p>5.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13" calcext:value-type="float">
            <text:p>5.1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.19" calcext:value-type="float">
            <text:p>5.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19" calcext:value-type="float">
            <text:p>5.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19" calcext:value-type="float">
            <text:p>5.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19" calcext:value-type="float">
            <text:p>5.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19" calcext:value-type="float">
            <text:p>5.1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.25" calcext:value-type="float">
            <text:p>5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.31" calcext:value-type="float">
            <text:p>5.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31" calcext:value-type="float">
            <text:p>5.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31" calcext:value-type="float">
            <text:p>5.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31" calcext:value-type="float">
            <text:p>5.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31" calcext:value-type="float">
            <text:p>5.3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.37" calcext:value-type="float">
            <text:p>5.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37" calcext:value-type="float">
            <text:p>5.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37" calcext:value-type="float">
            <text:p>5.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37" calcext:value-type="float">
            <text:p>5.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37" calcext:value-type="float">
            <text:p>5.3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.43" calcext:value-type="float">
            <text:p>5.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43" calcext:value-type="float">
            <text:p>5.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43" calcext:value-type="float">
            <text:p>5.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43" calcext:value-type="float">
            <text:p>5.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43" calcext:value-type="float">
            <text:p>5.4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.49" calcext:value-type="float">
            <text:p>5.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49" calcext:value-type="float">
            <text:p>5.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49" calcext:value-type="float">
            <text:p>5.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49" calcext:value-type="float">
            <text:p>5.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49" calcext:value-type="float">
            <text:p>5.4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.55" calcext:value-type="float">
            <text:p>5.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55" calcext:value-type="float">
            <text:p>5.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55" calcext:value-type="float">
            <text:p>5.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55" calcext:value-type="float">
            <text:p>5.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55" calcext:value-type="float">
            <text:p>5.5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.61" calcext:value-type="float">
            <text:p>5.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61" calcext:value-type="float">
            <text:p>5.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61" calcext:value-type="float">
            <text:p>5.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61" calcext:value-type="float">
            <text:p>5.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61" calcext:value-type="float">
            <text:p>5.6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.67" calcext:value-type="float">
            <text:p>5.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67" calcext:value-type="float">
            <text:p>5.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67" calcext:value-type="float">
            <text:p>5.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67" calcext:value-type="float">
            <text:p>5.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67" calcext:value-type="float">
            <text:p>5.6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.73" calcext:value-type="float">
            <text:p>5.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73" calcext:value-type="float">
            <text:p>5.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73" calcext:value-type="float">
            <text:p>5.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73" calcext:value-type="float">
            <text:p>5.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73" calcext:value-type="float">
            <text:p>5.7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.79" calcext:value-type="float">
            <text:p>5.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79" calcext:value-type="float">
            <text:p>5.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79" calcext:value-type="float">
            <text:p>5.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79" calcext:value-type="float">
            <text:p>5.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79" calcext:value-type="float">
            <text:p>5.7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.85" calcext:value-type="float">
            <text:p>5.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85" calcext:value-type="float">
            <text:p>5.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85" calcext:value-type="float">
            <text:p>5.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85" calcext:value-type="float">
            <text:p>5.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85" calcext:value-type="float">
            <text:p>5.8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.91" calcext:value-type="float">
            <text:p>5.9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91" calcext:value-type="float">
            <text:p>5.9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91" calcext:value-type="float">
            <text:p>5.9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91" calcext:value-type="float">
            <text:p>5.9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91" calcext:value-type="float">
            <text:p>5.9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.97" calcext:value-type="float">
            <text:p>5.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97" calcext:value-type="float">
            <text:p>5.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97" calcext:value-type="float">
            <text:p>5.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97" calcext:value-type="float">
            <text:p>5.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97" calcext:value-type="float">
            <text:p>5.9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<text:s text:c="2"/>1D histogram 8: Edep (MeV.cm2/g) along x/r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X </text:p>
          </table:table-cell>
          <table:table-cell/>
          <table:table-cell office:value-type="string" calcext:value-type="string">
            <text:p><text:s/>Bin Height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35" calcext:value-type="float">
            <text:p>0.00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45" calcext:value-type="float">
            <text:p>0.00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55" calcext:value-type="float">
            <text:p>0.00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65" calcext:value-type="float">
            <text:p>0.00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75" calcext:value-type="float">
            <text:p>0.00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85" calcext:value-type="float">
            <text:p>0.00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95" calcext:value-type="float">
            <text:p>0.00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05" calcext:value-type="float">
            <text:p>0.01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15" calcext:value-type="float">
            <text:p>0.01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125" calcext:value-type="float">
            <text:p>0.01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35" calcext:value-type="float">
            <text:p>0.01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45" calcext:value-type="float">
            <text:p>0.01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155" calcext:value-type="float">
            <text:p>0.01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65" calcext:value-type="float">
            <text:p>0.01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175" calcext:value-type="float">
            <text:p>0.01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185" calcext:value-type="float">
            <text:p>0.01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195" calcext:value-type="float">
            <text:p>0.01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05" calcext:value-type="float">
            <text:p>0.02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215" calcext:value-type="float">
            <text:p>0.02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225" calcext:value-type="float">
            <text:p>0.02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235" calcext:value-type="float">
            <text:p>0.02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245" calcext:value-type="float">
            <text:p>0.02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255" calcext:value-type="float">
            <text:p>0.02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265" calcext:value-type="float">
            <text:p>0.02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275" calcext:value-type="float">
            <text:p>0.02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285" calcext:value-type="float">
            <text:p>0.02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295" calcext:value-type="float">
            <text:p>0.02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305" calcext:value-type="float">
            <text:p>0.03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315" calcext:value-type="float">
            <text:p>0.03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325" calcext:value-type="float">
            <text:p>0.03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335" calcext:value-type="float">
            <text:p>0.03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345" calcext:value-type="float">
            <text:p>0.03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355" calcext:value-type="float">
            <text:p>0.03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365" calcext:value-type="float">
            <text:p>0.03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375" calcext:value-type="float">
            <text:p>0.03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385" calcext:value-type="float">
            <text:p>0.03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395" calcext:value-type="float">
            <text:p>0.03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405" calcext:value-type="float">
            <text:p>0.04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415" calcext:value-type="float">
            <text:p>0.04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425" calcext:value-type="float">
            <text:p>0.04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435" calcext:value-type="float">
            <text:p>0.04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445" calcext:value-type="float">
            <text:p>0.04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455" calcext:value-type="float">
            <text:p>0.04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465" calcext:value-type="float">
            <text:p>0.04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475" calcext:value-type="float">
            <text:p>0.04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485" calcext:value-type="float">
            <text:p>0.04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495" calcext:value-type="float">
            <text:p>0.04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505" calcext:value-type="float">
            <text:p>0.05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515" calcext:value-type="float">
            <text:p>0.05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525" calcext:value-type="float">
            <text:p>0.05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535" calcext:value-type="float">
            <text:p>0.05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545" calcext:value-type="float">
            <text:p>0.05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555" calcext:value-type="float">
            <text:p>0.05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565" calcext:value-type="float">
            <text:p>0.05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575" calcext:value-type="float">
            <text:p>0.05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585" calcext:value-type="float">
            <text:p>0.05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595" calcext:value-type="float">
            <text:p>0.05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605" calcext:value-type="float">
            <text:p>0.06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615" calcext:value-type="float">
            <text:p>0.06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625" calcext:value-type="float">
            <text:p>0.06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635" calcext:value-type="float">
            <text:p>0.06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645" calcext:value-type="float">
            <text:p>0.06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655" calcext:value-type="float">
            <text:p>0.06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665" calcext:value-type="float">
            <text:p>0.06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675" calcext:value-type="float">
            <text:p>0.06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685" calcext:value-type="float">
            <text:p>0.06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695" calcext:value-type="float">
            <text:p>0.06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705" calcext:value-type="float">
            <text:p>0.07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715" calcext:value-type="float">
            <text:p>0.07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725" calcext:value-type="float">
            <text:p>0.07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735" calcext:value-type="float">
            <text:p>0.07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745" calcext:value-type="float">
            <text:p>0.07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755" calcext:value-type="float">
            <text:p>0.07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765" calcext:value-type="float">
            <text:p>0.07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775" calcext:value-type="float">
            <text:p>0.07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785" calcext:value-type="float">
            <text:p>0.07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795" calcext:value-type="float">
            <text:p>0.07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805" calcext:value-type="float">
            <text:p>0.08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815" calcext:value-type="float">
            <text:p>0.08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825" calcext:value-type="float">
            <text:p>0.08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835" calcext:value-type="float">
            <text:p>0.08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845" calcext:value-type="float">
            <text:p>0.08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855" calcext:value-type="float">
            <text:p>0.08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865" calcext:value-type="float">
            <text:p>0.08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875" calcext:value-type="float">
            <text:p>0.08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885" calcext:value-type="float">
            <text:p>0.08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895" calcext:value-type="float">
            <text:p>0.08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905" calcext:value-type="float">
            <text:p>0.09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915" calcext:value-type="float">
            <text:p>0.09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925" calcext:value-type="float">
            <text:p>0.09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935" calcext:value-type="float">
            <text:p>0.09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945" calcext:value-type="float">
            <text:p>0.09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955" calcext:value-type="float">
            <text:p>0.09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965" calcext:value-type="float">
            <text:p>0.09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975" calcext:value-type="float">
            <text:p>0.09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985" calcext:value-type="float">
            <text:p>0.09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995" calcext:value-type="float">
            <text:p>0.09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005" calcext:value-type="float">
            <text:p>0.10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1015" calcext:value-type="float">
            <text:p>0.10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1025" calcext:value-type="float">
            <text:p>0.10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1035" calcext:value-type="float">
            <text:p>0.10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1045" calcext:value-type="float">
            <text:p>0.10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1055" calcext:value-type="float">
            <text:p>0.10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1065" calcext:value-type="float">
            <text:p>0.10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1075" calcext:value-type="float">
            <text:p>0.10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1085" calcext:value-type="float">
            <text:p>0.10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1095" calcext:value-type="float">
            <text:p>0.10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1105" calcext:value-type="float">
            <text:p>0.11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1115" calcext:value-type="float">
            <text:p>0.11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1125" calcext:value-type="float">
            <text:p>0.11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1135" calcext:value-type="float">
            <text:p>0.11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1145" calcext:value-type="float">
            <text:p>0.11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1155" calcext:value-type="float">
            <text:p>0.11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1165" calcext:value-type="float">
            <text:p>0.11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1175" calcext:value-type="float">
            <text:p>0.11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1185" calcext:value-type="float">
            <text:p>0.11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1195" calcext:value-type="float">
            <text:p>0.11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1205" calcext:value-type="float">
            <text:p>0.12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1215" calcext:value-type="float">
            <text:p>0.12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1225" calcext:value-type="float">
            <text:p>0.12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1235" calcext:value-type="float">
            <text:p>0.12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1245" calcext:value-type="float">
            <text:p>0.12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1255" calcext:value-type="float">
            <text:p>0.12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1265" calcext:value-type="float">
            <text:p>0.12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1275" calcext:value-type="float">
            <text:p>0.12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1285" calcext:value-type="float">
            <text:p>0.12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1295" calcext:value-type="float">
            <text:p>0.12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1305" calcext:value-type="float">
            <text:p>0.13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1315" calcext:value-type="float">
            <text:p>0.13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1325" calcext:value-type="float">
            <text:p>0.13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1335" calcext:value-type="float">
            <text:p>0.13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1345" calcext:value-type="float">
            <text:p>0.13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1355" calcext:value-type="float">
            <text:p>0.13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1365" calcext:value-type="float">
            <text:p>0.13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1375" calcext:value-type="float">
            <text:p>0.13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1385" calcext:value-type="float">
            <text:p>0.13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1395" calcext:value-type="float">
            <text:p>0.13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1405" calcext:value-type="float">
            <text:p>0.14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1415" calcext:value-type="float">
            <text:p>0.14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1425" calcext:value-type="float">
            <text:p>0.14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1435" calcext:value-type="float">
            <text:p>0.14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1445" calcext:value-type="float">
            <text:p>0.14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1455" calcext:value-type="float">
            <text:p>0.14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1465" calcext:value-type="float">
            <text:p>0.14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1475" calcext:value-type="float">
            <text:p>0.14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1485" calcext:value-type="float">
            <text:p>0.14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1495" calcext:value-type="float">
            <text:p>0.14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1515" calcext:value-type="float">
            <text:p>0.15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1525" calcext:value-type="float">
            <text:p>0.15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1535" calcext:value-type="float">
            <text:p>0.15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1545" calcext:value-type="float">
            <text:p>0.15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1555" calcext:value-type="float">
            <text:p>0.15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1565" calcext:value-type="float">
            <text:p>0.15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1575" calcext:value-type="float">
            <text:p>0.15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1585" calcext:value-type="float">
            <text:p>0.15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1595" calcext:value-type="float">
            <text:p>0.15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1605" calcext:value-type="float">
            <text:p>0.16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1615" calcext:value-type="float">
            <text:p>0.16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1625" calcext:value-type="float">
            <text:p>0.16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1635" calcext:value-type="float">
            <text:p>0.16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1645" calcext:value-type="float">
            <text:p>0.16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1655" calcext:value-type="float">
            <text:p>0.16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1665" calcext:value-type="float">
            <text:p>0.16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1675" calcext:value-type="float">
            <text:p>0.16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1685" calcext:value-type="float">
            <text:p>0.16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1695" calcext:value-type="float">
            <text:p>0.16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1705" calcext:value-type="float">
            <text:p>0.17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1715" calcext:value-type="float">
            <text:p>0.17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1725" calcext:value-type="float">
            <text:p>0.17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1735" calcext:value-type="float">
            <text:p>0.17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1745" calcext:value-type="float">
            <text:p>0.17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1755" calcext:value-type="float">
            <text:p>0.17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1765" calcext:value-type="float">
            <text:p>0.17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1775" calcext:value-type="float">
            <text:p>0.17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1785" calcext:value-type="float">
            <text:p>0.17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1795" calcext:value-type="float">
            <text:p>0.17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1805" calcext:value-type="float">
            <text:p>0.18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1815" calcext:value-type="float">
            <text:p>0.18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1825" calcext:value-type="float">
            <text:p>0.18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1835" calcext:value-type="float">
            <text:p>0.18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1845" calcext:value-type="float">
            <text:p>0.18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1855" calcext:value-type="float">
            <text:p>0.18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1865" calcext:value-type="float">
            <text:p>0.18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1875" calcext:value-type="float">
            <text:p>0.18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1885" calcext:value-type="float">
            <text:p>0.18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1895" calcext:value-type="float">
            <text:p>0.18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1905" calcext:value-type="float">
            <text:p>0.19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1915" calcext:value-type="float">
            <text:p>0.19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1925" calcext:value-type="float">
            <text:p>0.19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1935" calcext:value-type="float">
            <text:p>0.19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1945" calcext:value-type="float">
            <text:p>0.19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1955" calcext:value-type="float">
            <text:p>0.19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1965" calcext:value-type="float">
            <text:p>0.19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1975" calcext:value-type="float">
            <text:p>0.19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1985" calcext:value-type="float">
            <text:p>0.19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1995" calcext:value-type="float">
            <text:p>0.19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2005" calcext:value-type="float">
            <text:p>0.20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2015" calcext:value-type="float">
            <text:p>0.20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2025" calcext:value-type="float">
            <text:p>0.20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2035" calcext:value-type="float">
            <text:p>0.20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2045" calcext:value-type="float">
            <text:p>0.20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2055" calcext:value-type="float">
            <text:p>0.20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2065" calcext:value-type="float">
            <text:p>0.20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2075" calcext:value-type="float">
            <text:p>0.20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2085" calcext:value-type="float">
            <text:p>0.20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2095" calcext:value-type="float">
            <text:p>0.20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2105" calcext:value-type="float">
            <text:p>0.21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2115" calcext:value-type="float">
            <text:p>0.21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2125" calcext:value-type="float">
            <text:p>0.21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2135" calcext:value-type="float">
            <text:p>0.21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2145" calcext:value-type="float">
            <text:p>0.21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2155" calcext:value-type="float">
            <text:p>0.21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2165" calcext:value-type="float">
            <text:p>0.21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2175" calcext:value-type="float">
            <text:p>0.21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2185" calcext:value-type="float">
            <text:p>0.21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2195" calcext:value-type="float">
            <text:p>0.21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2205" calcext:value-type="float">
            <text:p>0.22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2215" calcext:value-type="float">
            <text:p>0.22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2225" calcext:value-type="float">
            <text:p>0.22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2235" calcext:value-type="float">
            <text:p>0.22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2245" calcext:value-type="float">
            <text:p>0.22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2255" calcext:value-type="float">
            <text:p>0.22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2265" calcext:value-type="float">
            <text:p>0.22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2275" calcext:value-type="float">
            <text:p>0.22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2285" calcext:value-type="float">
            <text:p>0.22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2295" calcext:value-type="float">
            <text:p>0.22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2305" calcext:value-type="float">
            <text:p>0.23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2315" calcext:value-type="float">
            <text:p>0.23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2325" calcext:value-type="float">
            <text:p>0.23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2335" calcext:value-type="float">
            <text:p>0.23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2345" calcext:value-type="float">
            <text:p>0.23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2355" calcext:value-type="float">
            <text:p>0.23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2365" calcext:value-type="float">
            <text:p>0.23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2375" calcext:value-type="float">
            <text:p>0.23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2385" calcext:value-type="float">
            <text:p>0.23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2395" calcext:value-type="float">
            <text:p>0.23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2405" calcext:value-type="float">
            <text:p>0.24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2415" calcext:value-type="float">
            <text:p>0.24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2425" calcext:value-type="float">
            <text:p>0.24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2435" calcext:value-type="float">
            <text:p>0.24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2445" calcext:value-type="float">
            <text:p>0.24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2455" calcext:value-type="float">
            <text:p>0.24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2465" calcext:value-type="float">
            <text:p>0.24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2475" calcext:value-type="float">
            <text:p>0.24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2485" calcext:value-type="float">
            <text:p>0.24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2495" calcext:value-type="float">
            <text:p>0.24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2505" calcext:value-type="float">
            <text:p>0.25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2515" calcext:value-type="float">
            <text:p>0.25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2525" calcext:value-type="float">
            <text:p>0.25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2535" calcext:value-type="float">
            <text:p>0.25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2545" calcext:value-type="float">
            <text:p>0.25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2555" calcext:value-type="float">
            <text:p>0.25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2565" calcext:value-type="float">
            <text:p>0.25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2575" calcext:value-type="float">
            <text:p>0.25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2585" calcext:value-type="float">
            <text:p>0.25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2595" calcext:value-type="float">
            <text:p>0.25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2605" calcext:value-type="float">
            <text:p>0.26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2615" calcext:value-type="float">
            <text:p>0.26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2625" calcext:value-type="float">
            <text:p>0.26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2635" calcext:value-type="float">
            <text:p>0.26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2645" calcext:value-type="float">
            <text:p>0.26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2655" calcext:value-type="float">
            <text:p>0.26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2665" calcext:value-type="float">
            <text:p>0.26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2675" calcext:value-type="float">
            <text:p>0.26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2685" calcext:value-type="float">
            <text:p>0.26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2695" calcext:value-type="float">
            <text:p>0.26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2705" calcext:value-type="float">
            <text:p>0.27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2715" calcext:value-type="float">
            <text:p>0.27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2725" calcext:value-type="float">
            <text:p>0.27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2735" calcext:value-type="float">
            <text:p>0.27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2745" calcext:value-type="float">
            <text:p>0.27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2755" calcext:value-type="float">
            <text:p>0.27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2765" calcext:value-type="float">
            <text:p>0.27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2775" calcext:value-type="float">
            <text:p>0.27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2785" calcext:value-type="float">
            <text:p>0.27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2795" calcext:value-type="float">
            <text:p>0.27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2805" calcext:value-type="float">
            <text:p>0.28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2815" calcext:value-type="float">
            <text:p>0.28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2825" calcext:value-type="float">
            <text:p>0.28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2835" calcext:value-type="float">
            <text:p>0.28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2845" calcext:value-type="float">
            <text:p>0.28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2855" calcext:value-type="float">
            <text:p>0.28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2865" calcext:value-type="float">
            <text:p>0.28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2875" calcext:value-type="float">
            <text:p>0.28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2885" calcext:value-type="float">
            <text:p>0.28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2895" calcext:value-type="float">
            <text:p>0.28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2905" calcext:value-type="float">
            <text:p>0.29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2915" calcext:value-type="float">
            <text:p>0.29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2925" calcext:value-type="float">
            <text:p>0.29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2935" calcext:value-type="float">
            <text:p>0.29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2945" calcext:value-type="float">
            <text:p>0.29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2955" calcext:value-type="float">
            <text:p>0.29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2965" calcext:value-type="float">
            <text:p>0.29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2975" calcext:value-type="float">
            <text:p>0.29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2985" calcext:value-type="float">
            <text:p>0.29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2995" calcext:value-type="float">
            <text:p>0.29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3005" calcext:value-type="float">
            <text:p>0.30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3015" calcext:value-type="float">
            <text:p>0.30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3025" calcext:value-type="float">
            <text:p>0.30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3035" calcext:value-type="float">
            <text:p>0.30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3045" calcext:value-type="float">
            <text:p>0.30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3055" calcext:value-type="float">
            <text:p>0.30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3065" calcext:value-type="float">
            <text:p>0.30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3075" calcext:value-type="float">
            <text:p>0.30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3085" calcext:value-type="float">
            <text:p>0.30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3095" calcext:value-type="float">
            <text:p>0.30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3105" calcext:value-type="float">
            <text:p>0.31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3115" calcext:value-type="float">
            <text:p>0.31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3125" calcext:value-type="float">
            <text:p>0.31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3135" calcext:value-type="float">
            <text:p>0.31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3145" calcext:value-type="float">
            <text:p>0.31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3155" calcext:value-type="float">
            <text:p>0.31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3165" calcext:value-type="float">
            <text:p>0.31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3175" calcext:value-type="float">
            <text:p>0.31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3185" calcext:value-type="float">
            <text:p>0.31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3195" calcext:value-type="float">
            <text:p>0.31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3205" calcext:value-type="float">
            <text:p>0.32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3215" calcext:value-type="float">
            <text:p>0.32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3225" calcext:value-type="float">
            <text:p>0.32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3235" calcext:value-type="float">
            <text:p>0.32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3245" calcext:value-type="float">
            <text:p>0.32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3255" calcext:value-type="float">
            <text:p>0.32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3265" calcext:value-type="float">
            <text:p>0.32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3275" calcext:value-type="float">
            <text:p>0.32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3285" calcext:value-type="float">
            <text:p>0.32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3295" calcext:value-type="float">
            <text:p>0.32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3305" calcext:value-type="float">
            <text:p>0.33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3315" calcext:value-type="float">
            <text:p>0.33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3325" calcext:value-type="float">
            <text:p>0.33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3335" calcext:value-type="float">
            <text:p>0.33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3345" calcext:value-type="float">
            <text:p>0.33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3355" calcext:value-type="float">
            <text:p>0.33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3365" calcext:value-type="float">
            <text:p>0.33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3375" calcext:value-type="float">
            <text:p>0.33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3385" calcext:value-type="float">
            <text:p>0.33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3395" calcext:value-type="float">
            <text:p>0.33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3405" calcext:value-type="float">
            <text:p>0.34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3415" calcext:value-type="float">
            <text:p>0.34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3425" calcext:value-type="float">
            <text:p>0.34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3435" calcext:value-type="float">
            <text:p>0.34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3445" calcext:value-type="float">
            <text:p>0.34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3455" calcext:value-type="float">
            <text:p>0.34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3465" calcext:value-type="float">
            <text:p>0.34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3475" calcext:value-type="float">
            <text:p>0.34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3485" calcext:value-type="float">
            <text:p>0.34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3495" calcext:value-type="float">
            <text:p>0.34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3505" calcext:value-type="float">
            <text:p>0.35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3515" calcext:value-type="float">
            <text:p>0.35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3525" calcext:value-type="float">
            <text:p>0.35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3535" calcext:value-type="float">
            <text:p>0.35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3545" calcext:value-type="float">
            <text:p>0.35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3555" calcext:value-type="float">
            <text:p>0.35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3565" calcext:value-type="float">
            <text:p>0.35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3575" calcext:value-type="float">
            <text:p>0.35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3585" calcext:value-type="float">
            <text:p>0.35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3595" calcext:value-type="float">
            <text:p>0.35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3605" calcext:value-type="float">
            <text:p>0.36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3615" calcext:value-type="float">
            <text:p>0.36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3625" calcext:value-type="float">
            <text:p>0.36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3635" calcext:value-type="float">
            <text:p>0.36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3645" calcext:value-type="float">
            <text:p>0.36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3655" calcext:value-type="float">
            <text:p>0.36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3665" calcext:value-type="float">
            <text:p>0.36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3675" calcext:value-type="float">
            <text:p>0.36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3685" calcext:value-type="float">
            <text:p>0.36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3695" calcext:value-type="float">
            <text:p>0.36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3705" calcext:value-type="float">
            <text:p>0.37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3715" calcext:value-type="float">
            <text:p>0.37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3725" calcext:value-type="float">
            <text:p>0.37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3735" calcext:value-type="float">
            <text:p>0.37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3745" calcext:value-type="float">
            <text:p>0.37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3755" calcext:value-type="float">
            <text:p>0.37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3765" calcext:value-type="float">
            <text:p>0.37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3775" calcext:value-type="float">
            <text:p>0.37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3785" calcext:value-type="float">
            <text:p>0.37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3795" calcext:value-type="float">
            <text:p>0.37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3805" calcext:value-type="float">
            <text:p>0.38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3815" calcext:value-type="float">
            <text:p>0.38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3825" calcext:value-type="float">
            <text:p>0.38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3835" calcext:value-type="float">
            <text:p>0.38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3845" calcext:value-type="float">
            <text:p>0.38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3855" calcext:value-type="float">
            <text:p>0.38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3865" calcext:value-type="float">
            <text:p>0.38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3875" calcext:value-type="float">
            <text:p>0.38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3885" calcext:value-type="float">
            <text:p>0.38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3895" calcext:value-type="float">
            <text:p>0.38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3905" calcext:value-type="float">
            <text:p>0.39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3915" calcext:value-type="float">
            <text:p>0.39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3925" calcext:value-type="float">
            <text:p>0.39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3935" calcext:value-type="float">
            <text:p>0.39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3945" calcext:value-type="float">
            <text:p>0.39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3955" calcext:value-type="float">
            <text:p>0.39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3965" calcext:value-type="float">
            <text:p>0.39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3975" calcext:value-type="float">
            <text:p>0.39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3985" calcext:value-type="float">
            <text:p>0.39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3995" calcext:value-type="float">
            <text:p>0.39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4005" calcext:value-type="float">
            <text:p>0.40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4015" calcext:value-type="float">
            <text:p>0.40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4025" calcext:value-type="float">
            <text:p>0.40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4035" calcext:value-type="float">
            <text:p>0.40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4045" calcext:value-type="float">
            <text:p>0.40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4055" calcext:value-type="float">
            <text:p>0.40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4065" calcext:value-type="float">
            <text:p>0.40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4075" calcext:value-type="float">
            <text:p>0.40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4085" calcext:value-type="float">
            <text:p>0.40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4095" calcext:value-type="float">
            <text:p>0.40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4105" calcext:value-type="float">
            <text:p>0.41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4115" calcext:value-type="float">
            <text:p>0.41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4125" calcext:value-type="float">
            <text:p>0.41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4135" calcext:value-type="float">
            <text:p>0.41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4145" calcext:value-type="float">
            <text:p>0.41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4155" calcext:value-type="float">
            <text:p>0.41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4165" calcext:value-type="float">
            <text:p>0.41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4175" calcext:value-type="float">
            <text:p>0.41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4185" calcext:value-type="float">
            <text:p>0.41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4195" calcext:value-type="float">
            <text:p>0.41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4205" calcext:value-type="float">
            <text:p>0.42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4215" calcext:value-type="float">
            <text:p>0.42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4225" calcext:value-type="float">
            <text:p>0.42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4235" calcext:value-type="float">
            <text:p>0.42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4245" calcext:value-type="float">
            <text:p>0.42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4255" calcext:value-type="float">
            <text:p>0.42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4265" calcext:value-type="float">
            <text:p>0.42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4275" calcext:value-type="float">
            <text:p>0.42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4285" calcext:value-type="float">
            <text:p>0.42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4295" calcext:value-type="float">
            <text:p>0.42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4305" calcext:value-type="float">
            <text:p>0.43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4315" calcext:value-type="float">
            <text:p>0.43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4325" calcext:value-type="float">
            <text:p>0.43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4335" calcext:value-type="float">
            <text:p>0.43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4345" calcext:value-type="float">
            <text:p>0.43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4355" calcext:value-type="float">
            <text:p>0.43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4365" calcext:value-type="float">
            <text:p>0.43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4375" calcext:value-type="float">
            <text:p>0.43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4385" calcext:value-type="float">
            <text:p>0.43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4395" calcext:value-type="float">
            <text:p>0.43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4405" calcext:value-type="float">
            <text:p>0.44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4415" calcext:value-type="float">
            <text:p>0.44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4425" calcext:value-type="float">
            <text:p>0.44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4435" calcext:value-type="float">
            <text:p>0.44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4445" calcext:value-type="float">
            <text:p>0.44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4455" calcext:value-type="float">
            <text:p>0.44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4465" calcext:value-type="float">
            <text:p>0.44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4475" calcext:value-type="float">
            <text:p>0.44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4485" calcext:value-type="float">
            <text:p>0.44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4495" calcext:value-type="float">
            <text:p>0.44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4505" calcext:value-type="float">
            <text:p>0.45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4515" calcext:value-type="float">
            <text:p>0.45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4525" calcext:value-type="float">
            <text:p>0.45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4535" calcext:value-type="float">
            <text:p>0.45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4545" calcext:value-type="float">
            <text:p>0.45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4555" calcext:value-type="float">
            <text:p>0.45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4565" calcext:value-type="float">
            <text:p>0.45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4575" calcext:value-type="float">
            <text:p>0.45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4585" calcext:value-type="float">
            <text:p>0.45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4595" calcext:value-type="float">
            <text:p>0.45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4605" calcext:value-type="float">
            <text:p>0.46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4615" calcext:value-type="float">
            <text:p>0.46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4625" calcext:value-type="float">
            <text:p>0.46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4635" calcext:value-type="float">
            <text:p>0.46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4645" calcext:value-type="float">
            <text:p>0.46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4655" calcext:value-type="float">
            <text:p>0.46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4665" calcext:value-type="float">
            <text:p>0.46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4675" calcext:value-type="float">
            <text:p>0.46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4685" calcext:value-type="float">
            <text:p>0.46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4695" calcext:value-type="float">
            <text:p>0.46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4705" calcext:value-type="float">
            <text:p>0.47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4715" calcext:value-type="float">
            <text:p>0.47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4725" calcext:value-type="float">
            <text:p>0.47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4735" calcext:value-type="float">
            <text:p>0.47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4745" calcext:value-type="float">
            <text:p>0.47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4755" calcext:value-type="float">
            <text:p>0.47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4775" calcext:value-type="float">
            <text:p>0.47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4785" calcext:value-type="float">
            <text:p>0.47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4795" calcext:value-type="float">
            <text:p>0.47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4805" calcext:value-type="float">
            <text:p>0.48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4815" calcext:value-type="float">
            <text:p>0.48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4825" calcext:value-type="float">
            <text:p>0.48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4835" calcext:value-type="float">
            <text:p>0.48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4845" calcext:value-type="float">
            <text:p>0.48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4855" calcext:value-type="float">
            <text:p>0.48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4865" calcext:value-type="float">
            <text:p>0.48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4875" calcext:value-type="float">
            <text:p>0.48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4885" calcext:value-type="float">
            <text:p>0.48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4895" calcext:value-type="float">
            <text:p>0.48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4905" calcext:value-type="float">
            <text:p>0.49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4915" calcext:value-type="float">
            <text:p>0.49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4925" calcext:value-type="float">
            <text:p>0.49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4935" calcext:value-type="float">
            <text:p>0.49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4945" calcext:value-type="float">
            <text:p>0.49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4955" calcext:value-type="float">
            <text:p>0.49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4965" calcext:value-type="float">
            <text:p>0.49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4975" calcext:value-type="float">
            <text:p>0.49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4985" calcext:value-type="float">
            <text:p>0.49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4995" calcext:value-type="float">
            <text:p>0.49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5005" calcext:value-type="float">
            <text:p>0.50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5015" calcext:value-type="float">
            <text:p>0.50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5025" calcext:value-type="float">
            <text:p>0.50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5035" calcext:value-type="float">
            <text:p>0.50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5045" calcext:value-type="float">
            <text:p>0.50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5055" calcext:value-type="float">
            <text:p>0.50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5065" calcext:value-type="float">
            <text:p>0.50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5075" calcext:value-type="float">
            <text:p>0.50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5085" calcext:value-type="float">
            <text:p>0.50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5095" calcext:value-type="float">
            <text:p>0.50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5105" calcext:value-type="float">
            <text:p>0.51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5115" calcext:value-type="float">
            <text:p>0.51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5125" calcext:value-type="float">
            <text:p>0.51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5135" calcext:value-type="float">
            <text:p>0.51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5145" calcext:value-type="float">
            <text:p>0.51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5155" calcext:value-type="float">
            <text:p>0.51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5165" calcext:value-type="float">
            <text:p>0.51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5175" calcext:value-type="float">
            <text:p>0.51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5185" calcext:value-type="float">
            <text:p>0.51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5195" calcext:value-type="float">
            <text:p>0.51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5205" calcext:value-type="float">
            <text:p>0.52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5215" calcext:value-type="float">
            <text:p>0.52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5225" calcext:value-type="float">
            <text:p>0.52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5235" calcext:value-type="float">
            <text:p>0.52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5245" calcext:value-type="float">
            <text:p>0.52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5255" calcext:value-type="float">
            <text:p>0.52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5265" calcext:value-type="float">
            <text:p>0.52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5275" calcext:value-type="float">
            <text:p>0.52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5285" calcext:value-type="float">
            <text:p>0.52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5295" calcext:value-type="float">
            <text:p>0.52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5305" calcext:value-type="float">
            <text:p>0.53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5315" calcext:value-type="float">
            <text:p>0.53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5325" calcext:value-type="float">
            <text:p>0.53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5335" calcext:value-type="float">
            <text:p>0.53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5345" calcext:value-type="float">
            <text:p>0.53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5355" calcext:value-type="float">
            <text:p>0.53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5365" calcext:value-type="float">
            <text:p>0.53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5375" calcext:value-type="float">
            <text:p>0.53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5385" calcext:value-type="float">
            <text:p>0.53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5395" calcext:value-type="float">
            <text:p>0.53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5405" calcext:value-type="float">
            <text:p>0.54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5415" calcext:value-type="float">
            <text:p>0.54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5425" calcext:value-type="float">
            <text:p>0.54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5435" calcext:value-type="float">
            <text:p>0.54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5445" calcext:value-type="float">
            <text:p>0.54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5455" calcext:value-type="float">
            <text:p>0.54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5465" calcext:value-type="float">
            <text:p>0.54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5475" calcext:value-type="float">
            <text:p>0.54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5485" calcext:value-type="float">
            <text:p>0.54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5495" calcext:value-type="float">
            <text:p>0.54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5505" calcext:value-type="float">
            <text:p>0.55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5515" calcext:value-type="float">
            <text:p>0.55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5525" calcext:value-type="float">
            <text:p>0.55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5535" calcext:value-type="float">
            <text:p>0.55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5545" calcext:value-type="float">
            <text:p>0.55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5555" calcext:value-type="float">
            <text:p>0.55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5565" calcext:value-type="float">
            <text:p>0.55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5575" calcext:value-type="float">
            <text:p>0.55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5585" calcext:value-type="float">
            <text:p>0.55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5595" calcext:value-type="float">
            <text:p>0.55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5605" calcext:value-type="float">
            <text:p>0.56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5615" calcext:value-type="float">
            <text:p>0.56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5625" calcext:value-type="float">
            <text:p>0.56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5635" calcext:value-type="float">
            <text:p>0.56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5645" calcext:value-type="float">
            <text:p>0.56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.5655" calcext:value-type="float">
            <text:p>0.56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5665" calcext:value-type="float">
            <text:p>0.56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.5675" calcext:value-type="float">
            <text:p>0.56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5685" calcext:value-type="float">
            <text:p>0.56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5695" calcext:value-type="float">
            <text:p>0.56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5705" calcext:value-type="float">
            <text:p>0.57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5715" calcext:value-type="float">
            <text:p>0.57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.5725" calcext:value-type="float">
            <text:p>0.57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5735" calcext:value-type="float">
            <text:p>0.57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5745" calcext:value-type="float">
            <text:p>0.57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5755" calcext:value-type="float">
            <text:p>0.57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5765" calcext:value-type="float">
            <text:p>0.57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5775" calcext:value-type="float">
            <text:p>0.57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5785" calcext:value-type="float">
            <text:p>0.57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5795" calcext:value-type="float">
            <text:p>0.57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5805" calcext:value-type="float">
            <text:p>0.58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.5815" calcext:value-type="float">
            <text:p>0.58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5825" calcext:value-type="float">
            <text:p>0.58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.5835" calcext:value-type="float">
            <text:p>0.58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5845" calcext:value-type="float">
            <text:p>0.58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5855" calcext:value-type="float">
            <text:p>0.58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5865" calcext:value-type="float">
            <text:p>0.58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.5875" calcext:value-type="float">
            <text:p>0.58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5885" calcext:value-type="float">
            <text:p>0.58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.5895" calcext:value-type="float">
            <text:p>0.58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5905" calcext:value-type="float">
            <text:p>0.59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.5915" calcext:value-type="float">
            <text:p>0.59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5925" calcext:value-type="float">
            <text:p>0.59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.5935" calcext:value-type="float">
            <text:p>0.59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.5945" calcext:value-type="float">
            <text:p>0.59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5955" calcext:value-type="float">
            <text:p>0.59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.5965" calcext:value-type="float">
            <text:p>0.59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.5975" calcext:value-type="float">
            <text:p>0.59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5985" calcext:value-type="float">
            <text:p>0.59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.5995" calcext:value-type="float">
            <text:p>0.59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005" calcext:value-type="float">
            <text:p>0.60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6015" calcext:value-type="float">
            <text:p>0.60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6025" calcext:value-type="float">
            <text:p>0.60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.6035" calcext:value-type="float">
            <text:p>0.60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6045" calcext:value-type="float">
            <text:p>0.60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6055" calcext:value-type="float">
            <text:p>0.60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6065" calcext:value-type="float">
            <text:p>0.60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.6075" calcext:value-type="float">
            <text:p>0.60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6085" calcext:value-type="float">
            <text:p>0.60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6095" calcext:value-type="float">
            <text:p>0.60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6105" calcext:value-type="float">
            <text:p>0.61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6115" calcext:value-type="float">
            <text:p>0.61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6125" calcext:value-type="float">
            <text:p>0.61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6135" calcext:value-type="float">
            <text:p>0.61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6145" calcext:value-type="float">
            <text:p>0.61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6155" calcext:value-type="float">
            <text:p>0.61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6165" calcext:value-type="float">
            <text:p>0.61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6175" calcext:value-type="float">
            <text:p>0.61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6185" calcext:value-type="float">
            <text:p>0.61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6195" calcext:value-type="float">
            <text:p>0.61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6205" calcext:value-type="float">
            <text:p>0.62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6215" calcext:value-type="float">
            <text:p>0.62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6225" calcext:value-type="float">
            <text:p>0.62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6235" calcext:value-type="float">
            <text:p>0.62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6245" calcext:value-type="float">
            <text:p>0.62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6255" calcext:value-type="float">
            <text:p>0.62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6265" calcext:value-type="float">
            <text:p>0.62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6275" calcext:value-type="float">
            <text:p>0.62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.6285" calcext:value-type="float">
            <text:p>0.62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.6295" calcext:value-type="float">
            <text:p>0.62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6305" calcext:value-type="float">
            <text:p>0.63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6315" calcext:value-type="float">
            <text:p>0.63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6325" calcext:value-type="float">
            <text:p>0.63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.6335" calcext:value-type="float">
            <text:p>0.63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.6345" calcext:value-type="float">
            <text:p>0.63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.6355" calcext:value-type="float">
            <text:p>0.63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.6365" calcext:value-type="float">
            <text:p>0.63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.6375" calcext:value-type="float">
            <text:p>0.63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.6385" calcext:value-type="float">
            <text:p>0.63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.6395" calcext:value-type="float">
            <text:p>0.63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6405" calcext:value-type="float">
            <text:p>0.64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.6415" calcext:value-type="float">
            <text:p>0.64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.6425" calcext:value-type="float">
            <text:p>0.64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.6435" calcext:value-type="float">
            <text:p>0.64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.6445" calcext:value-type="float">
            <text:p>0.64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.6455" calcext:value-type="float">
            <text:p>0.64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.6465" calcext:value-type="float">
            <text:p>0.64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.6475" calcext:value-type="float">
            <text:p>0.64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.6485" calcext:value-type="float">
            <text:p>0.64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.6495" calcext:value-type="float">
            <text:p>0.64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6505" calcext:value-type="float">
            <text:p>0.65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.6515" calcext:value-type="float">
            <text:p>0.65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.6525" calcext:value-type="float">
            <text:p>0.65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.6535" calcext:value-type="float">
            <text:p>0.65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.6545" calcext:value-type="float">
            <text:p>0.65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.6555" calcext:value-type="float">
            <text:p>0.65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.6565" calcext:value-type="float">
            <text:p>0.65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.6575" calcext:value-type="float">
            <text:p>0.65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.6585" calcext:value-type="float">
            <text:p>0.65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.6595" calcext:value-type="float">
            <text:p>0.65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6605" calcext:value-type="float">
            <text:p>0.66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.6615" calcext:value-type="float">
            <text:p>0.66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.6625" calcext:value-type="float">
            <text:p>0.66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.6635" calcext:value-type="float">
            <text:p>0.66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.6645" calcext:value-type="float">
            <text:p>0.66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.6655" calcext:value-type="float">
            <text:p>0.66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.6665" calcext:value-type="float">
            <text:p>0.66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.6675" calcext:value-type="float">
            <text:p>0.66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.6685" calcext:value-type="float">
            <text:p>0.66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.6695" calcext:value-type="float">
            <text:p>0.66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6705" calcext:value-type="float">
            <text:p>0.67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.6715" calcext:value-type="float">
            <text:p>0.67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6725" calcext:value-type="float">
            <text:p>0.67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.6735" calcext:value-type="float">
            <text:p>0.67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.6745" calcext:value-type="float">
            <text:p>0.67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6755" calcext:value-type="float">
            <text:p>0.67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6765" calcext:value-type="float">
            <text:p>0.67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.6775" calcext:value-type="float">
            <text:p>0.67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.6785" calcext:value-type="float">
            <text:p>0.67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.6795" calcext:value-type="float">
            <text:p>0.67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6805" calcext:value-type="float">
            <text:p>0.68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815" calcext:value-type="float">
            <text:p>0.68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.6825" calcext:value-type="float">
            <text:p>0.68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.6835" calcext:value-type="float">
            <text:p>0.68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.6845" calcext:value-type="float">
            <text:p>0.68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6855" calcext:value-type="float">
            <text:p>0.68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.6865" calcext:value-type="float">
            <text:p>0.68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.6875" calcext:value-type="float">
            <text:p>0.68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6885" calcext:value-type="float">
            <text:p>0.68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.6895" calcext:value-type="float">
            <text:p>0.68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6905" calcext:value-type="float">
            <text:p>0.69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.6915" calcext:value-type="float">
            <text:p>0.69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.6925" calcext:value-type="float">
            <text:p>0.69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.6935" calcext:value-type="float">
            <text:p>0.69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.6945" calcext:value-type="float">
            <text:p>0.69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.6955" calcext:value-type="float">
            <text:p>0.69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.6965" calcext:value-type="float">
            <text:p>0.69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.6975" calcext:value-type="float">
            <text:p>0.69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.6985" calcext:value-type="float">
            <text:p>0.69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.6995" calcext:value-type="float">
            <text:p>0.69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7005" calcext:value-type="float">
            <text:p>0.70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.7015" calcext:value-type="float">
            <text:p>0.70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.7025" calcext:value-type="float">
            <text:p>0.70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.7035" calcext:value-type="float">
            <text:p>0.70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7045" calcext:value-type="float">
            <text:p>0.70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.7055" calcext:value-type="float">
            <text:p>0.70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.7065" calcext:value-type="float">
            <text:p>0.70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.7075" calcext:value-type="float">
            <text:p>0.70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.7085" calcext:value-type="float">
            <text:p>0.70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.7095" calcext:value-type="float">
            <text:p>0.70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7105" calcext:value-type="float">
            <text:p>0.71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.7115" calcext:value-type="float">
            <text:p>0.71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7125" calcext:value-type="float">
            <text:p>0.71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.7135" calcext:value-type="float">
            <text:p>0.71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.7145" calcext:value-type="float">
            <text:p>0.71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.7155" calcext:value-type="float">
            <text:p>0.71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.7165" calcext:value-type="float">
            <text:p>0.71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.7175" calcext:value-type="float">
            <text:p>0.71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.7185" calcext:value-type="float">
            <text:p>0.71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.7195" calcext:value-type="float">
            <text:p>0.71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7205" calcext:value-type="float">
            <text:p>0.72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.7215" calcext:value-type="float">
            <text:p>0.72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.7225" calcext:value-type="float">
            <text:p>0.72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.7235" calcext:value-type="float">
            <text:p>0.72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.7245" calcext:value-type="float">
            <text:p>0.72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7255" calcext:value-type="float">
            <text:p>0.72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.7265" calcext:value-type="float">
            <text:p>0.72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.7275" calcext:value-type="float">
            <text:p>0.72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.7285" calcext:value-type="float">
            <text:p>0.72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.7295" calcext:value-type="float">
            <text:p>0.72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7305" calcext:value-type="float">
            <text:p>0.73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.7315" calcext:value-type="float">
            <text:p>0.73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.7325" calcext:value-type="float">
            <text:p>0.73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.7335" calcext:value-type="float">
            <text:p>0.73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.7345" calcext:value-type="float">
            <text:p>0.73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.7355" calcext:value-type="float">
            <text:p>0.73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7365" calcext:value-type="float">
            <text:p>0.73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.7375" calcext:value-type="float">
            <text:p>0.73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.7385" calcext:value-type="float">
            <text:p>0.73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.7395" calcext:value-type="float">
            <text:p>0.73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7405" calcext:value-type="float">
            <text:p>0.74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.7415" calcext:value-type="float">
            <text:p>0.74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.7425" calcext:value-type="float">
            <text:p>0.74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.7435" calcext:value-type="float">
            <text:p>0.74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.7445" calcext:value-type="float">
            <text:p>0.74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.7455" calcext:value-type="float">
            <text:p>0.74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.7465" calcext:value-type="float">
            <text:p>0.74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.7475" calcext:value-type="float">
            <text:p>0.74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7485" calcext:value-type="float">
            <text:p>0.74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.7495" calcext:value-type="float">
            <text:p>0.74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7505" calcext:value-type="float">
            <text:p>0.75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.7515" calcext:value-type="float">
            <text:p>0.75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.7525" calcext:value-type="float">
            <text:p>0.75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.7535" calcext:value-type="float">
            <text:p>0.75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.7545" calcext:value-type="float">
            <text:p>0.75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.7555" calcext:value-type="float">
            <text:p>0.75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.7565" calcext:value-type="float">
            <text:p>0.75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.7575" calcext:value-type="float">
            <text:p>0.75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.7585" calcext:value-type="float">
            <text:p>0.75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.7595" calcext:value-type="float">
            <text:p>0.75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7605" calcext:value-type="float">
            <text:p>0.76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.7615" calcext:value-type="float">
            <text:p>0.76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.7625" calcext:value-type="float">
            <text:p>0.76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.7635" calcext:value-type="float">
            <text:p>0.76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.7645" calcext:value-type="float">
            <text:p>0.76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.7655" calcext:value-type="float">
            <text:p>0.76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7665" calcext:value-type="float">
            <text:p>0.76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.7675" calcext:value-type="float">
            <text:p>0.76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7685" calcext:value-type="float">
            <text:p>0.76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.7695" calcext:value-type="float">
            <text:p>0.76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7705" calcext:value-type="float">
            <text:p>0.77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.7715" calcext:value-type="float">
            <text:p>0.77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.7725" calcext:value-type="float">
            <text:p>0.77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.7735" calcext:value-type="float">
            <text:p>0.77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.7745" calcext:value-type="float">
            <text:p>0.77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7755" calcext:value-type="float">
            <text:p>0.77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.7765" calcext:value-type="float">
            <text:p>0.77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.7775" calcext:value-type="float">
            <text:p>0.77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.7785" calcext:value-type="float">
            <text:p>0.77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.7795" calcext:value-type="float">
            <text:p>0.77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7805" calcext:value-type="float">
            <text:p>0.78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.7815" calcext:value-type="float">
            <text:p>0.78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.7825" calcext:value-type="float">
            <text:p>0.78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.7835" calcext:value-type="float">
            <text:p>0.78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7845" calcext:value-type="float">
            <text:p>0.78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.7855" calcext:value-type="float">
            <text:p>0.78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.7865" calcext:value-type="float">
            <text:p>0.78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.7875" calcext:value-type="float">
            <text:p>0.78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.7885" calcext:value-type="float">
            <text:p>0.78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.7895" calcext:value-type="float">
            <text:p>0.78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.7905" calcext:value-type="float">
            <text:p>0.79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.7915" calcext:value-type="float">
            <text:p>0.79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.7925" calcext:value-type="float">
            <text:p>0.79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.7935" calcext:value-type="float">
            <text:p>0.79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.7945" calcext:value-type="float">
            <text:p>0.79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.7955" calcext:value-type="float">
            <text:p>0.79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.7965" calcext:value-type="float">
            <text:p>0.79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.7975" calcext:value-type="float">
            <text:p>0.79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.7985" calcext:value-type="float">
            <text:p>0.79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.7995" calcext:value-type="float">
            <text:p>0.79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8005" calcext:value-type="float">
            <text:p>0.80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8015" calcext:value-type="float">
            <text:p>0.80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.8025" calcext:value-type="float">
            <text:p>0.80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.8035" calcext:value-type="float">
            <text:p>0.80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.8045" calcext:value-type="float">
            <text:p>0.80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.8055" calcext:value-type="float">
            <text:p>0.80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.8065" calcext:value-type="float">
            <text:p>0.80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.8075" calcext:value-type="float">
            <text:p>0.80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.8085" calcext:value-type="float">
            <text:p>0.80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.8095" calcext:value-type="float">
            <text:p>0.80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.8105" calcext:value-type="float">
            <text:p>0.81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.8115" calcext:value-type="float">
            <text:p>0.81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.8125" calcext:value-type="float">
            <text:p>0.81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.8135" calcext:value-type="float">
            <text:p>0.81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.8145" calcext:value-type="float">
            <text:p>0.81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.8155" calcext:value-type="float">
            <text:p>0.81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.8165" calcext:value-type="float">
            <text:p>0.81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.8175" calcext:value-type="float">
            <text:p>0.81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.8185" calcext:value-type="float">
            <text:p>0.81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.8195" calcext:value-type="float">
            <text:p>0.81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8205" calcext:value-type="float">
            <text:p>0.82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.8215" calcext:value-type="float">
            <text:p>0.82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.8225" calcext:value-type="float">
            <text:p>0.82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.8235" calcext:value-type="float">
            <text:p>0.82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.8245" calcext:value-type="float">
            <text:p>0.82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8255" calcext:value-type="float">
            <text:p>0.82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.8265" calcext:value-type="float">
            <text:p>0.82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.8275" calcext:value-type="float">
            <text:p>0.82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.8285" calcext:value-type="float">
            <text:p>0.82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.8295" calcext:value-type="float">
            <text:p>0.82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.8305" calcext:value-type="float">
            <text:p>0.83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.8315" calcext:value-type="float">
            <text:p>0.83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.8325" calcext:value-type="float">
            <text:p>0.83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.8335" calcext:value-type="float">
            <text:p>0.83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.8345" calcext:value-type="float">
            <text:p>0.83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.8355" calcext:value-type="float">
            <text:p>0.83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.8365" calcext:value-type="float">
            <text:p>0.83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.8375" calcext:value-type="float">
            <text:p>0.83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.8385" calcext:value-type="float">
            <text:p>0.83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.8395" calcext:value-type="float">
            <text:p>0.83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.8405" calcext:value-type="float">
            <text:p>0.84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.8415" calcext:value-type="float">
            <text:p>0.84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.8425" calcext:value-type="float">
            <text:p>0.84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.8435" calcext:value-type="float">
            <text:p>0.84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.8445" calcext:value-type="float">
            <text:p>0.84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.8455" calcext:value-type="float">
            <text:p>0.84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.8465" calcext:value-type="float">
            <text:p>0.84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.8475" calcext:value-type="float">
            <text:p>0.84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.8485" calcext:value-type="float">
            <text:p>0.84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.8495" calcext:value-type="float">
            <text:p>0.84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8505" calcext:value-type="float">
            <text:p>0.85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.8515" calcext:value-type="float">
            <text:p>0.85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.8525" calcext:value-type="float">
            <text:p>0.85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.8535" calcext:value-type="float">
            <text:p>0.85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.8545" calcext:value-type="float">
            <text:p>0.85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.8555" calcext:value-type="float">
            <text:p>0.85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.8565" calcext:value-type="float">
            <text:p>0.85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.8575" calcext:value-type="float">
            <text:p>0.85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.8585" calcext:value-type="float">
            <text:p>0.85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.8595" calcext:value-type="float">
            <text:p>0.85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.8605" calcext:value-type="float">
            <text:p>0.86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.8615" calcext:value-type="float">
            <text:p>0.86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.8625" calcext:value-type="float">
            <text:p>0.86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.8635" calcext:value-type="float">
            <text:p>0.86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.8645" calcext:value-type="float">
            <text:p>0.86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.8655" calcext:value-type="float">
            <text:p>0.86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.8665" calcext:value-type="float">
            <text:p>0.86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.8675" calcext:value-type="float">
            <text:p>0.86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.8685" calcext:value-type="float">
            <text:p>0.86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.8695" calcext:value-type="float">
            <text:p>0.86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.8705" calcext:value-type="float">
            <text:p>0.87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.8715" calcext:value-type="float">
            <text:p>0.87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.8725" calcext:value-type="float">
            <text:p>0.87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.8735" calcext:value-type="float">
            <text:p>0.87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.8745" calcext:value-type="float">
            <text:p>0.87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8755" calcext:value-type="float">
            <text:p>0.87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.8765" calcext:value-type="float">
            <text:p>0.87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.8775" calcext:value-type="float">
            <text:p>0.87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.8785" calcext:value-type="float">
            <text:p>0.87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.8795" calcext:value-type="float">
            <text:p>0.87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.8805" calcext:value-type="float">
            <text:p>0.88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8815" calcext:value-type="float">
            <text:p>0.88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.8825" calcext:value-type="float">
            <text:p>0.88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.8835" calcext:value-type="float">
            <text:p>0.88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.8845" calcext:value-type="float">
            <text:p>0.88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.8855" calcext:value-type="float">
            <text:p>0.88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.8865" calcext:value-type="float">
            <text:p>0.88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.8875" calcext:value-type="float">
            <text:p>0.88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.8885" calcext:value-type="float">
            <text:p>0.88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.8895" calcext:value-type="float">
            <text:p>0.88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.8905" calcext:value-type="float">
            <text:p>0.89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.8915" calcext:value-type="float">
            <text:p>0.89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.8925" calcext:value-type="float">
            <text:p>0.89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.8935" calcext:value-type="float">
            <text:p>0.89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.8945" calcext:value-type="float">
            <text:p>0.89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.8955" calcext:value-type="float">
            <text:p>0.89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.8965" calcext:value-type="float">
            <text:p>0.89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.8975" calcext:value-type="float">
            <text:p>0.89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.8985" calcext:value-type="float">
            <text:p>0.89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.8995" calcext:value-type="float">
            <text:p>0.89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9005" calcext:value-type="float">
            <text:p>0.90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.9015" calcext:value-type="float">
            <text:p>0.90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.9025" calcext:value-type="float">
            <text:p>0.90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.9035" calcext:value-type="float">
            <text:p>0.90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.9045" calcext:value-type="float">
            <text:p>0.90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.9055" calcext:value-type="float">
            <text:p>0.90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.9065" calcext:value-type="float">
            <text:p>0.90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.9075" calcext:value-type="float">
            <text:p>0.90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.9085" calcext:value-type="float">
            <text:p>0.90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.9095" calcext:value-type="float">
            <text:p>0.90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.9105" calcext:value-type="float">
            <text:p>0.91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.9115" calcext:value-type="float">
            <text:p>0.91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.9125" calcext:value-type="float">
            <text:p>0.91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.9135" calcext:value-type="float">
            <text:p>0.91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.9145" calcext:value-type="float">
            <text:p>0.91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.9155" calcext:value-type="float">
            <text:p>0.91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.9165" calcext:value-type="float">
            <text:p>0.91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.9175" calcext:value-type="float">
            <text:p>0.91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.9185" calcext:value-type="float">
            <text:p>0.91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.9195" calcext:value-type="float">
            <text:p>0.91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.9205" calcext:value-type="float">
            <text:p>0.92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.9215" calcext:value-type="float">
            <text:p>0.92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.9225" calcext:value-type="float">
            <text:p>0.92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.9235" calcext:value-type="float">
            <text:p>0.92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.9245" calcext:value-type="float">
            <text:p>0.92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.9255" calcext:value-type="float">
            <text:p>0.92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.9265" calcext:value-type="float">
            <text:p>0.92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.9275" calcext:value-type="float">
            <text:p>0.92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.9285" calcext:value-type="float">
            <text:p>0.92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.9295" calcext:value-type="float">
            <text:p>0.92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.9305" calcext:value-type="float">
            <text:p>0.93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.9315" calcext:value-type="float">
            <text:p>0.93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.9325" calcext:value-type="float">
            <text:p>0.93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.9335" calcext:value-type="float">
            <text:p>0.93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.9345" calcext:value-type="float">
            <text:p>0.93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.9355" calcext:value-type="float">
            <text:p>0.93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.9365" calcext:value-type="float">
            <text:p>0.93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.9375" calcext:value-type="float">
            <text:p>0.93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.9385" calcext:value-type="float">
            <text:p>0.93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.9395" calcext:value-type="float">
            <text:p>0.93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.9405" calcext:value-type="float">
            <text:p>0.94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.9415" calcext:value-type="float">
            <text:p>0.94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.9425" calcext:value-type="float">
            <text:p>0.94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.9435" calcext:value-type="float">
            <text:p>0.94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.9445" calcext:value-type="float">
            <text:p>0.94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.9455" calcext:value-type="float">
            <text:p>0.94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.9465" calcext:value-type="float">
            <text:p>0.94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.9475" calcext:value-type="float">
            <text:p>0.94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.9485" calcext:value-type="float">
            <text:p>0.94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.9495" calcext:value-type="float">
            <text:p>0.94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9505" calcext:value-type="float">
            <text:p>0.95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.9515" calcext:value-type="float">
            <text:p>0.95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.9525" calcext:value-type="float">
            <text:p>0.95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.9535" calcext:value-type="float">
            <text:p>0.95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.9545" calcext:value-type="float">
            <text:p>0.95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.9555" calcext:value-type="float">
            <text:p>0.95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.9565" calcext:value-type="float">
            <text:p>0.95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.9575" calcext:value-type="float">
            <text:p>0.95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.9585" calcext:value-type="float">
            <text:p>0.95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.9595" calcext:value-type="float">
            <text:p>0.95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.9605" calcext:value-type="float">
            <text:p>0.96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.9615" calcext:value-type="float">
            <text:p>0.96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.9625" calcext:value-type="float">
            <text:p>0.96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.9635" calcext:value-type="float">
            <text:p>0.96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.9645" calcext:value-type="float">
            <text:p>0.96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.9655" calcext:value-type="float">
            <text:p>0.96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.9665" calcext:value-type="float">
            <text:p>0.96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.9675" calcext:value-type="float">
            <text:p>0.96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.9685" calcext:value-type="float">
            <text:p>0.96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.9695" calcext:value-type="float">
            <text:p>0.96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.9705" calcext:value-type="float">
            <text:p>0.97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.9715" calcext:value-type="float">
            <text:p>0.97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.9725" calcext:value-type="float">
            <text:p>0.97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.9735" calcext:value-type="float">
            <text:p>0.97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.9745" calcext:value-type="float">
            <text:p>0.97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9755" calcext:value-type="float">
            <text:p>0.97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.9765" calcext:value-type="float">
            <text:p>0.97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.9775" calcext:value-type="float">
            <text:p>0.97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.9785" calcext:value-type="float">
            <text:p>0.97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.9795" calcext:value-type="float">
            <text:p>0.97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.9805" calcext:value-type="float">
            <text:p>0.98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.9815" calcext:value-type="float">
            <text:p>0.98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.9825" calcext:value-type="float">
            <text:p>0.98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.9835" calcext:value-type="float">
            <text:p>0.98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.9845" calcext:value-type="float">
            <text:p>0.98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.9855" calcext:value-type="float">
            <text:p>0.98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.9865" calcext:value-type="float">
            <text:p>0.98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.9875" calcext:value-type="float">
            <text:p>0.98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.9885" calcext:value-type="float">
            <text:p>0.98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.9895" calcext:value-type="float">
            <text:p>0.98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.9905" calcext:value-type="float">
            <text:p>0.99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.9915" calcext:value-type="float">
            <text:p>0.99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.9925" calcext:value-type="float">
            <text:p>0.99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.9935" calcext:value-type="float">
            <text:p>0.99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.9945" calcext:value-type="float">
            <text:p>0.99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.9955" calcext:value-type="float">
            <text:p>0.99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.9965" calcext:value-type="float">
            <text:p>0.99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.9975" calcext:value-type="float">
            <text:p>0.99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.9985" calcext:value-type="float">
            <text:p>0.99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.9995" calcext:value-type="float">
            <text:p>0.99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0">00/00/0000</text:date>, <text:time style:data-style-name="N2" text:time-value="15:11:27.6363000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20T22:37:55.884196333</dc:date>
    <meta:editing-duration>PT7H23M59S</meta:editing-duration>
    <meta:editing-cycles>5</meta:editing-cycles>
    <meta:generator>LibreOffice/6.4.7.2$Linux_X86_64 LibreOffice_project/40$Build-2</meta:generator>
    <meta:document-statistic meta:table-count="1" meta:cell-count="412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43cm" svg:height="15.194cm" xlink:href=".." xlink:type="simple" chart:class="chart:scatter" chart:style-name="ch1">
        <chart:title svg:x="7.835cm" svg:y="0.439cm" chart:style-name="ch2">
          <text:p>Edep(MeV/mm) of gamma along water</text:p>
        </chart:title>
        <chart:legend chart:legend-position="end" svg:x="20.578cm" svg:y="6.302cm" style:legend-expansion="high" chart:style-name="ch3"/>
        <chart:plot-area chart:style-name="ch4" table:cell-range-address="W_gamma_1000MeV.B5:W_gamma_1000MeV.C104 W_gamma_1000MeV.B3:W_gamma_1000MeV.B3 W_gamma_1000MeV.H3:W_gamma_1000MeV.H3 W_gamma_1000MeV.I5:W_gamma_1000MeV.I104 W_gamma_1000MeV.K3:W_gamma_1000MeV.K3 W_gamma_1000MeV.L5:W_gamma_1000MeV.L104 W_gamma_1000MeV.N3:W_gamma_1000MeV.N3 W_gamma_1000MeV.O5:W_gamma_1000MeV.O104 W_gamma_1000MeV.E3:W_gamma_1000MeV.E3 W_gamma_1000MeV.F5:W_gamma_1000MeV.F104" chart:data-source-has-labels="row" svg:x="1.479cm" svg:y="1.521cm" svg:width="18.631cm" svg:height="12.389cm">
          <chartooo:coordinate-region svg:x="2.577cm" svg:y="1.72cm" svg:width="17.439cm" svg:height="11.543cm"/>
          <chart:axis chart:dimension="x" chart:name="primary-x" chart:style-name="ch5">
            <chart:title svg:x="9.89cm" svg:y="14.213cm" chart:style-name="ch6">
              <text:p>Depth (mm)</text:p>
            </chart:title>
          </chart:axis>
          <chart:axis chart:dimension="y" chart:name="primary-y" chart:style-name="ch5">
            <chart:title svg:x="0.451cm" svg:y="8.936cm" chart:style-name="ch7">
              <text:p>Edep (MeV/mm)</text:p>
            </chart:title>
            <chart:grid chart:style-name="ch8" chart:class="major"/>
          </chart:axis>
          <chart:series chart:style-name="ch9" chart:values-cell-range-address="W_gamma_1000MeV.C5:W_gamma_1000MeV.C104" chart:label-cell-address="W_gamma_1000MeV.B3:W_gamma_1000MeV.B3" chart:class="chart:scatter">
            <chart:domain table:cell-range-address="W_gamma_1000MeV.B5:W_gamma_1000MeV.B104"/>
            <chart:data-point chart:repeated="100"/>
          </chart:series>
          <chart:series chart:style-name="ch10" chart:values-cell-range-address="W_gamma_1000MeV.I5:W_gamma_1000MeV.I104" chart:label-cell-address="W_gamma_1000MeV.H3:W_gamma_1000MeV.H3" chart:class="chart:scatter">
            <chart:domain table:cell-range-address="W_gamma_1000MeV.H5:W_gamma_1000MeV.H104"/>
            <chart:data-point chart:repeated="100"/>
          </chart:series>
          <chart:series chart:style-name="ch11" chart:values-cell-range-address="W_gamma_1000MeV.L5:W_gamma_1000MeV.L104" chart:label-cell-address="W_gamma_1000MeV.K3:W_gamma_1000MeV.K3" chart:class="chart:scatter">
            <chart:domain table:cell-range-address="W_gamma_1000MeV.K5:W_gamma_1000MeV.K104"/>
            <chart:data-point chart:repeated="100"/>
          </chart:series>
          <chart:series chart:style-name="ch12" chart:values-cell-range-address="W_gamma_1000MeV.O5:W_gamma_1000MeV.O104" chart:label-cell-address="W_gamma_1000MeV.N3:W_gamma_1000MeV.N3" chart:class="chart:scatter">
            <chart:domain table:cell-range-address="W_gamma_1000MeV.N5:W_gamma_1000MeV.N104"/>
            <chart:data-point chart:repeated="100"/>
          </chart:series>
          <chart:series chart:style-name="ch13" chart:values-cell-range-address="W_gamma_1000MeV.F5:W_gamma_1000MeV.F104" chart:label-cell-address="W_gamma_1000MeV.E3:W_gamma_1000MeV.E3" chart:class="chart:scatter">
            <chart:domain table:cell-range-address="W_gamma_1000MeV.E5:W_gamma_1000MeV.E104"/>
            <chart:data-point chart:repeated="10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1000 Mev</text:p>
                <draw:g>
                  <svg:desc>W_gamma_1000MeV.B3:W_gamma_1000MeV.B3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10 MeV</text:p>
                <draw:g>
                  <svg:desc>W_gamma_1000MeV.H3:W_gamma_1000MeV.H3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1 MeV</text:p>
                <draw:g>
                  <svg:desc>W_gamma_1000MeV.K3:W_gamma_1000MeV.K3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100 KeV</text:p>
                <draw:g>
                  <svg:desc>W_gamma_1000MeV.N3:W_gamma_1000MeV.N3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100 MeV</text:p>
                <draw:g>
                  <svg:desc>W_gamma_1000MeV.E3:W_gamma_1000MeV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">
                <text:p>0.03</text:p>
                <draw:g>
                  <svg:desc>W_gamma_1000MeV.B5:W_gamma_1000MeV.B104</svg:desc>
                </draw:g>
              </table:table-cell>
              <table:table-cell office:value-type="float" office:value="0.000216779">
                <text:p>0.000216779</text:p>
                <draw:g>
                  <svg:desc>W_gamma_1000MeV.C5:W_gamma_1000MeV.C104</svg:desc>
                </draw:g>
              </table:table-cell>
              <table:table-cell office:value-type="float" office:value="0.03">
                <text:p>0.03</text:p>
                <draw:g>
                  <svg:desc>W_gamma_1000MeV.H5:W_gamma_1000MeV.H104</svg:desc>
                </draw:g>
              </table:table-cell>
              <table:table-cell office:value-type="float" office:value="0.0002820515">
                <text:p>0.0002820515</text:p>
                <draw:g>
                  <svg:desc>W_gamma_1000MeV.I5:W_gamma_1000MeV.I104</svg:desc>
                </draw:g>
              </table:table-cell>
              <table:table-cell office:value-type="float" office:value="0.03">
                <text:p>0.03</text:p>
                <draw:g>
                  <svg:desc>W_gamma_1000MeV.K5:W_gamma_1000MeV.K104</svg:desc>
                </draw:g>
              </table:table-cell>
              <table:table-cell office:value-type="float" office:value="0.0009075288">
                <text:p>0.0009075288</text:p>
                <draw:g>
                  <svg:desc>W_gamma_1000MeV.L5:W_gamma_1000MeV.L104</svg:desc>
                </draw:g>
              </table:table-cell>
              <table:table-cell office:value-type="float" office:value="0.03">
                <text:p>0.03</text:p>
                <draw:g>
                  <svg:desc>W_gamma_1000MeV.N5:W_gamma_1000MeV.N104</svg:desc>
                </draw:g>
              </table:table-cell>
              <table:table-cell office:value-type="float" office:value="0.0003141073">
                <text:p>0.0003141073</text:p>
                <draw:g>
                  <svg:desc>W_gamma_1000MeV.O5:W_gamma_1000MeV.O104</svg:desc>
                </draw:g>
              </table:table-cell>
              <table:table-cell office:value-type="float" office:value="0.03">
                <text:p>0.03</text:p>
                <draw:g>
                  <svg:desc>W_gamma_1000MeV.E5:W_gamma_1000MeV.E104</svg:desc>
                </draw:g>
              </table:table-cell>
              <table:table-cell office:value-type="float" office:value="0.0001873708">
                <text:p>0.0001873708</text:p>
                <draw:g>
                  <svg:desc>W_gamma_1000MeV.F5:W_gamma_1000MeV.F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">
                <text:p>0.09</text:p>
              </table:table-cell>
              <table:table-cell office:value-type="float" office:value="0.0006740121">
                <text:p>0.0006740121</text:p>
              </table:table-cell>
              <table:table-cell office:value-type="float" office:value="0.09">
                <text:p>0.09</text:p>
              </table:table-cell>
              <table:table-cell office:value-type="float" office:value="0.000541152">
                <text:p>0.000541152</text:p>
              </table:table-cell>
              <table:table-cell office:value-type="float" office:value="0.09">
                <text:p>0.09</text:p>
              </table:table-cell>
              <table:table-cell office:value-type="float" office:value="0.001870267">
                <text:p>0.001870267</text:p>
              </table:table-cell>
              <table:table-cell office:value-type="float" office:value="0.09">
                <text:p>0.09</text:p>
              </table:table-cell>
              <table:table-cell office:value-type="float" office:value="0.0003039823">
                <text:p>0.0003039823</text:p>
              </table:table-cell>
              <table:table-cell office:value-type="float" office:value="0.09">
                <text:p>0.09</text:p>
              </table:table-cell>
              <table:table-cell office:value-type="float" office:value="0.0005630667">
                <text:p>0.0005630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5">
                <text:p>0.15</text:p>
              </table:table-cell>
              <table:table-cell office:value-type="float" office:value="0.00111765">
                <text:p>0.00111765</text:p>
              </table:table-cell>
              <table:table-cell office:value-type="float" office:value="0.15">
                <text:p>0.15</text:p>
              </table:table-cell>
              <table:table-cell office:value-type="float" office:value="0.0008602079">
                <text:p>0.0008602079</text:p>
              </table:table-cell>
              <table:table-cell office:value-type="float" office:value="0.15">
                <text:p>0.15</text:p>
              </table:table-cell>
              <table:table-cell office:value-type="float" office:value="0.00255248">
                <text:p>0.00255248</text:p>
              </table:table-cell>
              <table:table-cell office:value-type="float" office:value="0.15">
                <text:p>0.15</text:p>
              </table:table-cell>
              <table:table-cell office:value-type="float" office:value="0.0003086693">
                <text:p>0.0003086693</text:p>
              </table:table-cell>
              <table:table-cell office:value-type="float" office:value="0.15">
                <text:p>0.15</text:p>
              </table:table-cell>
              <table:table-cell office:value-type="float" office:value="0.0008807486">
                <text:p>0.00088074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1">
                <text:p>0.21</text:p>
              </table:table-cell>
              <table:table-cell office:value-type="float" office:value="0.001509498">
                <text:p>0.001509498</text:p>
              </table:table-cell>
              <table:table-cell office:value-type="float" office:value="0.21">
                <text:p>0.21</text:p>
              </table:table-cell>
              <table:table-cell office:value-type="float" office:value="0.001258873">
                <text:p>0.001258873</text:p>
              </table:table-cell>
              <table:table-cell office:value-type="float" office:value="0.21">
                <text:p>0.21</text:p>
              </table:table-cell>
              <table:table-cell office:value-type="float" office:value="0.003035445">
                <text:p>0.003035445</text:p>
              </table:table-cell>
              <table:table-cell office:value-type="float" office:value="0.21">
                <text:p>0.21</text:p>
              </table:table-cell>
              <table:table-cell office:value-type="float" office:value="0.0002930966">
                <text:p>0.0002930966</text:p>
              </table:table-cell>
              <table:table-cell office:value-type="float" office:value="0.21">
                <text:p>0.21</text:p>
              </table:table-cell>
              <table:table-cell office:value-type="float" office:value="0.001238923">
                <text:p>0.0012389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7">
                <text:p>0.27</text:p>
              </table:table-cell>
              <table:table-cell office:value-type="float" office:value="0.001994033">
                <text:p>0.001994033</text:p>
              </table:table-cell>
              <table:table-cell office:value-type="float" office:value="0.27">
                <text:p>0.27</text:p>
              </table:table-cell>
              <table:table-cell office:value-type="float" office:value="0.00162944">
                <text:p>0.00162944</text:p>
              </table:table-cell>
              <table:table-cell office:value-type="float" office:value="0.27">
                <text:p>0.27</text:p>
              </table:table-cell>
              <table:table-cell office:value-type="float" office:value="0.003031403">
                <text:p>0.003031403</text:p>
              </table:table-cell>
              <table:table-cell office:value-type="float" office:value="0.27">
                <text:p>0.27</text:p>
              </table:table-cell>
              <table:table-cell office:value-type="float" office:value="0.0002914071">
                <text:p>0.0002914071</text:p>
              </table:table-cell>
              <table:table-cell office:value-type="float" office:value="0.27">
                <text:p>0.27</text:p>
              </table:table-cell>
              <table:table-cell office:value-type="float" office:value="0.001612081">
                <text:p>0.0016120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3">
                <text:p>0.33</text:p>
              </table:table-cell>
              <table:table-cell office:value-type="float" office:value="0.002355964">
                <text:p>0.002355964</text:p>
              </table:table-cell>
              <table:table-cell office:value-type="float" office:value="0.33">
                <text:p>0.33</text:p>
              </table:table-cell>
              <table:table-cell office:value-type="float" office:value="0.001913827">
                <text:p>0.001913827</text:p>
              </table:table-cell>
              <table:table-cell office:value-type="float" office:value="0.33">
                <text:p>0.33</text:p>
              </table:table-cell>
              <table:table-cell office:value-type="float" office:value="0.003078392">
                <text:p>0.003078392</text:p>
              </table:table-cell>
              <table:table-cell office:value-type="float" office:value="0.33">
                <text:p>0.33</text:p>
              </table:table-cell>
              <table:table-cell office:value-type="float" office:value="0.0003102404">
                <text:p>0.0003102404</text:p>
              </table:table-cell>
              <table:table-cell office:value-type="float" office:value="0.33">
                <text:p>0.33</text:p>
              </table:table-cell>
              <table:table-cell office:value-type="float" office:value="0.001969567">
                <text:p>0.0019695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9">
                <text:p>0.39</text:p>
              </table:table-cell>
              <table:table-cell office:value-type="float" office:value="0.002956879">
                <text:p>0.002956879</text:p>
              </table:table-cell>
              <table:table-cell office:value-type="float" office:value="0.39">
                <text:p>0.39</text:p>
              </table:table-cell>
              <table:table-cell office:value-type="float" office:value="0.002146382">
                <text:p>0.002146382</text:p>
              </table:table-cell>
              <table:table-cell office:value-type="float" office:value="0.39">
                <text:p>0.39</text:p>
              </table:table-cell>
              <table:table-cell office:value-type="float" office:value="0.003017901">
                <text:p>0.003017901</text:p>
              </table:table-cell>
              <table:table-cell office:value-type="float" office:value="0.39">
                <text:p>0.39</text:p>
              </table:table-cell>
              <table:table-cell office:value-type="float" office:value="0.000312066">
                <text:p>0.000312066</text:p>
              </table:table-cell>
              <table:table-cell office:value-type="float" office:value="0.39">
                <text:p>0.39</text:p>
              </table:table-cell>
              <table:table-cell office:value-type="float" office:value="0.002281879">
                <text:p>0.0022818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5">
                <text:p>0.45</text:p>
              </table:table-cell>
              <table:table-cell office:value-type="float" office:value="0.003252571">
                <text:p>0.003252571</text:p>
              </table:table-cell>
              <table:table-cell office:value-type="float" office:value="0.45">
                <text:p>0.45</text:p>
              </table:table-cell>
              <table:table-cell office:value-type="float" office:value="0.002504752">
                <text:p>0.002504752</text:p>
              </table:table-cell>
              <table:table-cell office:value-type="float" office:value="0.45">
                <text:p>0.45</text:p>
              </table:table-cell>
              <table:table-cell office:value-type="float" office:value="0.003228">
                <text:p>0.003228</text:p>
              </table:table-cell>
              <table:table-cell office:value-type="float" office:value="0.45">
                <text:p>0.45</text:p>
              </table:table-cell>
              <table:table-cell office:value-type="float" office:value="0.0003077846">
                <text:p>0.0003077846</text:p>
              </table:table-cell>
              <table:table-cell office:value-type="float" office:value="0.45">
                <text:p>0.45</text:p>
              </table:table-cell>
              <table:table-cell office:value-type="float" office:value="0.002721806">
                <text:p>0.0027218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1">
                <text:p>0.51</text:p>
              </table:table-cell>
              <table:table-cell office:value-type="float" office:value="0.003725213">
                <text:p>0.003725213</text:p>
              </table:table-cell>
              <table:table-cell office:value-type="float" office:value="0.51">
                <text:p>0.51</text:p>
              </table:table-cell>
              <table:table-cell office:value-type="float" office:value="0.002665867">
                <text:p>0.002665867</text:p>
              </table:table-cell>
              <table:table-cell office:value-type="float" office:value="0.51">
                <text:p>0.51</text:p>
              </table:table-cell>
              <table:table-cell office:value-type="float" office:value="0.003097065">
                <text:p>0.003097065</text:p>
              </table:table-cell>
              <table:table-cell office:value-type="float" office:value="0.51">
                <text:p>0.51</text:p>
              </table:table-cell>
              <table:table-cell office:value-type="float" office:value="0.0002972855">
                <text:p>0.0002972855</text:p>
              </table:table-cell>
              <table:table-cell office:value-type="float" office:value="0.51">
                <text:p>0.51</text:p>
              </table:table-cell>
              <table:table-cell office:value-type="float" office:value="0.003073623">
                <text:p>0.0030736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7">
                <text:p>0.57</text:p>
              </table:table-cell>
              <table:table-cell office:value-type="float" office:value="0.00423886">
                <text:p>0.00423886</text:p>
              </table:table-cell>
              <table:table-cell office:value-type="float" office:value="0.57">
                <text:p>0.57</text:p>
              </table:table-cell>
              <table:table-cell office:value-type="float" office:value="0.003116677">
                <text:p>0.003116677</text:p>
              </table:table-cell>
              <table:table-cell office:value-type="float" office:value="0.57">
                <text:p>0.57</text:p>
              </table:table-cell>
              <table:table-cell office:value-type="float" office:value="0.003232489">
                <text:p>0.003232489</text:p>
              </table:table-cell>
              <table:table-cell office:value-type="float" office:value="0.57">
                <text:p>0.57</text:p>
              </table:table-cell>
              <table:table-cell office:value-type="float" office:value="0.0002999011">
                <text:p>0.0002999011</text:p>
              </table:table-cell>
              <table:table-cell office:value-type="float" office:value="0.57">
                <text:p>0.57</text:p>
              </table:table-cell>
              <table:table-cell office:value-type="float" office:value="0.003442202">
                <text:p>0.0034422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3">
                <text:p>0.63</text:p>
              </table:table-cell>
              <table:table-cell office:value-type="float" office:value="0.004626934">
                <text:p>0.004626934</text:p>
              </table:table-cell>
              <table:table-cell office:value-type="float" office:value="0.63">
                <text:p>0.63</text:p>
              </table:table-cell>
              <table:table-cell office:value-type="float" office:value="0.003476023">
                <text:p>0.003476023</text:p>
              </table:table-cell>
              <table:table-cell office:value-type="float" office:value="0.63">
                <text:p>0.63</text:p>
              </table:table-cell>
              <table:table-cell office:value-type="float" office:value="0.003174543">
                <text:p>0.003174543</text:p>
              </table:table-cell>
              <table:table-cell office:value-type="float" office:value="0.63">
                <text:p>0.63</text:p>
              </table:table-cell>
              <table:table-cell office:value-type="float" office:value="0.0003040128">
                <text:p>0.0003040128</text:p>
              </table:table-cell>
              <table:table-cell office:value-type="float" office:value="0.63">
                <text:p>0.63</text:p>
              </table:table-cell>
              <table:table-cell office:value-type="float" office:value="0.003899343">
                <text:p>0.0038993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9">
                <text:p>0.69</text:p>
              </table:table-cell>
              <table:table-cell office:value-type="float" office:value="0.005052734">
                <text:p>0.005052734</text:p>
              </table:table-cell>
              <table:table-cell office:value-type="float" office:value="0.69">
                <text:p>0.69</text:p>
              </table:table-cell>
              <table:table-cell office:value-type="float" office:value="0.003826867">
                <text:p>0.003826867</text:p>
              </table:table-cell>
              <table:table-cell office:value-type="float" office:value="0.69">
                <text:p>0.69</text:p>
              </table:table-cell>
              <table:table-cell office:value-type="float" office:value="0.003069312">
                <text:p>0.003069312</text:p>
              </table:table-cell>
              <table:table-cell office:value-type="float" office:value="0.69">
                <text:p>0.69</text:p>
              </table:table-cell>
              <table:table-cell office:value-type="float" office:value="0.0002896996">
                <text:p>0.0002896996</text:p>
              </table:table-cell>
              <table:table-cell office:value-type="float" office:value="0.69">
                <text:p>0.69</text:p>
              </table:table-cell>
              <table:table-cell office:value-type="float" office:value="0.004151416">
                <text:p>0.0041514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5">
                <text:p>0.75</text:p>
              </table:table-cell>
              <table:table-cell office:value-type="float" office:value="0.00555654">
                <text:p>0.00555654</text:p>
              </table:table-cell>
              <table:table-cell office:value-type="float" office:value="0.75">
                <text:p>0.75</text:p>
              </table:table-cell>
              <table:table-cell office:value-type="float" office:value="0.004037521">
                <text:p>0.004037521</text:p>
              </table:table-cell>
              <table:table-cell office:value-type="float" office:value="0.75">
                <text:p>0.75</text:p>
              </table:table-cell>
              <table:table-cell office:value-type="float" office:value="0.002904114">
                <text:p>0.002904114</text:p>
              </table:table-cell>
              <table:table-cell office:value-type="float" office:value="0.75">
                <text:p>0.75</text:p>
              </table:table-cell>
              <table:table-cell office:value-type="float" office:value="0.0003079811">
                <text:p>0.0003079811</text:p>
              </table:table-cell>
              <table:table-cell office:value-type="float" office:value="0.75">
                <text:p>0.75</text:p>
              </table:table-cell>
              <table:table-cell office:value-type="float" office:value="0.00458593">
                <text:p>0.004585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1">
                <text:p>0.81</text:p>
              </table:table-cell>
              <table:table-cell office:value-type="float" office:value="0.006026074">
                <text:p>0.006026074</text:p>
              </table:table-cell>
              <table:table-cell office:value-type="float" office:value="0.81">
                <text:p>0.81</text:p>
              </table:table-cell>
              <table:table-cell office:value-type="float" office:value="0.0045969">
                <text:p>0.0045969</text:p>
              </table:table-cell>
              <table:table-cell office:value-type="float" office:value="0.81">
                <text:p>0.81</text:p>
              </table:table-cell>
              <table:table-cell office:value-type="float" office:value="0.00294493">
                <text:p>0.00294493</text:p>
              </table:table-cell>
              <table:table-cell office:value-type="float" office:value="0.81">
                <text:p>0.81</text:p>
              </table:table-cell>
              <table:table-cell office:value-type="float" office:value="0.0002805934">
                <text:p>0.0002805934</text:p>
              </table:table-cell>
              <table:table-cell office:value-type="float" office:value="0.81">
                <text:p>0.81</text:p>
              </table:table-cell>
              <table:table-cell office:value-type="float" office:value="0.005075814">
                <text:p>0.0050758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7">
                <text:p>0.87</text:p>
              </table:table-cell>
              <table:table-cell office:value-type="float" office:value="0.006289652">
                <text:p>0.006289652</text:p>
              </table:table-cell>
              <table:table-cell office:value-type="float" office:value="0.87">
                <text:p>0.87</text:p>
              </table:table-cell>
              <table:table-cell office:value-type="float" office:value="0.004726213">
                <text:p>0.004726213</text:p>
              </table:table-cell>
              <table:table-cell office:value-type="float" office:value="0.87">
                <text:p>0.87</text:p>
              </table:table-cell>
              <table:table-cell office:value-type="float" office:value="0.003007938">
                <text:p>0.003007938</text:p>
              </table:table-cell>
              <table:table-cell office:value-type="float" office:value="0.87">
                <text:p>0.87</text:p>
              </table:table-cell>
              <table:table-cell office:value-type="float" office:value="0.0002881255">
                <text:p>0.0002881255</text:p>
              </table:table-cell>
              <table:table-cell office:value-type="float" office:value="0.87">
                <text:p>0.87</text:p>
              </table:table-cell>
              <table:table-cell office:value-type="float" office:value="0.005376406">
                <text:p>0.0053764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3">
                <text:p>0.93</text:p>
              </table:table-cell>
              <table:table-cell office:value-type="float" office:value="0.006891583">
                <text:p>0.006891583</text:p>
              </table:table-cell>
              <table:table-cell office:value-type="float" office:value="0.93">
                <text:p>0.93</text:p>
              </table:table-cell>
              <table:table-cell office:value-type="float" office:value="0.00506503">
                <text:p>0.00506503</text:p>
              </table:table-cell>
              <table:table-cell office:value-type="float" office:value="0.93">
                <text:p>0.93</text:p>
              </table:table-cell>
              <table:table-cell office:value-type="float" office:value="0.003013436">
                <text:p>0.003013436</text:p>
              </table:table-cell>
              <table:table-cell office:value-type="float" office:value="0.93">
                <text:p>0.93</text:p>
              </table:table-cell>
              <table:table-cell office:value-type="float" office:value="0.0002781667">
                <text:p>0.0002781667</text:p>
              </table:table-cell>
              <table:table-cell office:value-type="float" office:value="0.93">
                <text:p>0.93</text:p>
              </table:table-cell>
              <table:table-cell office:value-type="float" office:value="0.00569596">
                <text:p>0.005695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">
                <text:p>0.99</text:p>
              </table:table-cell>
              <table:table-cell office:value-type="float" office:value="0.007504567">
                <text:p>0.007504567</text:p>
              </table:table-cell>
              <table:table-cell office:value-type="float" office:value="0.99">
                <text:p>0.99</text:p>
              </table:table-cell>
              <table:table-cell office:value-type="float" office:value="0.005297916">
                <text:p>0.005297916</text:p>
              </table:table-cell>
              <table:table-cell office:value-type="float" office:value="0.99">
                <text:p>0.99</text:p>
              </table:table-cell>
              <table:table-cell office:value-type="float" office:value="0.003229102">
                <text:p>0.003229102</text:p>
              </table:table-cell>
              <table:table-cell office:value-type="float" office:value="0.99">
                <text:p>0.99</text:p>
              </table:table-cell>
              <table:table-cell office:value-type="float" office:value="0.0002850771">
                <text:p>0.0002850771</text:p>
              </table:table-cell>
              <table:table-cell office:value-type="float" office:value="0.99">
                <text:p>0.99</text:p>
              </table:table-cell>
              <table:table-cell office:value-type="float" office:value="0.006077572">
                <text:p>0.0060775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5">
                <text:p>1.05</text:p>
              </table:table-cell>
              <table:table-cell office:value-type="float" office:value="0.007964422">
                <text:p>0.007964422</text:p>
              </table:table-cell>
              <table:table-cell office:value-type="float" office:value="1.05">
                <text:p>1.05</text:p>
              </table:table-cell>
              <table:table-cell office:value-type="float" office:value="0.005796938">
                <text:p>0.005796938</text:p>
              </table:table-cell>
              <table:table-cell office:value-type="float" office:value="1.05">
                <text:p>1.05</text:p>
              </table:table-cell>
              <table:table-cell office:value-type="float" office:value="0.002892827">
                <text:p>0.002892827</text:p>
              </table:table-cell>
              <table:table-cell office:value-type="float" office:value="1.05">
                <text:p>1.05</text:p>
              </table:table-cell>
              <table:table-cell office:value-type="float" office:value="0.0003008159">
                <text:p>0.0003008159</text:p>
              </table:table-cell>
              <table:table-cell office:value-type="float" office:value="1.05">
                <text:p>1.05</text:p>
              </table:table-cell>
              <table:table-cell office:value-type="float" office:value="0.006322321">
                <text:p>0.0063223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11">
                <text:p>1.11</text:p>
              </table:table-cell>
              <table:table-cell office:value-type="float" office:value="0.008510015">
                <text:p>0.008510015</text:p>
              </table:table-cell>
              <table:table-cell office:value-type="float" office:value="1.11">
                <text:p>1.11</text:p>
              </table:table-cell>
              <table:table-cell office:value-type="float" office:value="0.00588623">
                <text:p>0.00588623</text:p>
              </table:table-cell>
              <table:table-cell office:value-type="float" office:value="1.11">
                <text:p>1.11</text:p>
              </table:table-cell>
              <table:table-cell office:value-type="float" office:value="0.002918729">
                <text:p>0.002918729</text:p>
              </table:table-cell>
              <table:table-cell office:value-type="float" office:value="1.11">
                <text:p>1.11</text:p>
              </table:table-cell>
              <table:table-cell office:value-type="float" office:value="0.000273932">
                <text:p>0.000273932</text:p>
              </table:table-cell>
              <table:table-cell office:value-type="float" office:value="1.11">
                <text:p>1.11</text:p>
              </table:table-cell>
              <table:table-cell office:value-type="float" office:value="0.006739309">
                <text:p>0.0067393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7">
                <text:p>1.17</text:p>
              </table:table-cell>
              <table:table-cell office:value-type="float" office:value="0.008748502">
                <text:p>0.008748502</text:p>
              </table:table-cell>
              <table:table-cell office:value-type="float" office:value="1.17">
                <text:p>1.17</text:p>
              </table:table-cell>
              <table:table-cell office:value-type="float" office:value="0.00631226">
                <text:p>0.00631226</text:p>
              </table:table-cell>
              <table:table-cell office:value-type="float" office:value="1.17">
                <text:p>1.17</text:p>
              </table:table-cell>
              <table:table-cell office:value-type="float" office:value="0.003098665">
                <text:p>0.003098665</text:p>
              </table:table-cell>
              <table:table-cell office:value-type="float" office:value="1.17">
                <text:p>1.17</text:p>
              </table:table-cell>
              <table:table-cell office:value-type="float" office:value="0.000292804">
                <text:p>0.000292804</text:p>
              </table:table-cell>
              <table:table-cell office:value-type="float" office:value="1.17">
                <text:p>1.17</text:p>
              </table:table-cell>
              <table:table-cell office:value-type="float" office:value="0.007207491">
                <text:p>0.0072074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3">
                <text:p>1.23</text:p>
              </table:table-cell>
              <table:table-cell office:value-type="float" office:value="0.009301454">
                <text:p>0.009301454</text:p>
              </table:table-cell>
              <table:table-cell office:value-type="float" office:value="1.23">
                <text:p>1.23</text:p>
              </table:table-cell>
              <table:table-cell office:value-type="float" office:value="0.006558379">
                <text:p>0.006558379</text:p>
              </table:table-cell>
              <table:table-cell office:value-type="float" office:value="1.23">
                <text:p>1.23</text:p>
              </table:table-cell>
              <table:table-cell office:value-type="float" office:value="0.003089899">
                <text:p>0.003089899</text:p>
              </table:table-cell>
              <table:table-cell office:value-type="float" office:value="1.23">
                <text:p>1.23</text:p>
              </table:table-cell>
              <table:table-cell office:value-type="float" office:value="0.0002834138">
                <text:p>0.0002834138</text:p>
              </table:table-cell>
              <table:table-cell office:value-type="float" office:value="1.23">
                <text:p>1.23</text:p>
              </table:table-cell>
              <table:table-cell office:value-type="float" office:value="0.00735369">
                <text:p>0.007353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9">
                <text:p>1.29</text:p>
              </table:table-cell>
              <table:table-cell office:value-type="float" office:value="0.009866292">
                <text:p>0.009866292</text:p>
              </table:table-cell>
              <table:table-cell office:value-type="float" office:value="1.29">
                <text:p>1.29</text:p>
              </table:table-cell>
              <table:table-cell office:value-type="float" office:value="0.00681423">
                <text:p>0.00681423</text:p>
              </table:table-cell>
              <table:table-cell office:value-type="float" office:value="1.29">
                <text:p>1.29</text:p>
              </table:table-cell>
              <table:table-cell office:value-type="float" office:value="0.002943163">
                <text:p>0.002943163</text:p>
              </table:table-cell>
              <table:table-cell office:value-type="float" office:value="1.29">
                <text:p>1.29</text:p>
              </table:table-cell>
              <table:table-cell office:value-type="float" office:value="0.0003055038">
                <text:p>0.0003055038</text:p>
              </table:table-cell>
              <table:table-cell office:value-type="float" office:value="1.29">
                <text:p>1.29</text:p>
              </table:table-cell>
              <table:table-cell office:value-type="float" office:value="0.007777672">
                <text:p>0.0077776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5">
                <text:p>1.35</text:p>
              </table:table-cell>
              <table:table-cell office:value-type="float" office:value="0.01023719">
                <text:p>0.01023719</text:p>
              </table:table-cell>
              <table:table-cell office:value-type="float" office:value="1.35">
                <text:p>1.35</text:p>
              </table:table-cell>
              <table:table-cell office:value-type="float" office:value="0.007215502">
                <text:p>0.007215502</text:p>
              </table:table-cell>
              <table:table-cell office:value-type="float" office:value="1.35">
                <text:p>1.35</text:p>
              </table:table-cell>
              <table:table-cell office:value-type="float" office:value="0.002971255">
                <text:p>0.002971255</text:p>
              </table:table-cell>
              <table:table-cell office:value-type="float" office:value="1.35">
                <text:p>1.35</text:p>
              </table:table-cell>
              <table:table-cell office:value-type="float" office:value="0.0002825523">
                <text:p>0.0002825523</text:p>
              </table:table-cell>
              <table:table-cell office:value-type="float" office:value="1.35">
                <text:p>1.35</text:p>
              </table:table-cell>
              <table:table-cell office:value-type="float" office:value="0.008276476">
                <text:p>0.0082764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41">
                <text:p>1.41</text:p>
              </table:table-cell>
              <table:table-cell office:value-type="float" office:value="0.01047428">
                <text:p>0.01047428</text:p>
              </table:table-cell>
              <table:table-cell office:value-type="float" office:value="1.41">
                <text:p>1.41</text:p>
              </table:table-cell>
              <table:table-cell office:value-type="float" office:value="0.007521148">
                <text:p>0.007521148</text:p>
              </table:table-cell>
              <table:table-cell office:value-type="float" office:value="1.41">
                <text:p>1.41</text:p>
              </table:table-cell>
              <table:table-cell office:value-type="float" office:value="0.003004825">
                <text:p>0.003004825</text:p>
              </table:table-cell>
              <table:table-cell office:value-type="float" office:value="1.41">
                <text:p>1.41</text:p>
              </table:table-cell>
              <table:table-cell office:value-type="float" office:value="0.000278128">
                <text:p>0.000278128</text:p>
              </table:table-cell>
              <table:table-cell office:value-type="float" office:value="1.41">
                <text:p>1.41</text:p>
              </table:table-cell>
              <table:table-cell office:value-type="float" office:value="0.008765812">
                <text:p>0.0087658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47">
                <text:p>1.47</text:p>
              </table:table-cell>
              <table:table-cell office:value-type="float" office:value="0.01083413">
                <text:p>0.01083413</text:p>
              </table:table-cell>
              <table:table-cell office:value-type="float" office:value="1.47">
                <text:p>1.47</text:p>
              </table:table-cell>
              <table:table-cell office:value-type="float" office:value="0.007967158">
                <text:p>0.007967158</text:p>
              </table:table-cell>
              <table:table-cell office:value-type="float" office:value="1.47">
                <text:p>1.47</text:p>
              </table:table-cell>
              <table:table-cell office:value-type="float" office:value="0.003017797">
                <text:p>0.003017797</text:p>
              </table:table-cell>
              <table:table-cell office:value-type="float" office:value="1.47">
                <text:p>1.47</text:p>
              </table:table-cell>
              <table:table-cell office:value-type="float" office:value="0.000290922">
                <text:p>0.000290922</text:p>
              </table:table-cell>
              <table:table-cell office:value-type="float" office:value="1.47">
                <text:p>1.47</text:p>
              </table:table-cell>
              <table:table-cell office:value-type="float" office:value="0.00899949">
                <text:p>0.008999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53">
                <text:p>1.53</text:p>
              </table:table-cell>
              <table:table-cell office:value-type="float" office:value="0.01148037">
                <text:p>0.01148037</text:p>
              </table:table-cell>
              <table:table-cell office:value-type="float" office:value="1.53">
                <text:p>1.53</text:p>
              </table:table-cell>
              <table:table-cell office:value-type="float" office:value="0.008059936">
                <text:p>0.008059936</text:p>
              </table:table-cell>
              <table:table-cell office:value-type="float" office:value="1.53">
                <text:p>1.53</text:p>
              </table:table-cell>
              <table:table-cell office:value-type="float" office:value="0.002943397">
                <text:p>0.002943397</text:p>
              </table:table-cell>
              <table:table-cell office:value-type="float" office:value="1.53">
                <text:p>1.53</text:p>
              </table:table-cell>
              <table:table-cell office:value-type="float" office:value="0.0002897929">
                <text:p>0.0002897929</text:p>
              </table:table-cell>
              <table:table-cell office:value-type="float" office:value="1.53">
                <text:p>1.53</text:p>
              </table:table-cell>
              <table:table-cell office:value-type="float" office:value="0.009423774">
                <text:p>0.0094237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59">
                <text:p>1.59</text:p>
              </table:table-cell>
              <table:table-cell office:value-type="float" office:value="0.01171996">
                <text:p>0.01171996</text:p>
              </table:table-cell>
              <table:table-cell office:value-type="float" office:value="1.59">
                <text:p>1.59</text:p>
              </table:table-cell>
              <table:table-cell office:value-type="float" office:value="0.008297301">
                <text:p>0.008297301</text:p>
              </table:table-cell>
              <table:table-cell office:value-type="float" office:value="1.59">
                <text:p>1.59</text:p>
              </table:table-cell>
              <table:table-cell office:value-type="float" office:value="0.00302693">
                <text:p>0.00302693</text:p>
              </table:table-cell>
              <table:table-cell office:value-type="float" office:value="1.59">
                <text:p>1.59</text:p>
              </table:table-cell>
              <table:table-cell office:value-type="float" office:value="0.0002880859">
                <text:p>0.0002880859</text:p>
              </table:table-cell>
              <table:table-cell office:value-type="float" office:value="1.59">
                <text:p>1.59</text:p>
              </table:table-cell>
              <table:table-cell office:value-type="float" office:value="0.009599794">
                <text:p>0.0095997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65">
                <text:p>1.65</text:p>
              </table:table-cell>
              <table:table-cell office:value-type="float" office:value="0.01257222">
                <text:p>0.01257222</text:p>
              </table:table-cell>
              <table:table-cell office:value-type="float" office:value="1.65">
                <text:p>1.65</text:p>
              </table:table-cell>
              <table:table-cell office:value-type="float" office:value="0.008789158">
                <text:p>0.008789158</text:p>
              </table:table-cell>
              <table:table-cell office:value-type="float" office:value="1.65">
                <text:p>1.65</text:p>
              </table:table-cell>
              <table:table-cell office:value-type="float" office:value="0.002976429">
                <text:p>0.002976429</text:p>
              </table:table-cell>
              <table:table-cell office:value-type="float" office:value="1.65">
                <text:p>1.65</text:p>
              </table:table-cell>
              <table:table-cell office:value-type="float" office:value="0.0002718854">
                <text:p>0.0002718854</text:p>
              </table:table-cell>
              <table:table-cell office:value-type="float" office:value="1.65">
                <text:p>1.65</text:p>
              </table:table-cell>
              <table:table-cell office:value-type="float" office:value="0.01011431">
                <text:p>0.010114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71">
                <text:p>1.71</text:p>
              </table:table-cell>
              <table:table-cell office:value-type="float" office:value="0.01282">
                <text:p>0.01282</text:p>
              </table:table-cell>
              <table:table-cell office:value-type="float" office:value="1.71">
                <text:p>1.71</text:p>
              </table:table-cell>
              <table:table-cell office:value-type="float" office:value="0.008794984">
                <text:p>0.008794984</text:p>
              </table:table-cell>
              <table:table-cell office:value-type="float" office:value="1.71">
                <text:p>1.71</text:p>
              </table:table-cell>
              <table:table-cell office:value-type="float" office:value="0.003094619">
                <text:p>0.003094619</text:p>
              </table:table-cell>
              <table:table-cell office:value-type="float" office:value="1.71">
                <text:p>1.71</text:p>
              </table:table-cell>
              <table:table-cell office:value-type="float" office:value="0.0002801089">
                <text:p>0.0002801089</text:p>
              </table:table-cell>
              <table:table-cell office:value-type="float" office:value="1.71">
                <text:p>1.71</text:p>
              </table:table-cell>
              <table:table-cell office:value-type="float" office:value="0.01030602">
                <text:p>0.010306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77">
                <text:p>1.77</text:p>
              </table:table-cell>
              <table:table-cell office:value-type="float" office:value="0.01336278">
                <text:p>0.01336278</text:p>
              </table:table-cell>
              <table:table-cell office:value-type="float" office:value="1.77">
                <text:p>1.77</text:p>
              </table:table-cell>
              <table:table-cell office:value-type="float" office:value="0.009129743">
                <text:p>0.009129743</text:p>
              </table:table-cell>
              <table:table-cell office:value-type="float" office:value="1.77">
                <text:p>1.77</text:p>
              </table:table-cell>
              <table:table-cell office:value-type="float" office:value="0.003000279">
                <text:p>0.003000279</text:p>
              </table:table-cell>
              <table:table-cell office:value-type="float" office:value="1.77">
                <text:p>1.77</text:p>
              </table:table-cell>
              <table:table-cell office:value-type="float" office:value="0.0002735724">
                <text:p>0.0002735724</text:p>
              </table:table-cell>
              <table:table-cell office:value-type="float" office:value="1.77">
                <text:p>1.77</text:p>
              </table:table-cell>
              <table:table-cell office:value-type="float" office:value="0.01068503">
                <text:p>0.010685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83">
                <text:p>1.83</text:p>
              </table:table-cell>
              <table:table-cell office:value-type="float" office:value="0.01384789">
                <text:p>0.01384789</text:p>
              </table:table-cell>
              <table:table-cell office:value-type="float" office:value="1.83">
                <text:p>1.83</text:p>
              </table:table-cell>
              <table:table-cell office:value-type="float" office:value="0.009345697">
                <text:p>0.009345697</text:p>
              </table:table-cell>
              <table:table-cell office:value-type="float" office:value="1.83">
                <text:p>1.83</text:p>
              </table:table-cell>
              <table:table-cell office:value-type="float" office:value="0.003062423">
                <text:p>0.003062423</text:p>
              </table:table-cell>
              <table:table-cell office:value-type="float" office:value="1.83">
                <text:p>1.83</text:p>
              </table:table-cell>
              <table:table-cell office:value-type="float" office:value="0.0002702547">
                <text:p>0.0002702547</text:p>
              </table:table-cell>
              <table:table-cell office:value-type="float" office:value="1.83">
                <text:p>1.83</text:p>
              </table:table-cell>
              <table:table-cell office:value-type="float" office:value="0.01113935">
                <text:p>0.011139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89">
                <text:p>1.89</text:p>
              </table:table-cell>
              <table:table-cell office:value-type="float" office:value="0.01444187">
                <text:p>0.01444187</text:p>
              </table:table-cell>
              <table:table-cell office:value-type="float" office:value="1.89">
                <text:p>1.89</text:p>
              </table:table-cell>
              <table:table-cell office:value-type="float" office:value="0.009775004">
                <text:p>0.009775004</text:p>
              </table:table-cell>
              <table:table-cell office:value-type="float" office:value="1.89">
                <text:p>1.89</text:p>
              </table:table-cell>
              <table:table-cell office:value-type="float" office:value="0.003058343">
                <text:p>0.003058343</text:p>
              </table:table-cell>
              <table:table-cell office:value-type="float" office:value="1.89">
                <text:p>1.89</text:p>
              </table:table-cell>
              <table:table-cell office:value-type="float" office:value="0.0002544022">
                <text:p>0.0002544022</text:p>
              </table:table-cell>
              <table:table-cell office:value-type="float" office:value="1.89">
                <text:p>1.89</text:p>
              </table:table-cell>
              <table:table-cell office:value-type="float" office:value="0.01131223">
                <text:p>0.011312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95">
                <text:p>1.95</text:p>
              </table:table-cell>
              <table:table-cell office:value-type="float" office:value="0.01477391">
                <text:p>0.01477391</text:p>
              </table:table-cell>
              <table:table-cell office:value-type="float" office:value="1.95">
                <text:p>1.95</text:p>
              </table:table-cell>
              <table:table-cell office:value-type="float" office:value="0.01028984">
                <text:p>0.01028984</text:p>
              </table:table-cell>
              <table:table-cell office:value-type="float" office:value="1.95">
                <text:p>1.95</text:p>
              </table:table-cell>
              <table:table-cell office:value-type="float" office:value="0.00304925">
                <text:p>0.00304925</text:p>
              </table:table-cell>
              <table:table-cell office:value-type="float" office:value="1.95">
                <text:p>1.95</text:p>
              </table:table-cell>
              <table:table-cell office:value-type="float" office:value="0.0002574877">
                <text:p>0.0002574877</text:p>
              </table:table-cell>
              <table:table-cell office:value-type="float" office:value="1.95">
                <text:p>1.95</text:p>
              </table:table-cell>
              <table:table-cell office:value-type="float" office:value="0.01194594">
                <text:p>0.011945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01">
                <text:p>2.01</text:p>
              </table:table-cell>
              <table:table-cell office:value-type="float" office:value="0.01528938">
                <text:p>0.01528938</text:p>
              </table:table-cell>
              <table:table-cell office:value-type="float" office:value="2.01">
                <text:p>2.01</text:p>
              </table:table-cell>
              <table:table-cell office:value-type="float" office:value="0.01026567">
                <text:p>0.01026567</text:p>
              </table:table-cell>
              <table:table-cell office:value-type="float" office:value="2.01">
                <text:p>2.01</text:p>
              </table:table-cell>
              <table:table-cell office:value-type="float" office:value="0.003075274">
                <text:p>0.003075274</text:p>
              </table:table-cell>
              <table:table-cell office:value-type="float" office:value="2.01">
                <text:p>2.01</text:p>
              </table:table-cell>
              <table:table-cell office:value-type="float" office:value="0.0002803901">
                <text:p>0.0002803901</text:p>
              </table:table-cell>
              <table:table-cell office:value-type="float" office:value="2.01">
                <text:p>2.01</text:p>
              </table:table-cell>
              <table:table-cell office:value-type="float" office:value="0.01225431">
                <text:p>0.012254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07">
                <text:p>2.07</text:p>
              </table:table-cell>
              <table:table-cell office:value-type="float" office:value="0.01605526">
                <text:p>0.01605526</text:p>
              </table:table-cell>
              <table:table-cell office:value-type="float" office:value="2.07">
                <text:p>2.07</text:p>
              </table:table-cell>
              <table:table-cell office:value-type="float" office:value="0.01069991">
                <text:p>0.01069991</text:p>
              </table:table-cell>
              <table:table-cell office:value-type="float" office:value="2.07">
                <text:p>2.07</text:p>
              </table:table-cell>
              <table:table-cell office:value-type="float" office:value="0.003174654">
                <text:p>0.003174654</text:p>
              </table:table-cell>
              <table:table-cell office:value-type="float" office:value="2.07">
                <text:p>2.07</text:p>
              </table:table-cell>
              <table:table-cell office:value-type="float" office:value="0.0002528156">
                <text:p>0.0002528156</text:p>
              </table:table-cell>
              <table:table-cell office:value-type="float" office:value="2.07">
                <text:p>2.07</text:p>
              </table:table-cell>
              <table:table-cell office:value-type="float" office:value="0.01241956">
                <text:p>0.012419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13">
                <text:p>2.13</text:p>
              </table:table-cell>
              <table:table-cell office:value-type="float" office:value="0.01623618">
                <text:p>0.01623618</text:p>
              </table:table-cell>
              <table:table-cell office:value-type="float" office:value="2.13">
                <text:p>2.13</text:p>
              </table:table-cell>
              <table:table-cell office:value-type="float" office:value="0.01079076">
                <text:p>0.01079076</text:p>
              </table:table-cell>
              <table:table-cell office:value-type="float" office:value="2.13">
                <text:p>2.13</text:p>
              </table:table-cell>
              <table:table-cell office:value-type="float" office:value="0.003050404">
                <text:p>0.003050404</text:p>
              </table:table-cell>
              <table:table-cell office:value-type="float" office:value="2.13">
                <text:p>2.13</text:p>
              </table:table-cell>
              <table:table-cell office:value-type="float" office:value="0.0002689621">
                <text:p>0.0002689621</text:p>
              </table:table-cell>
              <table:table-cell office:value-type="float" office:value="2.13">
                <text:p>2.13</text:p>
              </table:table-cell>
              <table:table-cell office:value-type="float" office:value="0.0128241">
                <text:p>0.01282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19">
                <text:p>2.19</text:p>
              </table:table-cell>
              <table:table-cell office:value-type="float" office:value="0.01642175">
                <text:p>0.01642175</text:p>
              </table:table-cell>
              <table:table-cell office:value-type="float" office:value="2.19">
                <text:p>2.19</text:p>
              </table:table-cell>
              <table:table-cell office:value-type="float" office:value="0.01091368">
                <text:p>0.01091368</text:p>
              </table:table-cell>
              <table:table-cell office:value-type="float" office:value="2.19">
                <text:p>2.19</text:p>
              </table:table-cell>
              <table:table-cell office:value-type="float" office:value="0.002938763">
                <text:p>0.002938763</text:p>
              </table:table-cell>
              <table:table-cell office:value-type="float" office:value="2.19">
                <text:p>2.19</text:p>
              </table:table-cell>
              <table:table-cell office:value-type="float" office:value="0.0002656643">
                <text:p>0.0002656643</text:p>
              </table:table-cell>
              <table:table-cell office:value-type="float" office:value="2.19">
                <text:p>2.19</text:p>
              </table:table-cell>
              <table:table-cell office:value-type="float" office:value="0.01331764">
                <text:p>0.013317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25">
                <text:p>2.25</text:p>
              </table:table-cell>
              <table:table-cell office:value-type="float" office:value="0.01712984">
                <text:p>0.01712984</text:p>
              </table:table-cell>
              <table:table-cell office:value-type="float" office:value="2.25">
                <text:p>2.25</text:p>
              </table:table-cell>
              <table:table-cell office:value-type="float" office:value="0.01085683">
                <text:p>0.01085683</text:p>
              </table:table-cell>
              <table:table-cell office:value-type="float" office:value="2.25">
                <text:p>2.25</text:p>
              </table:table-cell>
              <table:table-cell office:value-type="float" office:value="0.002941259">
                <text:p>0.002941259</text:p>
              </table:table-cell>
              <table:table-cell office:value-type="float" office:value="2.25">
                <text:p>2.25</text:p>
              </table:table-cell>
              <table:table-cell office:value-type="float" office:value="0.0002794">
                <text:p>0.0002794</text:p>
              </table:table-cell>
              <table:table-cell office:value-type="float" office:value="2.25">
                <text:p>2.25</text:p>
              </table:table-cell>
              <table:table-cell office:value-type="float" office:value="0.0139861">
                <text:p>0.01398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31">
                <text:p>2.31</text:p>
              </table:table-cell>
              <table:table-cell office:value-type="float" office:value="0.01753417">
                <text:p>0.01753417</text:p>
              </table:table-cell>
              <table:table-cell office:value-type="float" office:value="2.31">
                <text:p>2.31</text:p>
              </table:table-cell>
              <table:table-cell office:value-type="float" office:value="0.01108026">
                <text:p>0.01108026</text:p>
              </table:table-cell>
              <table:table-cell office:value-type="float" office:value="2.31">
                <text:p>2.31</text:p>
              </table:table-cell>
              <table:table-cell office:value-type="float" office:value="0.003039668">
                <text:p>0.003039668</text:p>
              </table:table-cell>
              <table:table-cell office:value-type="float" office:value="2.31">
                <text:p>2.31</text:p>
              </table:table-cell>
              <table:table-cell office:value-type="float" office:value="0.0002559275">
                <text:p>0.0002559275</text:p>
              </table:table-cell>
              <table:table-cell office:value-type="float" office:value="2.31">
                <text:p>2.31</text:p>
              </table:table-cell>
              <table:table-cell office:value-type="float" office:value="0.01442531">
                <text:p>0.014425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37">
                <text:p>2.37</text:p>
              </table:table-cell>
              <table:table-cell office:value-type="float" office:value="0.01817578">
                <text:p>0.01817578</text:p>
              </table:table-cell>
              <table:table-cell office:value-type="float" office:value="2.37">
                <text:p>2.37</text:p>
              </table:table-cell>
              <table:table-cell office:value-type="float" office:value="0.0118421">
                <text:p>0.0118421</text:p>
              </table:table-cell>
              <table:table-cell office:value-type="float" office:value="2.37">
                <text:p>2.37</text:p>
              </table:table-cell>
              <table:table-cell office:value-type="float" office:value="0.003268274">
                <text:p>0.003268274</text:p>
              </table:table-cell>
              <table:table-cell office:value-type="float" office:value="2.37">
                <text:p>2.37</text:p>
              </table:table-cell>
              <table:table-cell office:value-type="float" office:value="0.0002586506">
                <text:p>0.0002586506</text:p>
              </table:table-cell>
              <table:table-cell office:value-type="float" office:value="2.37">
                <text:p>2.37</text:p>
              </table:table-cell>
              <table:table-cell office:value-type="float" office:value="0.01444376">
                <text:p>0.014443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43">
                <text:p>2.43</text:p>
              </table:table-cell>
              <table:table-cell office:value-type="float" office:value="0.0184481">
                <text:p>0.0184481</text:p>
              </table:table-cell>
              <table:table-cell office:value-type="float" office:value="2.43">
                <text:p>2.43</text:p>
              </table:table-cell>
              <table:table-cell office:value-type="float" office:value="0.01159224">
                <text:p>0.01159224</text:p>
              </table:table-cell>
              <table:table-cell office:value-type="float" office:value="2.43">
                <text:p>2.43</text:p>
              </table:table-cell>
              <table:table-cell office:value-type="float" office:value="0.003187997">
                <text:p>0.003187997</text:p>
              </table:table-cell>
              <table:table-cell office:value-type="float" office:value="2.43">
                <text:p>2.43</text:p>
              </table:table-cell>
              <table:table-cell office:value-type="float" office:value="0.0002720525">
                <text:p>0.0002720525</text:p>
              </table:table-cell>
              <table:table-cell office:value-type="float" office:value="2.43">
                <text:p>2.43</text:p>
              </table:table-cell>
              <table:table-cell office:value-type="float" office:value="0.01536325">
                <text:p>0.015363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49">
                <text:p>2.49</text:p>
              </table:table-cell>
              <table:table-cell office:value-type="float" office:value="0.01883524">
                <text:p>0.01883524</text:p>
              </table:table-cell>
              <table:table-cell office:value-type="float" office:value="2.49">
                <text:p>2.49</text:p>
              </table:table-cell>
              <table:table-cell office:value-type="float" office:value="0.01195377">
                <text:p>0.01195377</text:p>
              </table:table-cell>
              <table:table-cell office:value-type="float" office:value="2.49">
                <text:p>2.49</text:p>
              </table:table-cell>
              <table:table-cell office:value-type="float" office:value="0.003143551">
                <text:p>0.003143551</text:p>
              </table:table-cell>
              <table:table-cell office:value-type="float" office:value="2.49">
                <text:p>2.49</text:p>
              </table:table-cell>
              <table:table-cell office:value-type="float" office:value="0.000258364">
                <text:p>0.000258364</text:p>
              </table:table-cell>
              <table:table-cell office:value-type="float" office:value="2.49">
                <text:p>2.49</text:p>
              </table:table-cell>
              <table:table-cell office:value-type="float" office:value="0.01520324">
                <text:p>0.015203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55">
                <text:p>2.55</text:p>
              </table:table-cell>
              <table:table-cell office:value-type="float" office:value="0.01928721">
                <text:p>0.01928721</text:p>
              </table:table-cell>
              <table:table-cell office:value-type="float" office:value="2.55">
                <text:p>2.55</text:p>
              </table:table-cell>
              <table:table-cell office:value-type="float" office:value="0.01209662">
                <text:p>0.01209662</text:p>
              </table:table-cell>
              <table:table-cell office:value-type="float" office:value="2.55">
                <text:p>2.55</text:p>
              </table:table-cell>
              <table:table-cell office:value-type="float" office:value="0.003020969">
                <text:p>0.003020969</text:p>
              </table:table-cell>
              <table:table-cell office:value-type="float" office:value="2.55">
                <text:p>2.55</text:p>
              </table:table-cell>
              <table:table-cell office:value-type="float" office:value="0.0002424939">
                <text:p>0.0002424939</text:p>
              </table:table-cell>
              <table:table-cell office:value-type="float" office:value="2.55">
                <text:p>2.55</text:p>
              </table:table-cell>
              <table:table-cell office:value-type="float" office:value="0.01565037">
                <text:p>0.015650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61">
                <text:p>2.61</text:p>
              </table:table-cell>
              <table:table-cell office:value-type="float" office:value="0.02017909">
                <text:p>0.02017909</text:p>
              </table:table-cell>
              <table:table-cell office:value-type="float" office:value="2.61">
                <text:p>2.61</text:p>
              </table:table-cell>
              <table:table-cell office:value-type="float" office:value="0.01244691">
                <text:p>0.01244691</text:p>
              </table:table-cell>
              <table:table-cell office:value-type="float" office:value="2.61">
                <text:p>2.61</text:p>
              </table:table-cell>
              <table:table-cell office:value-type="float" office:value="0.003161671">
                <text:p>0.003161671</text:p>
              </table:table-cell>
              <table:table-cell office:value-type="float" office:value="2.61">
                <text:p>2.61</text:p>
              </table:table-cell>
              <table:table-cell office:value-type="float" office:value="0.0002473025">
                <text:p>0.0002473025</text:p>
              </table:table-cell>
              <table:table-cell office:value-type="float" office:value="2.61">
                <text:p>2.61</text:p>
              </table:table-cell>
              <table:table-cell office:value-type="float" office:value="0.0160121">
                <text:p>0.01601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67">
                <text:p>2.67</text:p>
              </table:table-cell>
              <table:table-cell office:value-type="float" office:value="0.02034995">
                <text:p>0.02034995</text:p>
              </table:table-cell>
              <table:table-cell office:value-type="float" office:value="2.67">
                <text:p>2.67</text:p>
              </table:table-cell>
              <table:table-cell office:value-type="float" office:value="0.01236657">
                <text:p>0.01236657</text:p>
              </table:table-cell>
              <table:table-cell office:value-type="float" office:value="2.67">
                <text:p>2.67</text:p>
              </table:table-cell>
              <table:table-cell office:value-type="float" office:value="0.003030596">
                <text:p>0.003030596</text:p>
              </table:table-cell>
              <table:table-cell office:value-type="float" office:value="2.67">
                <text:p>2.67</text:p>
              </table:table-cell>
              <table:table-cell office:value-type="float" office:value="0.0002526932">
                <text:p>0.0002526932</text:p>
              </table:table-cell>
              <table:table-cell office:value-type="float" office:value="2.67">
                <text:p>2.67</text:p>
              </table:table-cell>
              <table:table-cell office:value-type="float" office:value="0.01622596">
                <text:p>0.016225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73">
                <text:p>2.73</text:p>
              </table:table-cell>
              <table:table-cell office:value-type="float" office:value="0.02108775">
                <text:p>0.02108775</text:p>
              </table:table-cell>
              <table:table-cell office:value-type="float" office:value="2.73">
                <text:p>2.73</text:p>
              </table:table-cell>
              <table:table-cell office:value-type="float" office:value="0.01218667">
                <text:p>0.01218667</text:p>
              </table:table-cell>
              <table:table-cell office:value-type="float" office:value="2.73">
                <text:p>2.73</text:p>
              </table:table-cell>
              <table:table-cell office:value-type="float" office:value="0.002987095">
                <text:p>0.002987095</text:p>
              </table:table-cell>
              <table:table-cell office:value-type="float" office:value="2.73">
                <text:p>2.73</text:p>
              </table:table-cell>
              <table:table-cell office:value-type="float" office:value="0.0002378798">
                <text:p>0.0002378798</text:p>
              </table:table-cell>
              <table:table-cell office:value-type="float" office:value="2.73">
                <text:p>2.73</text:p>
              </table:table-cell>
              <table:table-cell office:value-type="float" office:value="0.01640876">
                <text:p>0.016408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79">
                <text:p>2.79</text:p>
              </table:table-cell>
              <table:table-cell office:value-type="float" office:value="0.02120103">
                <text:p>0.02120103</text:p>
              </table:table-cell>
              <table:table-cell office:value-type="float" office:value="2.79">
                <text:p>2.79</text:p>
              </table:table-cell>
              <table:table-cell office:value-type="float" office:value="0.01265866">
                <text:p>0.01265866</text:p>
              </table:table-cell>
              <table:table-cell office:value-type="float" office:value="2.79">
                <text:p>2.79</text:p>
              </table:table-cell>
              <table:table-cell office:value-type="float" office:value="0.002720825">
                <text:p>0.002720825</text:p>
              </table:table-cell>
              <table:table-cell office:value-type="float" office:value="2.79">
                <text:p>2.79</text:p>
              </table:table-cell>
              <table:table-cell office:value-type="float" office:value="0.0002493351">
                <text:p>0.0002493351</text:p>
              </table:table-cell>
              <table:table-cell office:value-type="float" office:value="2.79">
                <text:p>2.79</text:p>
              </table:table-cell>
              <table:table-cell office:value-type="float" office:value="0.01711056">
                <text:p>0.017110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85">
                <text:p>2.85</text:p>
              </table:table-cell>
              <table:table-cell office:value-type="float" office:value="0.02188027">
                <text:p>0.02188027</text:p>
              </table:table-cell>
              <table:table-cell office:value-type="float" office:value="2.85">
                <text:p>2.85</text:p>
              </table:table-cell>
              <table:table-cell office:value-type="float" office:value="0.01270456">
                <text:p>0.01270456</text:p>
              </table:table-cell>
              <table:table-cell office:value-type="float" office:value="2.85">
                <text:p>2.85</text:p>
              </table:table-cell>
              <table:table-cell office:value-type="float" office:value="0.002802718">
                <text:p>0.002802718</text:p>
              </table:table-cell>
              <table:table-cell office:value-type="float" office:value="2.85">
                <text:p>2.85</text:p>
              </table:table-cell>
              <table:table-cell office:value-type="float" office:value="0.0002590532">
                <text:p>0.0002590532</text:p>
              </table:table-cell>
              <table:table-cell office:value-type="float" office:value="2.85">
                <text:p>2.85</text:p>
              </table:table-cell>
              <table:table-cell office:value-type="float" office:value="0.01732951">
                <text:p>0.017329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91">
                <text:p>2.91</text:p>
              </table:table-cell>
              <table:table-cell office:value-type="float" office:value="0.02229879">
                <text:p>0.02229879</text:p>
              </table:table-cell>
              <table:table-cell office:value-type="float" office:value="2.91">
                <text:p>2.91</text:p>
              </table:table-cell>
              <table:table-cell office:value-type="float" office:value="0.01286109">
                <text:p>0.01286109</text:p>
              </table:table-cell>
              <table:table-cell office:value-type="float" office:value="2.91">
                <text:p>2.91</text:p>
              </table:table-cell>
              <table:table-cell office:value-type="float" office:value="0.002725964">
                <text:p>0.002725964</text:p>
              </table:table-cell>
              <table:table-cell office:value-type="float" office:value="2.91">
                <text:p>2.91</text:p>
              </table:table-cell>
              <table:table-cell office:value-type="float" office:value="0.0002536986">
                <text:p>0.0002536986</text:p>
              </table:table-cell>
              <table:table-cell office:value-type="float" office:value="2.91">
                <text:p>2.91</text:p>
              </table:table-cell>
              <table:table-cell office:value-type="float" office:value="0.01748721">
                <text:p>0.017487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97">
                <text:p>2.97</text:p>
              </table:table-cell>
              <table:table-cell office:value-type="float" office:value="0.02268486">
                <text:p>0.02268486</text:p>
              </table:table-cell>
              <table:table-cell office:value-type="float" office:value="2.97">
                <text:p>2.97</text:p>
              </table:table-cell>
              <table:table-cell office:value-type="float" office:value="0.01309478">
                <text:p>0.01309478</text:p>
              </table:table-cell>
              <table:table-cell office:value-type="float" office:value="2.97">
                <text:p>2.97</text:p>
              </table:table-cell>
              <table:table-cell office:value-type="float" office:value="0.002808148">
                <text:p>0.002808148</text:p>
              </table:table-cell>
              <table:table-cell office:value-type="float" office:value="2.97">
                <text:p>2.97</text:p>
              </table:table-cell>
              <table:table-cell office:value-type="float" office:value="0.0002394075">
                <text:p>0.0002394075</text:p>
              </table:table-cell>
              <table:table-cell office:value-type="float" office:value="2.97">
                <text:p>2.97</text:p>
              </table:table-cell>
              <table:table-cell office:value-type="float" office:value="0.01798489">
                <text:p>0.017984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03">
                <text:p>3.03</text:p>
              </table:table-cell>
              <table:table-cell office:value-type="float" office:value="0.02331355">
                <text:p>0.02331355</text:p>
              </table:table-cell>
              <table:table-cell office:value-type="float" office:value="3.03">
                <text:p>3.03</text:p>
              </table:table-cell>
              <table:table-cell office:value-type="float" office:value="0.01315821">
                <text:p>0.01315821</text:p>
              </table:table-cell>
              <table:table-cell office:value-type="float" office:value="3.03">
                <text:p>3.03</text:p>
              </table:table-cell>
              <table:table-cell office:value-type="float" office:value="0.002844167">
                <text:p>0.002844167</text:p>
              </table:table-cell>
              <table:table-cell office:value-type="float" office:value="3.03">
                <text:p>3.03</text:p>
              </table:table-cell>
              <table:table-cell office:value-type="float" office:value="0.0002059356">
                <text:p>0.0002059356</text:p>
              </table:table-cell>
              <table:table-cell office:value-type="float" office:value="3.03">
                <text:p>3.03</text:p>
              </table:table-cell>
              <table:table-cell office:value-type="float" office:value="0.01864223">
                <text:p>0.018642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09">
                <text:p>3.09</text:p>
              </table:table-cell>
              <table:table-cell office:value-type="float" office:value="0.02400321">
                <text:p>0.02400321</text:p>
              </table:table-cell>
              <table:table-cell office:value-type="float" office:value="3.09">
                <text:p>3.09</text:p>
              </table:table-cell>
              <table:table-cell office:value-type="float" office:value="0.01313763">
                <text:p>0.01313763</text:p>
              </table:table-cell>
              <table:table-cell office:value-type="float" office:value="3.09">
                <text:p>3.09</text:p>
              </table:table-cell>
              <table:table-cell office:value-type="float" office:value="0.002830423">
                <text:p>0.002830423</text:p>
              </table:table-cell>
              <table:table-cell office:value-type="float" office:value="3.09">
                <text:p>3.09</text:p>
              </table:table-cell>
              <table:table-cell office:value-type="float" office:value="0.0002435772">
                <text:p>0.0002435772</text:p>
              </table:table-cell>
              <table:table-cell office:value-type="float" office:value="3.09">
                <text:p>3.09</text:p>
              </table:table-cell>
              <table:table-cell office:value-type="float" office:value="0.01892917">
                <text:p>0.018929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15">
                <text:p>3.15</text:p>
              </table:table-cell>
              <table:table-cell office:value-type="float" office:value="0.02399422">
                <text:p>0.02399422</text:p>
              </table:table-cell>
              <table:table-cell office:value-type="float" office:value="3.15">
                <text:p>3.15</text:p>
              </table:table-cell>
              <table:table-cell office:value-type="float" office:value="0.01363327">
                <text:p>0.01363327</text:p>
              </table:table-cell>
              <table:table-cell office:value-type="float" office:value="3.15">
                <text:p>3.15</text:p>
              </table:table-cell>
              <table:table-cell office:value-type="float" office:value="0.002915126">
                <text:p>0.002915126</text:p>
              </table:table-cell>
              <table:table-cell office:value-type="float" office:value="3.15">
                <text:p>3.15</text:p>
              </table:table-cell>
              <table:table-cell office:value-type="float" office:value="0.0002511476">
                <text:p>0.0002511476</text:p>
              </table:table-cell>
              <table:table-cell office:value-type="float" office:value="3.15">
                <text:p>3.15</text:p>
              </table:table-cell>
              <table:table-cell office:value-type="float" office:value="0.01896536">
                <text:p>0.018965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21">
                <text:p>3.21</text:p>
              </table:table-cell>
              <table:table-cell office:value-type="float" office:value="0.02490746">
                <text:p>0.02490746</text:p>
              </table:table-cell>
              <table:table-cell office:value-type="float" office:value="3.21">
                <text:p>3.21</text:p>
              </table:table-cell>
              <table:table-cell office:value-type="float" office:value="0.01332389">
                <text:p>0.01332389</text:p>
              </table:table-cell>
              <table:table-cell office:value-type="float" office:value="3.21">
                <text:p>3.21</text:p>
              </table:table-cell>
              <table:table-cell office:value-type="float" office:value="0.002842616">
                <text:p>0.002842616</text:p>
              </table:table-cell>
              <table:table-cell office:value-type="float" office:value="3.21">
                <text:p>3.21</text:p>
              </table:table-cell>
              <table:table-cell office:value-type="float" office:value="0.0002345589">
                <text:p>0.0002345589</text:p>
              </table:table-cell>
              <table:table-cell office:value-type="float" office:value="3.21">
                <text:p>3.21</text:p>
              </table:table-cell>
              <table:table-cell office:value-type="float" office:value="0.01945098">
                <text:p>0.019450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27">
                <text:p>3.27</text:p>
              </table:table-cell>
              <table:table-cell office:value-type="float" office:value="0.02529808">
                <text:p>0.02529808</text:p>
              </table:table-cell>
              <table:table-cell office:value-type="float" office:value="3.27">
                <text:p>3.27</text:p>
              </table:table-cell>
              <table:table-cell office:value-type="float" office:value="0.01366965">
                <text:p>0.01366965</text:p>
              </table:table-cell>
              <table:table-cell office:value-type="float" office:value="3.27">
                <text:p>3.27</text:p>
              </table:table-cell>
              <table:table-cell office:value-type="float" office:value="0.002893852">
                <text:p>0.002893852</text:p>
              </table:table-cell>
              <table:table-cell office:value-type="float" office:value="3.27">
                <text:p>3.27</text:p>
              </table:table-cell>
              <table:table-cell office:value-type="float" office:value="0.0002352218">
                <text:p>0.0002352218</text:p>
              </table:table-cell>
              <table:table-cell office:value-type="float" office:value="3.27">
                <text:p>3.27</text:p>
              </table:table-cell>
              <table:table-cell office:value-type="float" office:value="0.01998257">
                <text:p>0.019982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33">
                <text:p>3.33</text:p>
              </table:table-cell>
              <table:table-cell office:value-type="float" office:value="0.02556804">
                <text:p>0.02556804</text:p>
              </table:table-cell>
              <table:table-cell office:value-type="float" office:value="3.33">
                <text:p>3.33</text:p>
              </table:table-cell>
              <table:table-cell office:value-type="float" office:value="0.01358937">
                <text:p>0.01358937</text:p>
              </table:table-cell>
              <table:table-cell office:value-type="float" office:value="3.33">
                <text:p>3.33</text:p>
              </table:table-cell>
              <table:table-cell office:value-type="float" office:value="0.002667653">
                <text:p>0.002667653</text:p>
              </table:table-cell>
              <table:table-cell office:value-type="float" office:value="3.33">
                <text:p>3.33</text:p>
              </table:table-cell>
              <table:table-cell office:value-type="float" office:value="0.000230765">
                <text:p>0.000230765</text:p>
              </table:table-cell>
              <table:table-cell office:value-type="float" office:value="3.33">
                <text:p>3.33</text:p>
              </table:table-cell>
              <table:table-cell office:value-type="float" office:value="0.02033901">
                <text:p>0.020339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39">
                <text:p>3.39</text:p>
              </table:table-cell>
              <table:table-cell office:value-type="float" office:value="0.02632186">
                <text:p>0.02632186</text:p>
              </table:table-cell>
              <table:table-cell office:value-type="float" office:value="3.39">
                <text:p>3.39</text:p>
              </table:table-cell>
              <table:table-cell office:value-type="float" office:value="0.01382767">
                <text:p>0.01382767</text:p>
              </table:table-cell>
              <table:table-cell office:value-type="float" office:value="3.39">
                <text:p>3.39</text:p>
              </table:table-cell>
              <table:table-cell office:value-type="float" office:value="0.002968718">
                <text:p>0.002968718</text:p>
              </table:table-cell>
              <table:table-cell office:value-type="float" office:value="3.39">
                <text:p>3.39</text:p>
              </table:table-cell>
              <table:table-cell office:value-type="float" office:value="0.0002060078">
                <text:p>0.0002060078</text:p>
              </table:table-cell>
              <table:table-cell office:value-type="float" office:value="3.39">
                <text:p>3.39</text:p>
              </table:table-cell>
              <table:table-cell office:value-type="float" office:value="0.02085533">
                <text:p>0.020855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45">
                <text:p>3.45</text:p>
              </table:table-cell>
              <table:table-cell office:value-type="float" office:value="0.02674047">
                <text:p>0.02674047</text:p>
              </table:table-cell>
              <table:table-cell office:value-type="float" office:value="3.45">
                <text:p>3.45</text:p>
              </table:table-cell>
              <table:table-cell office:value-type="float" office:value="0.01403855">
                <text:p>0.01403855</text:p>
              </table:table-cell>
              <table:table-cell office:value-type="float" office:value="3.45">
                <text:p>3.45</text:p>
              </table:table-cell>
              <table:table-cell office:value-type="float" office:value="0.00292828">
                <text:p>0.00292828</text:p>
              </table:table-cell>
              <table:table-cell office:value-type="float" office:value="3.45">
                <text:p>3.45</text:p>
              </table:table-cell>
              <table:table-cell office:value-type="float" office:value="0.0002232084">
                <text:p>0.0002232084</text:p>
              </table:table-cell>
              <table:table-cell office:value-type="float" office:value="3.45">
                <text:p>3.45</text:p>
              </table:table-cell>
              <table:table-cell office:value-type="float" office:value="0.02118836">
                <text:p>0.021188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51">
                <text:p>3.51</text:p>
              </table:table-cell>
              <table:table-cell office:value-type="float" office:value="0.02710665">
                <text:p>0.02710665</text:p>
              </table:table-cell>
              <table:table-cell office:value-type="float" office:value="3.51">
                <text:p>3.51</text:p>
              </table:table-cell>
              <table:table-cell office:value-type="float" office:value="0.01413046">
                <text:p>0.01413046</text:p>
              </table:table-cell>
              <table:table-cell office:value-type="float" office:value="3.51">
                <text:p>3.51</text:p>
              </table:table-cell>
              <table:table-cell office:value-type="float" office:value="0.00270666">
                <text:p>0.00270666</text:p>
              </table:table-cell>
              <table:table-cell office:value-type="float" office:value="3.51">
                <text:p>3.51</text:p>
              </table:table-cell>
              <table:table-cell office:value-type="float" office:value="0.0002205022">
                <text:p>0.0002205022</text:p>
              </table:table-cell>
              <table:table-cell office:value-type="float" office:value="3.51">
                <text:p>3.51</text:p>
              </table:table-cell>
              <table:table-cell office:value-type="float" office:value="0.02133438">
                <text:p>0.021334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57">
                <text:p>3.57</text:p>
              </table:table-cell>
              <table:table-cell office:value-type="float" office:value="0.02763734">
                <text:p>0.02763734</text:p>
              </table:table-cell>
              <table:table-cell office:value-type="float" office:value="3.57">
                <text:p>3.57</text:p>
              </table:table-cell>
              <table:table-cell office:value-type="float" office:value="0.01416111">
                <text:p>0.01416111</text:p>
              </table:table-cell>
              <table:table-cell office:value-type="float" office:value="3.57">
                <text:p>3.57</text:p>
              </table:table-cell>
              <table:table-cell office:value-type="float" office:value="0.002853836">
                <text:p>0.002853836</text:p>
              </table:table-cell>
              <table:table-cell office:value-type="float" office:value="3.57">
                <text:p>3.57</text:p>
              </table:table-cell>
              <table:table-cell office:value-type="float" office:value="0.0002128451">
                <text:p>0.0002128451</text:p>
              </table:table-cell>
              <table:table-cell office:value-type="float" office:value="3.57">
                <text:p>3.57</text:p>
              </table:table-cell>
              <table:table-cell office:value-type="float" office:value="0.02172844">
                <text:p>0.021728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63">
                <text:p>3.63</text:p>
              </table:table-cell>
              <table:table-cell office:value-type="float" office:value="0.0280022">
                <text:p>0.0280022</text:p>
              </table:table-cell>
              <table:table-cell office:value-type="float" office:value="3.63">
                <text:p>3.63</text:p>
              </table:table-cell>
              <table:table-cell office:value-type="float" office:value="0.01427989">
                <text:p>0.01427989</text:p>
              </table:table-cell>
              <table:table-cell office:value-type="float" office:value="3.63">
                <text:p>3.63</text:p>
              </table:table-cell>
              <table:table-cell office:value-type="float" office:value="0.00296731">
                <text:p>0.00296731</text:p>
              </table:table-cell>
              <table:table-cell office:value-type="float" office:value="3.63">
                <text:p>3.63</text:p>
              </table:table-cell>
              <table:table-cell office:value-type="float" office:value="0.0002053597">
                <text:p>0.0002053597</text:p>
              </table:table-cell>
              <table:table-cell office:value-type="float" office:value="3.63">
                <text:p>3.63</text:p>
              </table:table-cell>
              <table:table-cell office:value-type="float" office:value="0.02208954">
                <text:p>0.022089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69">
                <text:p>3.69</text:p>
              </table:table-cell>
              <table:table-cell office:value-type="float" office:value="0.02823779">
                <text:p>0.02823779</text:p>
              </table:table-cell>
              <table:table-cell office:value-type="float" office:value="3.69">
                <text:p>3.69</text:p>
              </table:table-cell>
              <table:table-cell office:value-type="float" office:value="0.0144834">
                <text:p>0.0144834</text:p>
              </table:table-cell>
              <table:table-cell office:value-type="float" office:value="3.69">
                <text:p>3.69</text:p>
              </table:table-cell>
              <table:table-cell office:value-type="float" office:value="0.002867377">
                <text:p>0.002867377</text:p>
              </table:table-cell>
              <table:table-cell office:value-type="float" office:value="3.69">
                <text:p>3.69</text:p>
              </table:table-cell>
              <table:table-cell office:value-type="float" office:value="0.0002112134">
                <text:p>0.0002112134</text:p>
              </table:table-cell>
              <table:table-cell office:value-type="float" office:value="3.69">
                <text:p>3.69</text:p>
              </table:table-cell>
              <table:table-cell office:value-type="float" office:value="0.02226458">
                <text:p>0.022264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75">
                <text:p>3.75</text:p>
              </table:table-cell>
              <table:table-cell office:value-type="float" office:value="0.02909202">
                <text:p>0.02909202</text:p>
              </table:table-cell>
              <table:table-cell office:value-type="float" office:value="3.75">
                <text:p>3.75</text:p>
              </table:table-cell>
              <table:table-cell office:value-type="float" office:value="0.01431673">
                <text:p>0.01431673</text:p>
              </table:table-cell>
              <table:table-cell office:value-type="float" office:value="3.75">
                <text:p>3.75</text:p>
              </table:table-cell>
              <table:table-cell office:value-type="float" office:value="0.002732826">
                <text:p>0.002732826</text:p>
              </table:table-cell>
              <table:table-cell office:value-type="float" office:value="3.75">
                <text:p>3.75</text:p>
              </table:table-cell>
              <table:table-cell office:value-type="float" office:value="0.000205641">
                <text:p>0.000205641</text:p>
              </table:table-cell>
              <table:table-cell office:value-type="float" office:value="3.75">
                <text:p>3.75</text:p>
              </table:table-cell>
              <table:table-cell office:value-type="float" office:value="0.02262481">
                <text:p>0.022624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81">
                <text:p>3.81</text:p>
              </table:table-cell>
              <table:table-cell office:value-type="float" office:value="0.02980112">
                <text:p>0.02980112</text:p>
              </table:table-cell>
              <table:table-cell office:value-type="float" office:value="3.81">
                <text:p>3.81</text:p>
              </table:table-cell>
              <table:table-cell office:value-type="float" office:value="0.01434524">
                <text:p>0.01434524</text:p>
              </table:table-cell>
              <table:table-cell office:value-type="float" office:value="3.81">
                <text:p>3.81</text:p>
              </table:table-cell>
              <table:table-cell office:value-type="float" office:value="0.002638578">
                <text:p>0.002638578</text:p>
              </table:table-cell>
              <table:table-cell office:value-type="float" office:value="3.81">
                <text:p>3.81</text:p>
              </table:table-cell>
              <table:table-cell office:value-type="float" office:value="0.000199691">
                <text:p>0.000199691</text:p>
              </table:table-cell>
              <table:table-cell office:value-type="float" office:value="3.81">
                <text:p>3.81</text:p>
              </table:table-cell>
              <table:table-cell office:value-type="float" office:value="0.02307596">
                <text:p>0.023075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87">
                <text:p>3.87</text:p>
              </table:table-cell>
              <table:table-cell office:value-type="float" office:value="0.03059967">
                <text:p>0.03059967</text:p>
              </table:table-cell>
              <table:table-cell office:value-type="float" office:value="3.87">
                <text:p>3.87</text:p>
              </table:table-cell>
              <table:table-cell office:value-type="float" office:value="0.01458725">
                <text:p>0.01458725</text:p>
              </table:table-cell>
              <table:table-cell office:value-type="float" office:value="3.87">
                <text:p>3.87</text:p>
              </table:table-cell>
              <table:table-cell office:value-type="float" office:value="0.002638795">
                <text:p>0.002638795</text:p>
              </table:table-cell>
              <table:table-cell office:value-type="float" office:value="3.87">
                <text:p>3.87</text:p>
              </table:table-cell>
              <table:table-cell office:value-type="float" office:value="0.0001914976">
                <text:p>0.0001914976</text:p>
              </table:table-cell>
              <table:table-cell office:value-type="float" office:value="3.87">
                <text:p>3.87</text:p>
              </table:table-cell>
              <table:table-cell office:value-type="float" office:value="0.02346038">
                <text:p>0.023460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93">
                <text:p>3.93</text:p>
              </table:table-cell>
              <table:table-cell office:value-type="float" office:value="0.03054919">
                <text:p>0.03054919</text:p>
              </table:table-cell>
              <table:table-cell office:value-type="float" office:value="3.93">
                <text:p>3.93</text:p>
              </table:table-cell>
              <table:table-cell office:value-type="float" office:value="0.01423603">
                <text:p>0.01423603</text:p>
              </table:table-cell>
              <table:table-cell office:value-type="float" office:value="3.93">
                <text:p>3.93</text:p>
              </table:table-cell>
              <table:table-cell office:value-type="float" office:value="0.00282963">
                <text:p>0.00282963</text:p>
              </table:table-cell>
              <table:table-cell office:value-type="float" office:value="3.93">
                <text:p>3.93</text:p>
              </table:table-cell>
              <table:table-cell office:value-type="float" office:value="0.0002130277">
                <text:p>0.0002130277</text:p>
              </table:table-cell>
              <table:table-cell office:value-type="float" office:value="3.93">
                <text:p>3.93</text:p>
              </table:table-cell>
              <table:table-cell office:value-type="float" office:value="0.02370104">
                <text:p>0.023701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99">
                <text:p>3.99</text:p>
              </table:table-cell>
              <table:table-cell office:value-type="float" office:value="0.03093757">
                <text:p>0.03093757</text:p>
              </table:table-cell>
              <table:table-cell office:value-type="float" office:value="3.99">
                <text:p>3.99</text:p>
              </table:table-cell>
              <table:table-cell office:value-type="float" office:value="0.01430156">
                <text:p>0.01430156</text:p>
              </table:table-cell>
              <table:table-cell office:value-type="float" office:value="3.99">
                <text:p>3.99</text:p>
              </table:table-cell>
              <table:table-cell office:value-type="float" office:value="0.002868835">
                <text:p>0.002868835</text:p>
              </table:table-cell>
              <table:table-cell office:value-type="float" office:value="3.99">
                <text:p>3.99</text:p>
              </table:table-cell>
              <table:table-cell office:value-type="float" office:value="0.0001882134">
                <text:p>0.0001882134</text:p>
              </table:table-cell>
              <table:table-cell office:value-type="float" office:value="3.99">
                <text:p>3.99</text:p>
              </table:table-cell>
              <table:table-cell office:value-type="float" office:value="0.02397669">
                <text:p>0.0239766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05">
                <text:p>4.05</text:p>
              </table:table-cell>
              <table:table-cell office:value-type="float" office:value="0.03152927">
                <text:p>0.03152927</text:p>
              </table:table-cell>
              <table:table-cell office:value-type="float" office:value="4.05">
                <text:p>4.05</text:p>
              </table:table-cell>
              <table:table-cell office:value-type="float" office:value="0.0144661">
                <text:p>0.0144661</text:p>
              </table:table-cell>
              <table:table-cell office:value-type="float" office:value="4.05">
                <text:p>4.05</text:p>
              </table:table-cell>
              <table:table-cell office:value-type="float" office:value="0.002727312">
                <text:p>0.002727312</text:p>
              </table:table-cell>
              <table:table-cell office:value-type="float" office:value="4.05">
                <text:p>4.05</text:p>
              </table:table-cell>
              <table:table-cell office:value-type="float" office:value="0.0002017824">
                <text:p>0.0002017824</text:p>
              </table:table-cell>
              <table:table-cell office:value-type="float" office:value="4.05">
                <text:p>4.05</text:p>
              </table:table-cell>
              <table:table-cell office:value-type="float" office:value="0.02428706">
                <text:p>0.024287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11">
                <text:p>4.11</text:p>
              </table:table-cell>
              <table:table-cell office:value-type="float" office:value="0.03177885">
                <text:p>0.03177885</text:p>
              </table:table-cell>
              <table:table-cell office:value-type="float" office:value="4.11">
                <text:p>4.11</text:p>
              </table:table-cell>
              <table:table-cell office:value-type="float" office:value="0.01455444">
                <text:p>0.01455444</text:p>
              </table:table-cell>
              <table:table-cell office:value-type="float" office:value="4.11">
                <text:p>4.11</text:p>
              </table:table-cell>
              <table:table-cell office:value-type="float" office:value="0.00271659">
                <text:p>0.00271659</text:p>
              </table:table-cell>
              <table:table-cell office:value-type="float" office:value="4.11">
                <text:p>4.11</text:p>
              </table:table-cell>
              <table:table-cell office:value-type="float" office:value="0.000188937">
                <text:p>0.000188937</text:p>
              </table:table-cell>
              <table:table-cell office:value-type="float" office:value="4.11">
                <text:p>4.11</text:p>
              </table:table-cell>
              <table:table-cell office:value-type="float" office:value="0.02477235">
                <text:p>0.0247723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17">
                <text:p>4.17</text:p>
              </table:table-cell>
              <table:table-cell office:value-type="float" office:value="0.03223153">
                <text:p>0.03223153</text:p>
              </table:table-cell>
              <table:table-cell office:value-type="float" office:value="4.17">
                <text:p>4.17</text:p>
              </table:table-cell>
              <table:table-cell office:value-type="float" office:value="0.01494927">
                <text:p>0.01494927</text:p>
              </table:table-cell>
              <table:table-cell office:value-type="float" office:value="4.17">
                <text:p>4.17</text:p>
              </table:table-cell>
              <table:table-cell office:value-type="float" office:value="0.002778507">
                <text:p>0.002778507</text:p>
              </table:table-cell>
              <table:table-cell office:value-type="float" office:value="4.17">
                <text:p>4.17</text:p>
              </table:table-cell>
              <table:table-cell office:value-type="float" office:value="0.0001894686">
                <text:p>0.0001894686</text:p>
              </table:table-cell>
              <table:table-cell office:value-type="float" office:value="4.17">
                <text:p>4.17</text:p>
              </table:table-cell>
              <table:table-cell office:value-type="float" office:value="0.02506034">
                <text:p>0.0250603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23">
                <text:p>4.23</text:p>
              </table:table-cell>
              <table:table-cell office:value-type="float" office:value="0.03256831">
                <text:p>0.03256831</text:p>
              </table:table-cell>
              <table:table-cell office:value-type="float" office:value="4.23">
                <text:p>4.23</text:p>
              </table:table-cell>
              <table:table-cell office:value-type="float" office:value="0.01513234">
                <text:p>0.01513234</text:p>
              </table:table-cell>
              <table:table-cell office:value-type="float" office:value="4.23">
                <text:p>4.23</text:p>
              </table:table-cell>
              <table:table-cell office:value-type="float" office:value="0.002703629">
                <text:p>0.002703629</text:p>
              </table:table-cell>
              <table:table-cell office:value-type="float" office:value="4.23">
                <text:p>4.23</text:p>
              </table:table-cell>
              <table:table-cell office:value-type="float" office:value="0.0002039012">
                <text:p>0.0002039012</text:p>
              </table:table-cell>
              <table:table-cell office:value-type="float" office:value="4.23">
                <text:p>4.23</text:p>
              </table:table-cell>
              <table:table-cell office:value-type="float" office:value="0.02552785">
                <text:p>0.025527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29">
                <text:p>4.29</text:p>
              </table:table-cell>
              <table:table-cell office:value-type="float" office:value="0.03342048">
                <text:p>0.03342048</text:p>
              </table:table-cell>
              <table:table-cell office:value-type="float" office:value="4.29">
                <text:p>4.29</text:p>
              </table:table-cell>
              <table:table-cell office:value-type="float" office:value="0.01458709">
                <text:p>0.01458709</text:p>
              </table:table-cell>
              <table:table-cell office:value-type="float" office:value="4.29">
                <text:p>4.29</text:p>
              </table:table-cell>
              <table:table-cell office:value-type="float" office:value="0.002771822">
                <text:p>0.002771822</text:p>
              </table:table-cell>
              <table:table-cell office:value-type="float" office:value="4.29">
                <text:p>4.29</text:p>
              </table:table-cell>
              <table:table-cell office:value-type="float" office:value="0.0001913478">
                <text:p>0.0001913478</text:p>
              </table:table-cell>
              <table:table-cell office:value-type="float" office:value="4.29">
                <text:p>4.29</text:p>
              </table:table-cell>
              <table:table-cell office:value-type="float" office:value="0.02580687">
                <text:p>0.025806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35">
                <text:p>4.35</text:p>
              </table:table-cell>
              <table:table-cell office:value-type="float" office:value="0.03362213">
                <text:p>0.03362213</text:p>
              </table:table-cell>
              <table:table-cell office:value-type="float" office:value="4.35">
                <text:p>4.35</text:p>
              </table:table-cell>
              <table:table-cell office:value-type="float" office:value="0.01459959">
                <text:p>0.01459959</text:p>
              </table:table-cell>
              <table:table-cell office:value-type="float" office:value="4.35">
                <text:p>4.35</text:p>
              </table:table-cell>
              <table:table-cell office:value-type="float" office:value="0.002847222">
                <text:p>0.002847222</text:p>
              </table:table-cell>
              <table:table-cell office:value-type="float" office:value="4.35">
                <text:p>4.35</text:p>
              </table:table-cell>
              <table:table-cell office:value-type="float" office:value="0.0001720541">
                <text:p>0.0001720541</text:p>
              </table:table-cell>
              <table:table-cell office:value-type="float" office:value="4.35">
                <text:p>4.35</text:p>
              </table:table-cell>
              <table:table-cell office:value-type="float" office:value="0.0261431">
                <text:p>0.02614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41">
                <text:p>4.41</text:p>
              </table:table-cell>
              <table:table-cell office:value-type="float" office:value="0.03407611">
                <text:p>0.03407611</text:p>
              </table:table-cell>
              <table:table-cell office:value-type="float" office:value="4.41">
                <text:p>4.41</text:p>
              </table:table-cell>
              <table:table-cell office:value-type="float" office:value="0.01438199">
                <text:p>0.01438199</text:p>
              </table:table-cell>
              <table:table-cell office:value-type="float" office:value="4.41">
                <text:p>4.41</text:p>
              </table:table-cell>
              <table:table-cell office:value-type="float" office:value="0.002793154">
                <text:p>0.002793154</text:p>
              </table:table-cell>
              <table:table-cell office:value-type="float" office:value="4.41">
                <text:p>4.41</text:p>
              </table:table-cell>
              <table:table-cell office:value-type="float" office:value="0.0001811389">
                <text:p>0.0001811389</text:p>
              </table:table-cell>
              <table:table-cell office:value-type="float" office:value="4.41">
                <text:p>4.41</text:p>
              </table:table-cell>
              <table:table-cell office:value-type="float" office:value="0.02647942">
                <text:p>0.026479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47">
                <text:p>4.47</text:p>
              </table:table-cell>
              <table:table-cell office:value-type="float" office:value="0.03497948">
                <text:p>0.03497948</text:p>
              </table:table-cell>
              <table:table-cell office:value-type="float" office:value="4.47">
                <text:p>4.47</text:p>
              </table:table-cell>
              <table:table-cell office:value-type="float" office:value="0.01512258">
                <text:p>0.01512258</text:p>
              </table:table-cell>
              <table:table-cell office:value-type="float" office:value="4.47">
                <text:p>4.47</text:p>
              </table:table-cell>
              <table:table-cell office:value-type="float" office:value="0.002647738">
                <text:p>0.002647738</text:p>
              </table:table-cell>
              <table:table-cell office:value-type="float" office:value="4.47">
                <text:p>4.47</text:p>
              </table:table-cell>
              <table:table-cell office:value-type="float" office:value="0.0001817103">
                <text:p>0.0001817103</text:p>
              </table:table-cell>
              <table:table-cell office:value-type="float" office:value="4.47">
                <text:p>4.47</text:p>
              </table:table-cell>
              <table:table-cell office:value-type="float" office:value="0.02657843">
                <text:p>0.026578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53">
                <text:p>4.53</text:p>
              </table:table-cell>
              <table:table-cell office:value-type="float" office:value="0.03537184">
                <text:p>0.03537184</text:p>
              </table:table-cell>
              <table:table-cell office:value-type="float" office:value="4.53">
                <text:p>4.53</text:p>
              </table:table-cell>
              <table:table-cell office:value-type="float" office:value="0.01488079">
                <text:p>0.01488079</text:p>
              </table:table-cell>
              <table:table-cell office:value-type="float" office:value="4.53">
                <text:p>4.53</text:p>
              </table:table-cell>
              <table:table-cell office:value-type="float" office:value="0.002508449">
                <text:p>0.002508449</text:p>
              </table:table-cell>
              <table:table-cell office:value-type="float" office:value="4.53">
                <text:p>4.53</text:p>
              </table:table-cell>
              <table:table-cell office:value-type="float" office:value="0.0001839655">
                <text:p>0.0001839655</text:p>
              </table:table-cell>
              <table:table-cell office:value-type="float" office:value="4.53">
                <text:p>4.53</text:p>
              </table:table-cell>
              <table:table-cell office:value-type="float" office:value="0.02681884">
                <text:p>0.026818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59">
                <text:p>4.59</text:p>
              </table:table-cell>
              <table:table-cell office:value-type="float" office:value="0.03575352">
                <text:p>0.03575352</text:p>
              </table:table-cell>
              <table:table-cell office:value-type="float" office:value="4.59">
                <text:p>4.59</text:p>
              </table:table-cell>
              <table:table-cell office:value-type="float" office:value="0.01453887">
                <text:p>0.01453887</text:p>
              </table:table-cell>
              <table:table-cell office:value-type="float" office:value="4.59">
                <text:p>4.59</text:p>
              </table:table-cell>
              <table:table-cell office:value-type="float" office:value="0.002464792">
                <text:p>0.002464792</text:p>
              </table:table-cell>
              <table:table-cell office:value-type="float" office:value="4.59">
                <text:p>4.59</text:p>
              </table:table-cell>
              <table:table-cell office:value-type="float" office:value="0.000170886">
                <text:p>0.000170886</text:p>
              </table:table-cell>
              <table:table-cell office:value-type="float" office:value="4.59">
                <text:p>4.59</text:p>
              </table:table-cell>
              <table:table-cell office:value-type="float" office:value="0.02719562">
                <text:p>0.027195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65">
                <text:p>4.65</text:p>
              </table:table-cell>
              <table:table-cell office:value-type="float" office:value="0.03592201">
                <text:p>0.03592201</text:p>
              </table:table-cell>
              <table:table-cell office:value-type="float" office:value="4.65">
                <text:p>4.65</text:p>
              </table:table-cell>
              <table:table-cell office:value-type="float" office:value="0.01453548">
                <text:p>0.01453548</text:p>
              </table:table-cell>
              <table:table-cell office:value-type="float" office:value="4.65">
                <text:p>4.65</text:p>
              </table:table-cell>
              <table:table-cell office:value-type="float" office:value="0.002553314">
                <text:p>0.002553314</text:p>
              </table:table-cell>
              <table:table-cell office:value-type="float" office:value="4.65">
                <text:p>4.65</text:p>
              </table:table-cell>
              <table:table-cell office:value-type="float" office:value="0.0001793273">
                <text:p>0.0001793273</text:p>
              </table:table-cell>
              <table:table-cell office:value-type="float" office:value="4.65">
                <text:p>4.65</text:p>
              </table:table-cell>
              <table:table-cell office:value-type="float" office:value="0.02733068">
                <text:p>0.027330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71">
                <text:p>4.71</text:p>
              </table:table-cell>
              <table:table-cell office:value-type="float" office:value="0.03683097">
                <text:p>0.03683097</text:p>
              </table:table-cell>
              <table:table-cell office:value-type="float" office:value="4.71">
                <text:p>4.71</text:p>
              </table:table-cell>
              <table:table-cell office:value-type="float" office:value="0.01466361">
                <text:p>0.01466361</text:p>
              </table:table-cell>
              <table:table-cell office:value-type="float" office:value="4.71">
                <text:p>4.71</text:p>
              </table:table-cell>
              <table:table-cell office:value-type="float" office:value="0.002569046">
                <text:p>0.002569046</text:p>
              </table:table-cell>
              <table:table-cell office:value-type="float" office:value="4.71">
                <text:p>4.71</text:p>
              </table:table-cell>
              <table:table-cell office:value-type="float" office:value="0.0001691432">
                <text:p>0.0001691432</text:p>
              </table:table-cell>
              <table:table-cell office:value-type="float" office:value="4.71">
                <text:p>4.71</text:p>
              </table:table-cell>
              <table:table-cell office:value-type="float" office:value="0.02774342">
                <text:p>0.027743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77">
                <text:p>4.77</text:p>
              </table:table-cell>
              <table:table-cell office:value-type="float" office:value="0.03677599">
                <text:p>0.03677599</text:p>
              </table:table-cell>
              <table:table-cell office:value-type="float" office:value="4.77">
                <text:p>4.77</text:p>
              </table:table-cell>
              <table:table-cell office:value-type="float" office:value="0.01445266">
                <text:p>0.01445266</text:p>
              </table:table-cell>
              <table:table-cell office:value-type="float" office:value="4.77">
                <text:p>4.77</text:p>
              </table:table-cell>
              <table:table-cell office:value-type="float" office:value="0.002544896">
                <text:p>0.002544896</text:p>
              </table:table-cell>
              <table:table-cell office:value-type="float" office:value="4.77">
                <text:p>4.77</text:p>
              </table:table-cell>
              <table:table-cell office:value-type="float" office:value="0.0001738576">
                <text:p>0.0001738576</text:p>
              </table:table-cell>
              <table:table-cell office:value-type="float" office:value="4.77">
                <text:p>4.77</text:p>
              </table:table-cell>
              <table:table-cell office:value-type="float" office:value="0.02801771">
                <text:p>0.0280177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83">
                <text:p>4.83</text:p>
              </table:table-cell>
              <table:table-cell office:value-type="float" office:value="0.03773721">
                <text:p>0.03773721</text:p>
              </table:table-cell>
              <table:table-cell office:value-type="float" office:value="4.83">
                <text:p>4.83</text:p>
              </table:table-cell>
              <table:table-cell office:value-type="float" office:value="0.01464202">
                <text:p>0.01464202</text:p>
              </table:table-cell>
              <table:table-cell office:value-type="float" office:value="4.83">
                <text:p>4.83</text:p>
              </table:table-cell>
              <table:table-cell office:value-type="float" office:value="0.002555689">
                <text:p>0.002555689</text:p>
              </table:table-cell>
              <table:table-cell office:value-type="float" office:value="4.83">
                <text:p>4.83</text:p>
              </table:table-cell>
              <table:table-cell office:value-type="float" office:value="0.00017565">
                <text:p>0.00017565</text:p>
              </table:table-cell>
              <table:table-cell office:value-type="float" office:value="4.83">
                <text:p>4.83</text:p>
              </table:table-cell>
              <table:table-cell office:value-type="float" office:value="0.02841842">
                <text:p>0.028418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89">
                <text:p>4.89</text:p>
              </table:table-cell>
              <table:table-cell office:value-type="float" office:value="0.0377658">
                <text:p>0.0377658</text:p>
              </table:table-cell>
              <table:table-cell office:value-type="float" office:value="4.89">
                <text:p>4.89</text:p>
              </table:table-cell>
              <table:table-cell office:value-type="float" office:value="0.0143351">
                <text:p>0.0143351</text:p>
              </table:table-cell>
              <table:table-cell office:value-type="float" office:value="4.89">
                <text:p>4.89</text:p>
              </table:table-cell>
              <table:table-cell office:value-type="float" office:value="0.002543379">
                <text:p>0.002543379</text:p>
              </table:table-cell>
              <table:table-cell office:value-type="float" office:value="4.89">
                <text:p>4.89</text:p>
              </table:table-cell>
              <table:table-cell office:value-type="float" office:value="0.0001637224">
                <text:p>0.0001637224</text:p>
              </table:table-cell>
              <table:table-cell office:value-type="float" office:value="4.89">
                <text:p>4.89</text:p>
              </table:table-cell>
              <table:table-cell office:value-type="float" office:value="0.02870402">
                <text:p>0.028704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95">
                <text:p>4.95</text:p>
              </table:table-cell>
              <table:table-cell office:value-type="float" office:value="0.03820724">
                <text:p>0.03820724</text:p>
              </table:table-cell>
              <table:table-cell office:value-type="float" office:value="4.95">
                <text:p>4.95</text:p>
              </table:table-cell>
              <table:table-cell office:value-type="float" office:value="0.01374369">
                <text:p>0.01374369</text:p>
              </table:table-cell>
              <table:table-cell office:value-type="float" office:value="4.95">
                <text:p>4.95</text:p>
              </table:table-cell>
              <table:table-cell office:value-type="float" office:value="0.002604339">
                <text:p>0.002604339</text:p>
              </table:table-cell>
              <table:table-cell office:value-type="float" office:value="4.95">
                <text:p>4.95</text:p>
              </table:table-cell>
              <table:table-cell office:value-type="float" office:value="0.0001571627">
                <text:p>0.0001571627</text:p>
              </table:table-cell>
              <table:table-cell office:value-type="float" office:value="4.95">
                <text:p>4.95</text:p>
              </table:table-cell>
              <table:table-cell office:value-type="float" office:value="0.02871768">
                <text:p>0.028717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.01">
                <text:p>5.01</text:p>
              </table:table-cell>
              <table:table-cell office:value-type="float" office:value="0.01264272">
                <text:p>0.01264272</text:p>
              </table:table-cell>
              <table:table-cell office:value-type="float" office:value="5.01">
                <text:p>5.01</text:p>
              </table:table-cell>
              <table:table-cell office:value-type="float" office:value="0.004496485">
                <text:p>0.004496485</text:p>
              </table:table-cell>
              <table:table-cell office:value-type="float" office:value="5.01">
                <text:p>5.01</text:p>
              </table:table-cell>
              <table:table-cell office:value-type="float" office:value="0.0007209262">
                <text:p>0.0007209262</text:p>
              </table:table-cell>
              <table:table-cell office:value-type="float" office:value="5.01">
                <text:p>5.01</text:p>
              </table:table-cell>
              <table:table-cell office:value-type="float" office:value="0.0000603717">
                <text:p>0.0000603717</text:p>
              </table:table-cell>
              <table:table-cell office:value-type="float" office:value="5.01">
                <text:p>5.01</text:p>
              </table:table-cell>
              <table:table-cell office:value-type="float" office:value="0.009685146">
                <text:p>0.00968514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.07">
                <text:p>5.07</text:p>
              </table:table-cell>
              <table:table-cell office:value-type="float" office:value="0">
                <text:p>0</text:p>
              </table:table-cell>
              <table:table-cell office:value-type="float" office:value="5.07">
                <text:p>5.07</text:p>
              </table:table-cell>
              <table:table-cell office:value-type="float" office:value="0">
                <text:p>0</text:p>
              </table:table-cell>
              <table:table-cell office:value-type="float" office:value="5.07">
                <text:p>5.07</text:p>
              </table:table-cell>
              <table:table-cell office:value-type="float" office:value="0">
                <text:p>0</text:p>
              </table:table-cell>
              <table:table-cell office:value-type="float" office:value="5.07">
                <text:p>5.07</text:p>
              </table:table-cell>
              <table:table-cell office:value-type="float" office:value="0">
                <text:p>0</text:p>
              </table:table-cell>
              <table:table-cell office:value-type="float" office:value="5.07">
                <text:p>5.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.13">
                <text:p>5.13</text:p>
              </table:table-cell>
              <table:table-cell office:value-type="float" office:value="0">
                <text:p>0</text:p>
              </table:table-cell>
              <table:table-cell office:value-type="float" office:value="5.13">
                <text:p>5.13</text:p>
              </table:table-cell>
              <table:table-cell office:value-type="float" office:value="0">
                <text:p>0</text:p>
              </table:table-cell>
              <table:table-cell office:value-type="float" office:value="5.13">
                <text:p>5.13</text:p>
              </table:table-cell>
              <table:table-cell office:value-type="float" office:value="0">
                <text:p>0</text:p>
              </table:table-cell>
              <table:table-cell office:value-type="float" office:value="5.13">
                <text:p>5.13</text:p>
              </table:table-cell>
              <table:table-cell office:value-type="float" office:value="0">
                <text:p>0</text:p>
              </table:table-cell>
              <table:table-cell office:value-type="float" office:value="5.13">
                <text:p>5.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.19">
                <text:p>5.19</text:p>
              </table:table-cell>
              <table:table-cell office:value-type="float" office:value="0">
                <text:p>0</text:p>
              </table:table-cell>
              <table:table-cell office:value-type="float" office:value="5.19">
                <text:p>5.19</text:p>
              </table:table-cell>
              <table:table-cell office:value-type="float" office:value="0">
                <text:p>0</text:p>
              </table:table-cell>
              <table:table-cell office:value-type="float" office:value="5.19">
                <text:p>5.19</text:p>
              </table:table-cell>
              <table:table-cell office:value-type="float" office:value="0">
                <text:p>0</text:p>
              </table:table-cell>
              <table:table-cell office:value-type="float" office:value="5.19">
                <text:p>5.19</text:p>
              </table:table-cell>
              <table:table-cell office:value-type="float" office:value="0">
                <text:p>0</text:p>
              </table:table-cell>
              <table:table-cell office:value-type="float" office:value="5.19">
                <text:p>5.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.25">
                <text:p>5.25</text:p>
              </table:table-cell>
              <table:table-cell office:value-type="float" office:value="0">
                <text:p>0</text:p>
              </table:table-cell>
              <table:table-cell office:value-type="float" office:value="5.25">
                <text:p>5.25</text:p>
              </table:table-cell>
              <table:table-cell office:value-type="float" office:value="0">
                <text:p>0</text:p>
              </table:table-cell>
              <table:table-cell office:value-type="float" office:value="5.25">
                <text:p>5.25</text:p>
              </table:table-cell>
              <table:table-cell office:value-type="float" office:value="0">
                <text:p>0</text:p>
              </table:table-cell>
              <table:table-cell office:value-type="float" office:value="5.25">
                <text:p>5.25</text:p>
              </table:table-cell>
              <table:table-cell office:value-type="float" office:value="0">
                <text:p>0</text:p>
              </table:table-cell>
              <table:table-cell office:value-type="float" office:value="5.25">
                <text:p>5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.31">
                <text:p>5.31</text:p>
              </table:table-cell>
              <table:table-cell office:value-type="float" office:value="0">
                <text:p>0</text:p>
              </table:table-cell>
              <table:table-cell office:value-type="float" office:value="5.31">
                <text:p>5.31</text:p>
              </table:table-cell>
              <table:table-cell office:value-type="float" office:value="0">
                <text:p>0</text:p>
              </table:table-cell>
              <table:table-cell office:value-type="float" office:value="5.31">
                <text:p>5.31</text:p>
              </table:table-cell>
              <table:table-cell office:value-type="float" office:value="0">
                <text:p>0</text:p>
              </table:table-cell>
              <table:table-cell office:value-type="float" office:value="5.31">
                <text:p>5.31</text:p>
              </table:table-cell>
              <table:table-cell office:value-type="float" office:value="0">
                <text:p>0</text:p>
              </table:table-cell>
              <table:table-cell office:value-type="float" office:value="5.31">
                <text:p>5.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.37">
                <text:p>5.37</text:p>
              </table:table-cell>
              <table:table-cell office:value-type="float" office:value="0">
                <text:p>0</text:p>
              </table:table-cell>
              <table:table-cell office:value-type="float" office:value="5.37">
                <text:p>5.37</text:p>
              </table:table-cell>
              <table:table-cell office:value-type="float" office:value="0">
                <text:p>0</text:p>
              </table:table-cell>
              <table:table-cell office:value-type="float" office:value="5.37">
                <text:p>5.37</text:p>
              </table:table-cell>
              <table:table-cell office:value-type="float" office:value="0">
                <text:p>0</text:p>
              </table:table-cell>
              <table:table-cell office:value-type="float" office:value="5.37">
                <text:p>5.37</text:p>
              </table:table-cell>
              <table:table-cell office:value-type="float" office:value="0">
                <text:p>0</text:p>
              </table:table-cell>
              <table:table-cell office:value-type="float" office:value="5.37">
                <text:p>5.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.43">
                <text:p>5.43</text:p>
              </table:table-cell>
              <table:table-cell office:value-type="float" office:value="0">
                <text:p>0</text:p>
              </table:table-cell>
              <table:table-cell office:value-type="float" office:value="5.43">
                <text:p>5.43</text:p>
              </table:table-cell>
              <table:table-cell office:value-type="float" office:value="0">
                <text:p>0</text:p>
              </table:table-cell>
              <table:table-cell office:value-type="float" office:value="5.43">
                <text:p>5.43</text:p>
              </table:table-cell>
              <table:table-cell office:value-type="float" office:value="0">
                <text:p>0</text:p>
              </table:table-cell>
              <table:table-cell office:value-type="float" office:value="5.43">
                <text:p>5.43</text:p>
              </table:table-cell>
              <table:table-cell office:value-type="float" office:value="0">
                <text:p>0</text:p>
              </table:table-cell>
              <table:table-cell office:value-type="float" office:value="5.43">
                <text:p>5.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.49">
                <text:p>5.49</text:p>
              </table:table-cell>
              <table:table-cell office:value-type="float" office:value="0">
                <text:p>0</text:p>
              </table:table-cell>
              <table:table-cell office:value-type="float" office:value="5.49">
                <text:p>5.49</text:p>
              </table:table-cell>
              <table:table-cell office:value-type="float" office:value="0">
                <text:p>0</text:p>
              </table:table-cell>
              <table:table-cell office:value-type="float" office:value="5.49">
                <text:p>5.49</text:p>
              </table:table-cell>
              <table:table-cell office:value-type="float" office:value="0">
                <text:p>0</text:p>
              </table:table-cell>
              <table:table-cell office:value-type="float" office:value="5.49">
                <text:p>5.49</text:p>
              </table:table-cell>
              <table:table-cell office:value-type="float" office:value="0">
                <text:p>0</text:p>
              </table:table-cell>
              <table:table-cell office:value-type="float" office:value="5.49">
                <text:p>5.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.55">
                <text:p>5.55</text:p>
              </table:table-cell>
              <table:table-cell office:value-type="float" office:value="0">
                <text:p>0</text:p>
              </table:table-cell>
              <table:table-cell office:value-type="float" office:value="5.55">
                <text:p>5.55</text:p>
              </table:table-cell>
              <table:table-cell office:value-type="float" office:value="0">
                <text:p>0</text:p>
              </table:table-cell>
              <table:table-cell office:value-type="float" office:value="5.55">
                <text:p>5.55</text:p>
              </table:table-cell>
              <table:table-cell office:value-type="float" office:value="0">
                <text:p>0</text:p>
              </table:table-cell>
              <table:table-cell office:value-type="float" office:value="5.55">
                <text:p>5.55</text:p>
              </table:table-cell>
              <table:table-cell office:value-type="float" office:value="0">
                <text:p>0</text:p>
              </table:table-cell>
              <table:table-cell office:value-type="float" office:value="5.55">
                <text:p>5.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61">
                <text:p>5.61</text:p>
              </table:table-cell>
              <table:table-cell office:value-type="float" office:value="0">
                <text:p>0</text:p>
              </table:table-cell>
              <table:table-cell office:value-type="float" office:value="5.61">
                <text:p>5.61</text:p>
              </table:table-cell>
              <table:table-cell office:value-type="float" office:value="0">
                <text:p>0</text:p>
              </table:table-cell>
              <table:table-cell office:value-type="float" office:value="5.61">
                <text:p>5.61</text:p>
              </table:table-cell>
              <table:table-cell office:value-type="float" office:value="0">
                <text:p>0</text:p>
              </table:table-cell>
              <table:table-cell office:value-type="float" office:value="5.61">
                <text:p>5.61</text:p>
              </table:table-cell>
              <table:table-cell office:value-type="float" office:value="0">
                <text:p>0</text:p>
              </table:table-cell>
              <table:table-cell office:value-type="float" office:value="5.61">
                <text:p>5.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.67">
                <text:p>5.67</text:p>
              </table:table-cell>
              <table:table-cell office:value-type="float" office:value="0">
                <text:p>0</text:p>
              </table:table-cell>
              <table:table-cell office:value-type="float" office:value="5.67">
                <text:p>5.67</text:p>
              </table:table-cell>
              <table:table-cell office:value-type="float" office:value="0">
                <text:p>0</text:p>
              </table:table-cell>
              <table:table-cell office:value-type="float" office:value="5.67">
                <text:p>5.67</text:p>
              </table:table-cell>
              <table:table-cell office:value-type="float" office:value="0">
                <text:p>0</text:p>
              </table:table-cell>
              <table:table-cell office:value-type="float" office:value="5.67">
                <text:p>5.67</text:p>
              </table:table-cell>
              <table:table-cell office:value-type="float" office:value="0">
                <text:p>0</text:p>
              </table:table-cell>
              <table:table-cell office:value-type="float" office:value="5.67">
                <text:p>5.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73">
                <text:p>5.73</text:p>
              </table:table-cell>
              <table:table-cell office:value-type="float" office:value="0">
                <text:p>0</text:p>
              </table:table-cell>
              <table:table-cell office:value-type="float" office:value="5.73">
                <text:p>5.73</text:p>
              </table:table-cell>
              <table:table-cell office:value-type="float" office:value="0">
                <text:p>0</text:p>
              </table:table-cell>
              <table:table-cell office:value-type="float" office:value="5.73">
                <text:p>5.73</text:p>
              </table:table-cell>
              <table:table-cell office:value-type="float" office:value="0">
                <text:p>0</text:p>
              </table:table-cell>
              <table:table-cell office:value-type="float" office:value="5.73">
                <text:p>5.73</text:p>
              </table:table-cell>
              <table:table-cell office:value-type="float" office:value="0">
                <text:p>0</text:p>
              </table:table-cell>
              <table:table-cell office:value-type="float" office:value="5.73">
                <text:p>5.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.79">
                <text:p>5.79</text:p>
              </table:table-cell>
              <table:table-cell office:value-type="float" office:value="0">
                <text:p>0</text:p>
              </table:table-cell>
              <table:table-cell office:value-type="float" office:value="5.79">
                <text:p>5.79</text:p>
              </table:table-cell>
              <table:table-cell office:value-type="float" office:value="0">
                <text:p>0</text:p>
              </table:table-cell>
              <table:table-cell office:value-type="float" office:value="5.79">
                <text:p>5.79</text:p>
              </table:table-cell>
              <table:table-cell office:value-type="float" office:value="0">
                <text:p>0</text:p>
              </table:table-cell>
              <table:table-cell office:value-type="float" office:value="5.79">
                <text:p>5.79</text:p>
              </table:table-cell>
              <table:table-cell office:value-type="float" office:value="0">
                <text:p>0</text:p>
              </table:table-cell>
              <table:table-cell office:value-type="float" office:value="5.79">
                <text:p>5.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.85">
                <text:p>5.85</text:p>
              </table:table-cell>
              <table:table-cell office:value-type="float" office:value="0">
                <text:p>0</text:p>
              </table:table-cell>
              <table:table-cell office:value-type="float" office:value="5.85">
                <text:p>5.85</text:p>
              </table:table-cell>
              <table:table-cell office:value-type="float" office:value="0">
                <text:p>0</text:p>
              </table:table-cell>
              <table:table-cell office:value-type="float" office:value="5.85">
                <text:p>5.85</text:p>
              </table:table-cell>
              <table:table-cell office:value-type="float" office:value="0">
                <text:p>0</text:p>
              </table:table-cell>
              <table:table-cell office:value-type="float" office:value="5.85">
                <text:p>5.85</text:p>
              </table:table-cell>
              <table:table-cell office:value-type="float" office:value="0">
                <text:p>0</text:p>
              </table:table-cell>
              <table:table-cell office:value-type="float" office:value="5.85">
                <text:p>5.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.91">
                <text:p>5.91</text:p>
              </table:table-cell>
              <table:table-cell office:value-type="float" office:value="0">
                <text:p>0</text:p>
              </table:table-cell>
              <table:table-cell office:value-type="float" office:value="5.91">
                <text:p>5.91</text:p>
              </table:table-cell>
              <table:table-cell office:value-type="float" office:value="0">
                <text:p>0</text:p>
              </table:table-cell>
              <table:table-cell office:value-type="float" office:value="5.91">
                <text:p>5.91</text:p>
              </table:table-cell>
              <table:table-cell office:value-type="float" office:value="0">
                <text:p>0</text:p>
              </table:table-cell>
              <table:table-cell office:value-type="float" office:value="5.91">
                <text:p>5.91</text:p>
              </table:table-cell>
              <table:table-cell office:value-type="float" office:value="0">
                <text:p>0</text:p>
              </table:table-cell>
              <table:table-cell office:value-type="float" office:value="5.91">
                <text:p>5.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.97">
                <text:p>5.97</text:p>
              </table:table-cell>
              <table:table-cell office:value-type="float" office:value="0">
                <text:p>0</text:p>
              </table:table-cell>
              <table:table-cell office:value-type="float" office:value="5.97">
                <text:p>5.97</text:p>
              </table:table-cell>
              <table:table-cell office:value-type="float" office:value="0">
                <text:p>0</text:p>
              </table:table-cell>
              <table:table-cell office:value-type="float" office:value="5.97">
                <text:p>5.97</text:p>
              </table:table-cell>
              <table:table-cell office:value-type="float" office:value="0">
                <text:p>0</text:p>
              </table:table-cell>
              <table:table-cell office:value-type="float" office:value="5.97">
                <text:p>5.97</text:p>
              </table:table-cell>
              <table:table-cell office:value-type="float" office:value="0">
                <text:p>0</text:p>
              </table:table-cell>
              <table:table-cell office:value-type="float" office:value="5.97">
                <text:p>5.9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